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68.44mm"/>
    </style:style>
    <style:style style:name="co7" style:family="table-column">
      <style:table-column-properties fo:break-before="auto" style:column-width="8.78mm"/>
    </style:style>
    <style:style style:name="co8" style:family="table-column">
      <style:table-column-properties fo:break-before="auto" style:column-width="10.4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9.98mm"/>
    </style:style>
    <style:style style:name="co11" style:family="table-column">
      <style:table-column-properties fo:break-before="auto" style:column-width="16.28mm"/>
    </style:style>
    <style:style style:name="co12" style:family="table-column">
      <style:table-column-properties fo:break-before="auto" style:column-width="18.93mm"/>
    </style:style>
    <style:style style:name="co13" style:family="table-column">
      <style:table-column-properties fo:break-before="auto" style:column-width="17.07mm"/>
    </style:style>
    <style:style style:name="co14" style:family="table-column">
      <style:table-column-properties fo:break-before="auto" style:column-width="16.02mm"/>
    </style:style>
    <style:style style:name="co15" style:family="table-column">
      <style:table-column-properties fo:break-before="auto" style:column-width="21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#yyy-mm-dd</text:p>
          </table:table-cell>
          <table:table-cell table:style-name="Default" office:value-type="string" calcext:value-type="string">
            <text:p>hh:mm:ss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0.586</text:p>
          </table:table-cell>
          <table:table-cell office:value-type="float" office:value="0.100766" calcext:value-type="float">
            <text:p>0.100766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" calcext:value-type="float">
            <text:p>0</text:p>
          </table:table-cell>
          <table:table-cell office:value-type="float" office:value="5357" calcext:value-type="float">
            <text:p>5357</text:p>
          </table:table-cell>
          <table:table-cell office:value-type="string" calcext:value-type="string">
            <text:p>26513b22-1ca2-4e59-887e-314159548d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0.608</text:p>
          </table:table-cell>
          <table:table-cell office:value-type="float" office:value="0.090984" calcext:value-type="float">
            <text:p>0.090984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" calcext:value-type="float">
            <text:p>0</text:p>
          </table:table-cell>
          <table:table-cell office:value-type="float" office:value="5201" calcext:value-type="float">
            <text:p>5201</text:p>
          </table:table-cell>
          <table:table-cell office:value-type="string" calcext:value-type="string">
            <text:p>a6f06555-b0fd-4358-9095-83ef80cbd3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0.751</text:p>
          </table:table-cell>
          <table:table-cell office:value-type="float" office:value="0.058775" calcext:value-type="float">
            <text:p>0.058775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" calcext:value-type="float">
            <text:p>0</text:p>
          </table:table-cell>
          <table:table-cell office:value-type="float" office:value="5438" calcext:value-type="float">
            <text:p>5438</text:p>
          </table:table-cell>
          <table:table-cell office:value-type="string" calcext:value-type="string">
            <text:p>49877165-de8f-4c0e-842d-e2eab95dbaf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0.915</text:p>
          </table:table-cell>
          <table:table-cell office:value-type="float" office:value="0.055703" calcext:value-type="float">
            <text:p>0.055703</text:p>
          </table:table-cell>
          <table:table-cell office:value-type="float" office:value="0.001207" calcext:value-type="float">
            <text:p>0.001207</text:p>
          </table:table-cell>
          <table:table-cell office:value-type="float" office:value="0" calcext:value-type="float">
            <text:p>0</text:p>
          </table:table-cell>
          <table:table-cell office:value-type="float" office:value="4738" calcext:value-type="float">
            <text:p>4738</text:p>
          </table:table-cell>
          <table:table-cell office:value-type="string" calcext:value-type="string">
            <text:p>2dc5ccb2-ed70-43a1-9c01-d826cee1dc7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0.925</text:p>
          </table:table-cell>
          <table:table-cell office:value-type="float" office:value="0.052632" calcext:value-type="float">
            <text:p>0.052632</text:p>
          </table:table-cell>
          <table:table-cell office:value-type="float" office:value="0.051123" calcext:value-type="float">
            <text:p>0.051123</text:p>
          </table:table-cell>
          <table:table-cell office:value-type="float" office:value="0" calcext:value-type="float">
            <text:p>0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a841724e-a2bd-49ad-ae32-c19d80759dc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0.926</text:p>
          </table:table-cell>
          <table:table-cell office:value-type="float" office:value="0.102542" calcext:value-type="float">
            <text:p>0.102542</text:p>
          </table:table-cell>
          <table:table-cell office:value-type="float" office:value="0.000122" calcext:value-type="float">
            <text:p>0.000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040b719-85fd-42f2-a2c8-423247f1b1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1.355</text:p>
          </table:table-cell>
          <table:table-cell office:value-type="float" office:value="0.342651" calcext:value-type="float">
            <text:p>0.342651</text:p>
          </table:table-cell>
          <table:table-cell office:value-type="float" office:value="0.000087" calcext:value-type="float">
            <text:p>8.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90f9fe2-fc2e-4f2c-b70a-522ddc244f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0.925</text:p>
          </table:table-cell>
          <table:table-cell office:value-type="float" office:value="0.103745" calcext:value-type="float">
            <text:p>0.103745</text:p>
          </table:table-cell>
          <table:table-cell office:value-type="float" office:value="0.728127" calcext:value-type="float">
            <text:p>0.728127</text:p>
          </table:table-cell>
          <table:table-cell office:value-type="float" office:value="0" calcext:value-type="float">
            <text:p>0</text:p>
          </table:table-cell>
          <table:table-cell office:value-type="float" office:value="410932" calcext:value-type="float">
            <text:p>410932</text:p>
          </table:table-cell>
          <table:table-cell office:value-type="string" calcext:value-type="string">
            <text:p>65e88e17-8dd7-497c-912b-9b891394c1f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1.188</text:p>
          </table:table-cell>
          <table:table-cell office:value-type="float" office:value="0.482389" calcext:value-type="float">
            <text:p>0.482389</text:p>
          </table:table-cell>
          <table:table-cell office:value-type="float" office:value="0.128791" calcext:value-type="float">
            <text:p>0.128791</text:p>
          </table:table-cell>
          <table:table-cell office:value-type="float" office:value="0" calcext:value-type="float">
            <text:p>0</text:p>
          </table:table-cell>
          <table:table-cell office:value-type="float" office:value="482003" calcext:value-type="float">
            <text:p>482003</text:p>
          </table:table-cell>
          <table:table-cell office:value-type="string" calcext:value-type="string">
            <text:p>fceb200e-5997-454b-991c-e890198860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1.146</text:p>
          </table:table-cell>
          <table:table-cell office:value-type="float" office:value="0.54282" calcext:value-type="float">
            <text:p>0.54282</text:p>
          </table:table-cell>
          <table:table-cell office:value-type="float" office:value="0.183763" calcext:value-type="float">
            <text:p>0.183763</text:p>
          </table:table-cell>
          <table:table-cell office:value-type="float" office:value="0" calcext:value-type="float">
            <text:p>0</text:p>
          </table:table-cell>
          <table:table-cell office:value-type="float" office:value="1000182" calcext:value-type="float">
            <text:p>1000182</text:p>
          </table:table-cell>
          <table:table-cell office:value-type="string" calcext:value-type="string">
            <text:p>c2f58096-b4be-4b16-aed8-3e33a3e15dc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1.585</text:p>
          </table:table-cell>
          <table:table-cell office:value-type="float" office:value="0.187332" calcext:value-type="float">
            <text:p>0.187332</text:p>
          </table:table-cell>
          <table:table-cell office:value-type="float" office:value="0.193563" calcext:value-type="float">
            <text:p>0.193563</text:p>
          </table:table-cell>
          <table:table-cell office:value-type="float" office:value="0" calcext:value-type="float">
            <text:p>0</text:p>
          </table:table-cell>
          <table:table-cell office:value-type="float" office:value="403580" calcext:value-type="float">
            <text:p>403580</text:p>
          </table:table-cell>
          <table:table-cell office:value-type="string" calcext:value-type="string">
            <text:p>6500f7cd-7751-4919-912f-a6f1f7f966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1.925</text:p>
          </table:table-cell>
          <table:table-cell office:value-type="float" office:value="0.299592" calcext:value-type="float">
            <text:p>0.299592</text:p>
          </table:table-cell>
          <table:table-cell office:value-type="float" office:value="0.002942" calcext:value-type="float">
            <text:p>0.002942</text:p>
          </table:table-cell>
          <table:table-cell office:value-type="float" office:value="0" calcext:value-type="float">
            <text:p>0</text:p>
          </table:table-cell>
          <table:table-cell office:value-type="float" office:value="28482" calcext:value-type="float">
            <text:p>28482</text:p>
          </table:table-cell>
          <table:table-cell office:value-type="string" calcext:value-type="string">
            <text:p>fa62f5d1-8286-4547-90c8-8a8fd1926d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1.925</text:p>
          </table:table-cell>
          <table:table-cell office:value-type="float" office:value="0.355372" calcext:value-type="float">
            <text:p>0.355372</text:p>
          </table:table-cell>
          <table:table-cell office:value-type="float" office:value="0.038021" calcext:value-type="float">
            <text:p>0.038021</text:p>
          </table:table-cell>
          <table:table-cell office:value-type="float" office:value="0" calcext:value-type="float">
            <text:p>0</text:p>
          </table:table-cell>
          <table:table-cell office:value-type="float" office:value="42956" calcext:value-type="float">
            <text:p>42956</text:p>
          </table:table-cell>
          <table:table-cell office:value-type="string" calcext:value-type="string">
            <text:p>1c30edf7-2b84-4aad-ba97-8e0247f698c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2.146</text:p>
          </table:table-cell>
          <table:table-cell office:value-type="float" office:value="0.180088" calcext:value-type="float">
            <text:p>0.180088</text:p>
          </table:table-cell>
          <table:table-cell office:value-type="float" office:value="0.001975" calcext:value-type="float">
            <text:p>0.001975</text:p>
          </table:table-cell>
          <table:table-cell office:value-type="float" office:value="0" calcext:value-type="float">
            <text:p>0</text:p>
          </table:table-cell>
          <table:table-cell office:value-type="float" office:value="34129" calcext:value-type="float">
            <text:p>34129</text:p>
          </table:table-cell>
          <table:table-cell office:value-type="string" calcext:value-type="string">
            <text:p>99224bf9-ba68-4a21-9977-dcc90fb4d4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1.915</text:p>
          </table:table-cell>
          <table:table-cell office:value-type="float" office:value="0.056359" calcext:value-type="float">
            <text:p>0.056359</text:p>
          </table:table-cell>
          <table:table-cell office:value-type="float" office:value="0.369252" calcext:value-type="float">
            <text:p>0.369252</text:p>
          </table:table-cell>
          <table:table-cell office:value-type="float" office:value="0" calcext:value-type="float">
            <text:p>0</text:p>
          </table:table-cell>
          <table:table-cell office:value-type="float" office:value="873560" calcext:value-type="float">
            <text:p>873560</text:p>
          </table:table-cell>
          <table:table-cell office:value-type="string" calcext:value-type="string">
            <text:p>e8aa158f-ae07-488c-912d-e5b491ac76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1.926</text:p>
          </table:table-cell>
          <table:table-cell office:value-type="float" office:value="0.392049" calcext:value-type="float">
            <text:p>0.392049</text:p>
          </table:table-cell>
          <table:table-cell office:value-type="float" office:value="0.022546" calcext:value-type="float">
            <text:p>0.022546</text:p>
          </table:table-cell>
          <table:table-cell office:value-type="float" office:value="0" calcext:value-type="float">
            <text:p>0</text:p>
          </table:table-cell>
          <table:table-cell office:value-type="float" office:value="29764" calcext:value-type="float">
            <text:p>29764</text:p>
          </table:table-cell>
          <table:table-cell office:value-type="string" calcext:value-type="string">
            <text:p>9c59c4d3-f326-4fa6-af86-fda84c1df4b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1.608</text:p>
          </table:table-cell>
          <table:table-cell office:value-type="float" office:value="0.209971" calcext:value-type="float">
            <text:p>0.209971</text:p>
          </table:table-cell>
          <table:table-cell office:value-type="float" office:value="0.535473" calcext:value-type="float">
            <text:p>0.535473</text:p>
          </table:table-cell>
          <table:table-cell office:value-type="float" office:value="0" calcext:value-type="float">
            <text:p>0</text:p>
          </table:table-cell>
          <table:table-cell office:value-type="float" office:value="360026" calcext:value-type="float">
            <text:p>360026</text:p>
          </table:table-cell>
          <table:table-cell office:value-type="string" calcext:value-type="string">
            <text:p>539c0947-0fd1-40f4-a8fb-a5ce23fecfe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2.354</text:p>
          </table:table-cell>
          <table:table-cell office:value-type="float" office:value="0.051418" calcext:value-type="float">
            <text:p>0.051418</text:p>
          </table:table-cell>
          <table:table-cell office:value-type="float" office:value="0.007789" calcext:value-type="float">
            <text:p>0.007789</text:p>
          </table:table-cell>
          <table:table-cell office:value-type="float" office:value="0" calcext:value-type="float">
            <text:p>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cb6b344b-33b7-43d8-bb6b-b13029517fe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2.188</text:p>
          </table:table-cell>
          <table:table-cell office:value-type="float" office:value="0.186997" calcext:value-type="float">
            <text:p>0.186997</text:p>
          </table:table-cell>
          <table:table-cell office:value-type="float" office:value="0.040847" calcext:value-type="float">
            <text:p>0.040847</text:p>
          </table:table-cell>
          <table:table-cell office:value-type="float" office:value="0" calcext:value-type="float">
            <text:p>0</text:p>
          </table:table-cell>
          <table:table-cell office:value-type="float" office:value="16408" calcext:value-type="float">
            <text:p>16408</text:p>
          </table:table-cell>
          <table:table-cell office:value-type="string" calcext:value-type="string">
            <text:p>8c351606-5d3d-4f29-9fd4-358d9758a3c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1.751</text:p>
          </table:table-cell>
          <table:table-cell office:value-type="float" office:value="0.085085" calcext:value-type="float">
            <text:p>0.085085</text:p>
          </table:table-cell>
          <table:table-cell office:value-type="float" office:value="0.584949" calcext:value-type="float">
            <text:p>0.584949</text:p>
          </table:table-cell>
          <table:table-cell office:value-type="float" office:value="0" calcext:value-type="float">
            <text:p>0</text:p>
          </table:table-cell>
          <table:table-cell office:value-type="float" office:value="411921" calcext:value-type="float">
            <text:p>411921</text:p>
          </table:table-cell>
          <table:table-cell office:value-type="string" calcext:value-type="string">
            <text:p>ce484042-de5c-4b6e-8538-e6fbbcff06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2.586</text:p>
          </table:table-cell>
          <table:table-cell office:value-type="float" office:value="0.052545" calcext:value-type="float">
            <text:p>0.052545</text:p>
          </table:table-cell>
          <table:table-cell office:value-type="float" office:value="0.006442" calcext:value-type="float">
            <text:p>0.006442</text:p>
          </table:table-cell>
          <table:table-cell office:value-type="float" office:value="0" calcext:value-type="float">
            <text:p>0</text:p>
          </table:table-cell>
          <table:table-cell office:value-type="float" office:value="29476" calcext:value-type="float">
            <text:p>29476</text:p>
          </table:table-cell>
          <table:table-cell office:value-type="string" calcext:value-type="string">
            <text:p>a8c2a29d-fee7-441f-9d33-5974882ec90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2.608</text:p>
          </table:table-cell>
          <table:table-cell office:value-type="float" office:value="0.050824" calcext:value-type="float">
            <text:p>0.050824</text:p>
          </table:table-cell>
          <table:table-cell office:value-type="float" office:value="0.003851" calcext:value-type="float">
            <text:p>0.003851</text:p>
          </table:table-cell>
          <table:table-cell office:value-type="float" office:value="0" calcext:value-type="float">
            <text:p>0</text:p>
          </table:table-cell>
          <table:table-cell office:value-type="float" office:value="19259" calcext:value-type="float">
            <text:p>19259</text:p>
          </table:table-cell>
          <table:table-cell office:value-type="string" calcext:value-type="string">
            <text:p>ae9178ce-9a5c-4ff4-a1c9-d1ee5aa887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2.751</text:p>
          </table:table-cell>
          <table:table-cell office:value-type="float" office:value="0.052864" calcext:value-type="float">
            <text:p>0.052864</text:p>
          </table:table-cell>
          <table:table-cell office:value-type="float" office:value="0.003754" calcext:value-type="float">
            <text:p>0.003754</text:p>
          </table:table-cell>
          <table:table-cell office:value-type="float" office:value="0" calcext:value-type="float">
            <text:p>0</text:p>
          </table:table-cell>
          <table:table-cell office:value-type="float" office:value="24077" calcext:value-type="float">
            <text:p>24077</text:p>
          </table:table-cell>
          <table:table-cell office:value-type="string" calcext:value-type="string">
            <text:p>ec47b138-1941-461b-9ca7-2dc8b78e3b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2.915</text:p>
          </table:table-cell>
          <table:table-cell office:value-type="float" office:value="0.053386" calcext:value-type="float">
            <text:p>0.053386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" calcext:value-type="float">
            <text:p>0</text:p>
          </table:table-cell>
          <table:table-cell office:value-type="float" office:value="17895" calcext:value-type="float">
            <text:p>17895</text:p>
          </table:table-cell>
          <table:table-cell office:value-type="string" calcext:value-type="string">
            <text:p>1223141d-ff2c-446a-aa6d-8d85e65e11e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2.925</text:p>
          </table:table-cell>
          <table:table-cell office:value-type="float" office:value="0.051969" calcext:value-type="float">
            <text:p>0.051969</text:p>
          </table:table-cell>
          <table:table-cell office:value-type="float" office:value="0.008871" calcext:value-type="float">
            <text:p>0.008871</text:p>
          </table:table-cell>
          <table:table-cell office:value-type="float" office:value="0" calcext:value-type="float">
            <text:p>0</text:p>
          </table:table-cell>
          <table:table-cell office:value-type="float" office:value="22716" calcext:value-type="float">
            <text:p>22716</text:p>
          </table:table-cell>
          <table:table-cell office:value-type="string" calcext:value-type="string">
            <text:p>498162c1-4cb1-406e-9cee-2e8b6bdbe8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2.925</text:p>
          </table:table-cell>
          <table:table-cell office:value-type="float" office:value="0.059297" calcext:value-type="float">
            <text:p>0.059297</text:p>
          </table:table-cell>
          <table:table-cell office:value-type="float" office:value="0.041335" calcext:value-type="float">
            <text:p>0.041335</text:p>
          </table:table-cell>
          <table:table-cell office:value-type="float" office:value="0" calcext:value-type="float">
            <text:p>0</text:p>
          </table:table-cell>
          <table:table-cell office:value-type="float" office:value="27953" calcext:value-type="float">
            <text:p>27953</text:p>
          </table:table-cell>
          <table:table-cell office:value-type="string" calcext:value-type="string">
            <text:p>8c7d4089-c573-4cb4-9d15-75927fc1dd4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2.926</text:p>
          </table:table-cell>
          <table:table-cell office:value-type="float" office:value="0.058522" calcext:value-type="float">
            <text:p>0.058522</text:p>
          </table:table-cell>
          <table:table-cell office:value-type="float" office:value="0.042657" calcext:value-type="float">
            <text:p>0.042657</text:p>
          </table:table-cell>
          <table:table-cell office:value-type="float" office:value="0" calcext:value-type="float">
            <text:p>0</text:p>
          </table:table-cell>
          <table:table-cell office:value-type="float" office:value="55585" calcext:value-type="float">
            <text:p>55585</text:p>
          </table:table-cell>
          <table:table-cell office:value-type="string" calcext:value-type="string">
            <text:p>cd3354ba-c085-46e9-90fe-c0e663cf0ec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3.146</text:p>
          </table:table-cell>
          <table:table-cell office:value-type="float" office:value="0.054982" calcext:value-type="float">
            <text:p>0.054982</text:p>
          </table:table-cell>
          <table:table-cell office:value-type="float" office:value="0.002259" calcext:value-type="float">
            <text:p>0.002259</text:p>
          </table:table-cell>
          <table:table-cell office:value-type="float" office:value="0" calcext:value-type="float">
            <text:p>0</text:p>
          </table:table-cell>
          <table:table-cell office:value-type="float" office:value="33353" calcext:value-type="float">
            <text:p>33353</text:p>
          </table:table-cell>
          <table:table-cell office:value-type="string" calcext:value-type="string">
            <text:p>0436041c-8f2d-4051-a45c-8000d7436f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3.188</text:p>
          </table:table-cell>
          <table:table-cell office:value-type="float" office:value="0.058368" calcext:value-type="float">
            <text:p>0.058368</text:p>
          </table:table-cell>
          <table:table-cell office:value-type="float" office:value="0.001181" calcext:value-type="float">
            <text:p>0.001181</text:p>
          </table:table-cell>
          <table:table-cell office:value-type="float" office:value="0" calcext:value-type="float">
            <text:p>0</text:p>
          </table:table-cell>
          <table:table-cell office:value-type="float" office:value="10444" calcext:value-type="float">
            <text:p>10444</text:p>
          </table:table-cell>
          <table:table-cell office:value-type="string" calcext:value-type="string">
            <text:p>46c2aea1-ff43-476d-a86d-9e9b71e2a2f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3.354</text:p>
          </table:table-cell>
          <table:table-cell office:value-type="float" office:value="0.058985" calcext:value-type="float">
            <text:p>0.058985</text:p>
          </table:table-cell>
          <table:table-cell office:value-type="float" office:value="0.029105" calcext:value-type="float">
            <text:p>0.029105</text:p>
          </table:table-cell>
          <table:table-cell office:value-type="float" office:value="0" calcext:value-type="float">
            <text:p>0</text:p>
          </table:table-cell>
          <table:table-cell office:value-type="float" office:value="45823" calcext:value-type="float">
            <text:p>45823</text:p>
          </table:table-cell>
          <table:table-cell office:value-type="string" calcext:value-type="string">
            <text:p>ad7dd099-8b5f-44d2-83f9-dbcb318ced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3.586</text:p>
          </table:table-cell>
          <table:table-cell office:value-type="float" office:value="0.053653" calcext:value-type="float">
            <text:p>0.053653</text:p>
          </table:table-cell>
          <table:table-cell office:value-type="float" office:value="0.004717" calcext:value-type="float">
            <text:p>0.004717</text:p>
          </table:table-cell>
          <table:table-cell office:value-type="float" office:value="0" calcext:value-type="float">
            <text:p>0</text:p>
          </table:table-cell>
          <table:table-cell office:value-type="float" office:value="34841" calcext:value-type="float">
            <text:p>34841</text:p>
          </table:table-cell>
          <table:table-cell office:value-type="string" calcext:value-type="string">
            <text:p>55b8c80e-9e5c-4177-b441-f825c6aa5a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3.608</text:p>
          </table:table-cell>
          <table:table-cell office:value-type="float" office:value="0.051801" calcext:value-type="float">
            <text:p>0.051801</text:p>
          </table:table-cell>
          <table:table-cell office:value-type="float" office:value="0.001594" calcext:value-type="float">
            <text:p>0.001594</text:p>
          </table:table-cell>
          <table:table-cell office:value-type="float" office:value="0" calcext:value-type="float">
            <text:p>0</text:p>
          </table:table-cell>
          <table:table-cell office:value-type="float" office:value="17075" calcext:value-type="float">
            <text:p>17075</text:p>
          </table:table-cell>
          <table:table-cell office:value-type="string" calcext:value-type="string">
            <text:p>ced6520f-f117-4a74-afa7-a08b57da6cd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3.751</text:p>
          </table:table-cell>
          <table:table-cell office:value-type="float" office:value="0.057923" calcext:value-type="float">
            <text:p>0.057923</text:p>
          </table:table-cell>
          <table:table-cell office:value-type="float" office:value="0.037149" calcext:value-type="float">
            <text:p>0.037149</text:p>
          </table:table-cell>
          <table:table-cell office:value-type="float" office:value="0" calcext:value-type="float">
            <text:p>0</text:p>
          </table:table-cell>
          <table:table-cell office:value-type="float" office:value="52261" calcext:value-type="float">
            <text:p>52261</text:p>
          </table:table-cell>
          <table:table-cell office:value-type="string" calcext:value-type="string">
            <text:p>2822a4e3-0aec-4a9e-a0b9-58fb75c84d4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3.915</text:p>
          </table:table-cell>
          <table:table-cell office:value-type="float" office:value="0.05368" calcext:value-type="float">
            <text:p>0.05368</text:p>
          </table:table-cell>
          <table:table-cell office:value-type="float" office:value="0.007698" calcext:value-type="float">
            <text:p>0.007698</text:p>
          </table:table-cell>
          <table:table-cell office:value-type="float" office:value="0" calcext:value-type="float">
            <text:p>0</text:p>
          </table:table-cell>
          <table:table-cell office:value-type="float" office:value="46614" calcext:value-type="float">
            <text:p>46614</text:p>
          </table:table-cell>
          <table:table-cell office:value-type="string" calcext:value-type="string">
            <text:p>dee9cdd5-3cbb-4d97-99ed-8d04bd1a5b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3.925</text:p>
          </table:table-cell>
          <table:table-cell office:value-type="float" office:value="0.051493" calcext:value-type="float">
            <text:p>0.051493</text:p>
          </table:table-cell>
          <table:table-cell office:value-type="float" office:value="0.005705" calcext:value-type="float">
            <text:p>0.005705</text:p>
          </table:table-cell>
          <table:table-cell office:value-type="float" office:value="0" calcext:value-type="float">
            <text:p>0</text:p>
          </table:table-cell>
          <table:table-cell office:value-type="float" office:value="13967" calcext:value-type="float">
            <text:p>13967</text:p>
          </table:table-cell>
          <table:table-cell office:value-type="string" calcext:value-type="string">
            <text:p>1ae5b8d2-d8dc-473c-a3e0-505fdcbf888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3.925</text:p>
          </table:table-cell>
          <table:table-cell office:value-type="float" office:value="0.057132" calcext:value-type="float">
            <text:p>0.057132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" calcext:value-type="float">
            <text:p>0</text:p>
          </table:table-cell>
          <table:table-cell office:value-type="float" office:value="11547" calcext:value-type="float">
            <text:p>11547</text:p>
          </table:table-cell>
          <table:table-cell office:value-type="string" calcext:value-type="string">
            <text:p>9edb635f-21e4-44b5-afa2-f390872b70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3.926</text:p>
          </table:table-cell>
          <table:table-cell office:value-type="float" office:value="0.055791" calcext:value-type="float">
            <text:p>0.055791</text:p>
          </table:table-cell>
          <table:table-cell office:value-type="float" office:value="0.070978" calcext:value-type="float">
            <text:p>0.070978</text:p>
          </table:table-cell>
          <table:table-cell office:value-type="float" office:value="0" calcext:value-type="float">
            <text:p>0</text:p>
          </table:table-cell>
          <table:table-cell office:value-type="float" office:value="49686" calcext:value-type="float">
            <text:p>49686</text:p>
          </table:table-cell>
          <table:table-cell office:value-type="string" calcext:value-type="string">
            <text:p>2a88f112-787b-4181-8d6d-45a81281125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4.146</text:p>
          </table:table-cell>
          <table:table-cell office:value-type="float" office:value="0.050812" calcext:value-type="float">
            <text:p>0.050812</text:p>
          </table:table-cell>
          <table:table-cell office:value-type="float" office:value="0.004026" calcext:value-type="float">
            <text:p>0.004026</text:p>
          </table:table-cell>
          <table:table-cell office:value-type="float" office:value="0" calcext:value-type="float">
            <text:p>0</text:p>
          </table:table-cell>
          <table:table-cell office:value-type="float" office:value="15696" calcext:value-type="float">
            <text:p>15696</text:p>
          </table:table-cell>
          <table:table-cell office:value-type="string" calcext:value-type="string">
            <text:p>03dc7e84-45db-4763-8f2e-be3d264f92f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4.188</text:p>
          </table:table-cell>
          <table:table-cell office:value-type="float" office:value="0.052238" calcext:value-type="float">
            <text:p>0.052238</text:p>
          </table:table-cell>
          <table:table-cell office:value-type="float" office:value="0.041715" calcext:value-type="float">
            <text:p>0.041715</text:p>
          </table:table-cell>
          <table:table-cell office:value-type="float" office:value="0" calcext:value-type="float">
            <text:p>0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a78a2403-ae70-4942-ba4a-e8e629181dd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4.355</text:p>
          </table:table-cell>
          <table:table-cell office:value-type="float" office:value="0.085617" calcext:value-type="float">
            <text:p>0.085617</text:p>
          </table:table-cell>
          <table:table-cell office:value-type="float" office:value="0.005964" calcext:value-type="float">
            <text:p>0.005964</text:p>
          </table:table-cell>
          <table:table-cell office:value-type="float" office:value="0" calcext:value-type="float">
            <text:p>0</text:p>
          </table:table-cell>
          <table:table-cell office:value-type="float" office:value="35212" calcext:value-type="float">
            <text:p>35212</text:p>
          </table:table-cell>
          <table:table-cell office:value-type="string" calcext:value-type="string">
            <text:p>96eba300-c38f-42da-8445-4c12dd1a1d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4.586</text:p>
          </table:table-cell>
          <table:table-cell office:value-type="float" office:value="0.051083" calcext:value-type="float">
            <text:p>0.051083</text:p>
          </table:table-cell>
          <table:table-cell office:value-type="float" office:value="0.004466" calcext:value-type="float">
            <text:p>0.004466</text:p>
          </table:table-cell>
          <table:table-cell office:value-type="float" office:value="0" calcext:value-type="float">
            <text:p>0</text:p>
          </table:table-cell>
          <table:table-cell office:value-type="float" office:value="31434" calcext:value-type="float">
            <text:p>31434</text:p>
          </table:table-cell>
          <table:table-cell office:value-type="string" calcext:value-type="string">
            <text:p>4144764d-8512-481e-ac45-9e6eda8eff2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4.608</text:p>
          </table:table-cell>
          <table:table-cell office:value-type="float" office:value="0.050988" calcext:value-type="float">
            <text:p>0.050988</text:p>
          </table:table-cell>
          <table:table-cell office:value-type="float" office:value="0.036463" calcext:value-type="float">
            <text:p>0.036463</text:p>
          </table:table-cell>
          <table:table-cell office:value-type="float" office:value="0" calcext:value-type="float">
            <text:p>0</text:p>
          </table:table-cell>
          <table:table-cell office:value-type="float" office:value="35684" calcext:value-type="float">
            <text:p>35684</text:p>
          </table:table-cell>
          <table:table-cell office:value-type="string" calcext:value-type="string">
            <text:p>c70a77c3-f668-4689-ae46-5d1568537f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4.751</text:p>
          </table:table-cell>
          <table:table-cell office:value-type="float" office:value="0.053892" calcext:value-type="float">
            <text:p>0.053892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" calcext:value-type="float">
            <text:p>0</text:p>
          </table:table-cell>
          <table:table-cell office:value-type="float" office:value="24682" calcext:value-type="float">
            <text:p>24682</text:p>
          </table:table-cell>
          <table:table-cell office:value-type="string" calcext:value-type="string">
            <text:p>2b990039-1c10-443b-9e15-102300e7eb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4.915</text:p>
          </table:table-cell>
          <table:table-cell office:value-type="float" office:value="0.051296" calcext:value-type="float">
            <text:p>0.051296</text:p>
          </table:table-cell>
          <table:table-cell office:value-type="float" office:value="0.0056" calcext:value-type="float">
            <text:p>0.0056</text:p>
          </table:table-cell>
          <table:table-cell office:value-type="float" office:value="0" calcext:value-type="float">
            <text:p>0</text:p>
          </table:table-cell>
          <table:table-cell office:value-type="float" office:value="30085" calcext:value-type="float">
            <text:p>30085</text:p>
          </table:table-cell>
          <table:table-cell office:value-type="string" calcext:value-type="string">
            <text:p>0e5f8a3a-c06c-4316-8b83-b6ff354641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4.925</text:p>
          </table:table-cell>
          <table:table-cell office:value-type="float" office:value="0.055801" calcext:value-type="float">
            <text:p>0.055801</text:p>
          </table:table-cell>
          <table:table-cell office:value-type="float" office:value="0.036309" calcext:value-type="float">
            <text:p>0.036309</text:p>
          </table:table-cell>
          <table:table-cell office:value-type="float" office:value="0" calcext:value-type="float">
            <text:p>0</text:p>
          </table:table-cell>
          <table:table-cell office:value-type="float" office:value="41042" calcext:value-type="float">
            <text:p>41042</text:p>
          </table:table-cell>
          <table:table-cell office:value-type="string" calcext:value-type="string">
            <text:p>92051d51-9163-41b0-97fb-c9a6c89e1a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4.926</text:p>
          </table:table-cell>
          <table:table-cell office:value-type="float" office:value="0.057409" calcext:value-type="float">
            <text:p>0.057409</text:p>
          </table:table-cell>
          <table:table-cell office:value-type="float" office:value="0.077081" calcext:value-type="float">
            <text:p>0.077081</text:p>
          </table:table-cell>
          <table:table-cell office:value-type="float" office:value="0" calcext:value-type="float">
            <text:p>0</text:p>
          </table:table-cell>
          <table:table-cell office:value-type="float" office:value="54382" calcext:value-type="float">
            <text:p>54382</text:p>
          </table:table-cell>
          <table:table-cell office:value-type="string" calcext:value-type="string">
            <text:p>b6bb0690-e998-4043-84e3-4da03ddbd1f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4.925</text:p>
          </table:table-cell>
          <table:table-cell office:value-type="float" office:value="0.058468" calcext:value-type="float">
            <text:p>0.058468</text:p>
          </table:table-cell>
          <table:table-cell office:value-type="float" office:value="0.079616" calcext:value-type="float">
            <text:p>0.079616</text:p>
          </table:table-cell>
          <table:table-cell office:value-type="float" office:value="0" calcext:value-type="float">
            <text:p>0</text:p>
          </table:table-cell>
          <table:table-cell office:value-type="float" office:value="70669" calcext:value-type="float">
            <text:p>70669</text:p>
          </table:table-cell>
          <table:table-cell office:value-type="string" calcext:value-type="string">
            <text:p>af40eec6-83d7-434c-bd92-37be816afb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5.146</text:p>
          </table:table-cell>
          <table:table-cell office:value-type="float" office:value="0.052578" calcext:value-type="float">
            <text:p>0.052578</text:p>
          </table:table-cell>
          <table:table-cell office:value-type="float" office:value="0.003785" calcext:value-type="float">
            <text:p>0.003785</text:p>
          </table:table-cell>
          <table:table-cell office:value-type="float" office:value="0" calcext:value-type="float">
            <text:p>0</text:p>
          </table:table-cell>
          <table:table-cell office:value-type="float" office:value="13649" calcext:value-type="float">
            <text:p>13649</text:p>
          </table:table-cell>
          <table:table-cell office:value-type="string" calcext:value-type="string">
            <text:p>74586e2a-9392-4404-88e6-d712a614d8b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5.188</text:p>
          </table:table-cell>
          <table:table-cell office:value-type="float" office:value="0.053447" calcext:value-type="float">
            <text:p>0.053447</text:p>
          </table:table-cell>
          <table:table-cell office:value-type="float" office:value="0.002708" calcext:value-type="float">
            <text:p>0.002708</text:p>
          </table:table-cell>
          <table:table-cell office:value-type="float" office:value="0" calcext:value-type="float">
            <text:p>0</text:p>
          </table:table-cell>
          <table:table-cell office:value-type="float" office:value="16179" calcext:value-type="float">
            <text:p>16179</text:p>
          </table:table-cell>
          <table:table-cell office:value-type="string" calcext:value-type="string">
            <text:p>f49684d5-b111-4d60-9470-5ad692a453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5.355</text:p>
          </table:table-cell>
          <table:table-cell office:value-type="float" office:value="0.053833" calcext:value-type="float">
            <text:p>0.053833</text:p>
          </table:table-cell>
          <table:table-cell office:value-type="float" office:value="0.020761" calcext:value-type="float">
            <text:p>0.020761</text:p>
          </table:table-cell>
          <table:table-cell office:value-type="float" office:value="0" calcext:value-type="float">
            <text:p>0</text:p>
          </table:table-cell>
          <table:table-cell office:value-type="float" office:value="21595" calcext:value-type="float">
            <text:p>21595</text:p>
          </table:table-cell>
          <table:table-cell office:value-type="string" calcext:value-type="string">
            <text:p>afb1b25a-28f9-4292-bcb9-955c4896f43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5.586</text:p>
          </table:table-cell>
          <table:table-cell office:value-type="float" office:value="0.051944" calcext:value-type="float">
            <text:p>0.051944</text:p>
          </table:table-cell>
          <table:table-cell office:value-type="float" office:value="0.004002" calcext:value-type="float">
            <text:p>0.004002</text:p>
          </table:table-cell>
          <table:table-cell office:value-type="float" office:value="0" calcext:value-type="float">
            <text:p>0</text:p>
          </table:table-cell>
          <table:table-cell office:value-type="float" office:value="17837" calcext:value-type="float">
            <text:p>17837</text:p>
          </table:table-cell>
          <table:table-cell office:value-type="string" calcext:value-type="string">
            <text:p>6c908b99-abbb-4fb1-a292-1a1b2e4967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5.608</text:p>
          </table:table-cell>
          <table:table-cell office:value-type="float" office:value="0.051386" calcext:value-type="float">
            <text:p>0.051386</text:p>
          </table:table-cell>
          <table:table-cell office:value-type="float" office:value="0.038218" calcext:value-type="float">
            <text:p>0.038218</text:p>
          </table:table-cell>
          <table:table-cell office:value-type="float" office:value="0" calcext:value-type="float">
            <text:p>0</text:p>
          </table:table-cell>
          <table:table-cell office:value-type="float" office:value="38904" calcext:value-type="float">
            <text:p>38904</text:p>
          </table:table-cell>
          <table:table-cell office:value-type="string" calcext:value-type="string">
            <text:p>a4e17759-0106-4d67-b852-a01a29b137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5.751</text:p>
          </table:table-cell>
          <table:table-cell office:value-type="float" office:value="0.051062" calcext:value-type="float">
            <text:p>0.051062</text:p>
          </table:table-cell>
          <table:table-cell office:value-type="float" office:value="0.001967" calcext:value-type="float">
            <text:p>0.001967</text:p>
          </table:table-cell>
          <table:table-cell office:value-type="float" office:value="0" calcext:value-type="float">
            <text:p>0</text:p>
          </table:table-cell>
          <table:table-cell office:value-type="float" office:value="12698" calcext:value-type="float">
            <text:p>12698</text:p>
          </table:table-cell>
          <table:table-cell office:value-type="string" calcext:value-type="string">
            <text:p>612efb84-f4f3-4406-9acf-266f11e3930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5.915</text:p>
          </table:table-cell>
          <table:table-cell office:value-type="float" office:value="0.05194" calcext:value-type="float">
            <text:p>0.05194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" calcext:value-type="float">
            <text:p>0</text:p>
          </table:table-cell>
          <table:table-cell office:value-type="float" office:value="14477" calcext:value-type="float">
            <text:p>14477</text:p>
          </table:table-cell>
          <table:table-cell office:value-type="string" calcext:value-type="string">
            <text:p>dfa5c97f-e789-4267-ba25-b5b1962af1b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5.925</text:p>
          </table:table-cell>
          <table:table-cell office:value-type="float" office:value="0.056834" calcext:value-type="float">
            <text:p>0.056834</text:p>
          </table:table-cell>
          <table:table-cell office:value-type="float" office:value="0.002946" calcext:value-type="float">
            <text:p>0.002946</text:p>
          </table:table-cell>
          <table:table-cell office:value-type="float" office:value="0" calcext:value-type="float">
            <text:p>0</text:p>
          </table:table-cell>
          <table:table-cell office:value-type="float" office:value="30286" calcext:value-type="float">
            <text:p>30286</text:p>
          </table:table-cell>
          <table:table-cell office:value-type="string" calcext:value-type="string">
            <text:p>980ad318-1564-4b7e-8ae5-d3e073da3b6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5.925</text:p>
          </table:table-cell>
          <table:table-cell office:value-type="float" office:value="0.055183" calcext:value-type="float">
            <text:p>0.055183</text:p>
          </table:table-cell>
          <table:table-cell office:value-type="float" office:value="0.031717" calcext:value-type="float">
            <text:p>0.031717</text:p>
          </table:table-cell>
          <table:table-cell office:value-type="float" office:value="0" calcext:value-type="float">
            <text:p>0</text:p>
          </table:table-cell>
          <table:table-cell office:value-type="float" office:value="15252" calcext:value-type="float">
            <text:p>15252</text:p>
          </table:table-cell>
          <table:table-cell office:value-type="string" calcext:value-type="string">
            <text:p>1e6b441a-70b6-49cb-8d57-c6a4ecd249d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5.926</text:p>
          </table:table-cell>
          <table:table-cell office:value-type="float" office:value="0.055776" calcext:value-type="float">
            <text:p>0.055776</text:p>
          </table:table-cell>
          <table:table-cell office:value-type="float" office:value="0.035907" calcext:value-type="float">
            <text:p>0.035907</text:p>
          </table:table-cell>
          <table:table-cell office:value-type="float" office:value="0" calcext:value-type="float">
            <text:p>0</text:p>
          </table:table-cell>
          <table:table-cell office:value-type="float" office:value="27369" calcext:value-type="float">
            <text:p>27369</text:p>
          </table:table-cell>
          <table:table-cell office:value-type="string" calcext:value-type="string">
            <text:p>e07eb00b-7cf9-4340-9f42-a742350aa25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6.146</text:p>
          </table:table-cell>
          <table:table-cell office:value-type="float" office:value="0.052745" calcext:value-type="float">
            <text:p>0.052745</text:p>
          </table:table-cell>
          <table:table-cell office:value-type="float" office:value="0.001947" calcext:value-type="float">
            <text:p>0.001947</text:p>
          </table:table-cell>
          <table:table-cell office:value-type="float" office:value="0" calcext:value-type="float">
            <text:p>0</text:p>
          </table:table-cell>
          <table:table-cell office:value-type="float" office:value="15595" calcext:value-type="float">
            <text:p>15595</text:p>
          </table:table-cell>
          <table:table-cell office:value-type="string" calcext:value-type="string">
            <text:p>232ba4e1-53f0-4180-81c7-a8434a0e11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6.188</text:p>
          </table:table-cell>
          <table:table-cell office:value-type="float" office:value="0.054123" calcext:value-type="float">
            <text:p>0.054123</text:p>
          </table:table-cell>
          <table:table-cell office:value-type="float" office:value="0.034875" calcext:value-type="float">
            <text:p>0.034875</text:p>
          </table:table-cell>
          <table:table-cell office:value-type="float" office:value="0" calcext:value-type="float">
            <text:p>0</text:p>
          </table:table-cell>
          <table:table-cell office:value-type="float" office:value="40759" calcext:value-type="float">
            <text:p>40759</text:p>
          </table:table-cell>
          <table:table-cell office:value-type="string" calcext:value-type="string">
            <text:p>eaf0cdef-214f-47ad-8b1b-1807071cc9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6.355</text:p>
          </table:table-cell>
          <table:table-cell office:value-type="float" office:value="0.050853" calcext:value-type="float">
            <text:p>0.050853</text:p>
          </table:table-cell>
          <table:table-cell office:value-type="float" office:value="0.001968" calcext:value-type="float">
            <text:p>0.001968</text:p>
          </table:table-cell>
          <table:table-cell office:value-type="float" office:value="0" calcext:value-type="float">
            <text:p>0</text:p>
          </table:table-cell>
          <table:table-cell office:value-type="float" office:value="20419" calcext:value-type="float">
            <text:p>20419</text:p>
          </table:table-cell>
          <table:table-cell office:value-type="string" calcext:value-type="string">
            <text:p>b588a9f1-d2cf-48c4-9658-7a0b0aedc1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6.585</text:p>
          </table:table-cell>
          <table:table-cell office:value-type="float" office:value="0.055181" calcext:value-type="float">
            <text:p>0.055181</text:p>
          </table:table-cell>
          <table:table-cell office:value-type="float" office:value="0.005027" calcext:value-type="float">
            <text:p>0.005027</text:p>
          </table:table-cell>
          <table:table-cell office:value-type="float" office:value="0" calcext:value-type="float">
            <text:p>0</text:p>
          </table:table-cell>
          <table:table-cell office:value-type="float" office:value="38364" calcext:value-type="float">
            <text:p>38364</text:p>
          </table:table-cell>
          <table:table-cell office:value-type="string" calcext:value-type="string">
            <text:p>abda4968-41fc-4697-916f-54cfc5d8f5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6.608</text:p>
          </table:table-cell>
          <table:table-cell office:value-type="float" office:value="0.050383" calcext:value-type="float">
            <text:p>0.050383</text:p>
          </table:table-cell>
          <table:table-cell office:value-type="float" office:value="0.037209" calcext:value-type="float">
            <text:p>0.037209</text:p>
          </table:table-cell>
          <table:table-cell office:value-type="float" office:value="0" calcext:value-type="float">
            <text:p>0</text:p>
          </table:table-cell>
          <table:table-cell office:value-type="float" office:value="28710" calcext:value-type="float">
            <text:p>28710</text:p>
          </table:table-cell>
          <table:table-cell office:value-type="string" calcext:value-type="string">
            <text:p>d5e72d70-f8ab-4293-b38e-cb35aa02e9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6.751</text:p>
          </table:table-cell>
          <table:table-cell office:value-type="float" office:value="0.052606" calcext:value-type="float">
            <text:p>0.052606</text:p>
          </table:table-cell>
          <table:table-cell office:value-type="float" office:value="0.002831" calcext:value-type="float">
            <text:p>0.002831</text:p>
          </table:table-cell>
          <table:table-cell office:value-type="float" office:value="0" calcext:value-type="float">
            <text:p>0</text:p>
          </table:table-cell>
          <table:table-cell office:value-type="float" office:value="16822" calcext:value-type="float">
            <text:p>16822</text:p>
          </table:table-cell>
          <table:table-cell office:value-type="string" calcext:value-type="string">
            <text:p>1c126862-2e43-4b99-809f-8d35160b25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6.915</text:p>
          </table:table-cell>
          <table:table-cell office:value-type="float" office:value="0.052983" calcext:value-type="float">
            <text:p>0.052983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0" calcext:value-type="float">
            <text:p>0</text:p>
          </table:table-cell>
          <table:table-cell office:value-type="float" office:value="23010" calcext:value-type="float">
            <text:p>23010</text:p>
          </table:table-cell>
          <table:table-cell office:value-type="string" calcext:value-type="string">
            <text:p>56119881-38b2-4e42-ad9e-cc5fb6d4beb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6.925</text:p>
          </table:table-cell>
          <table:table-cell office:value-type="float" office:value="0.051986" calcext:value-type="float">
            <text:p>0.051986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" calcext:value-type="float">
            <text:p>0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50d7fe0e-09be-4b01-9598-48dcbfaeee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6.925</text:p>
          </table:table-cell>
          <table:table-cell office:value-type="float" office:value="0.058114" calcext:value-type="float">
            <text:p>0.058114</text:p>
          </table:table-cell>
          <table:table-cell office:value-type="float" office:value="0.035878" calcext:value-type="float">
            <text:p>0.035878</text:p>
          </table:table-cell>
          <table:table-cell office:value-type="float" office:value="0" calcext:value-type="float">
            <text:p>0</text:p>
          </table:table-cell>
          <table:table-cell office:value-type="float" office:value="23402" calcext:value-type="float">
            <text:p>23402</text:p>
          </table:table-cell>
          <table:table-cell office:value-type="string" calcext:value-type="string">
            <text:p>6c2f77a8-2bbb-4fae-925b-4eb2ff17d7a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6.926</text:p>
          </table:table-cell>
          <table:table-cell office:value-type="float" office:value="0.056936" calcext:value-type="float">
            <text:p>0.056936</text:p>
          </table:table-cell>
          <table:table-cell office:value-type="float" office:value="0.037596" calcext:value-type="float">
            <text:p>0.037596</text:p>
          </table:table-cell>
          <table:table-cell office:value-type="float" office:value="0" calcext:value-type="float">
            <text:p>0</text:p>
          </table:table-cell>
          <table:table-cell office:value-type="float" office:value="28271" calcext:value-type="float">
            <text:p>28271</text:p>
          </table:table-cell>
          <table:table-cell office:value-type="string" calcext:value-type="string">
            <text:p>299e9d54-1ce1-4b86-951d-7ef8845581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7.146</text:p>
          </table:table-cell>
          <table:table-cell office:value-type="float" office:value="0.053208" calcext:value-type="float">
            <text:p>0.053208</text:p>
          </table:table-cell>
          <table:table-cell office:value-type="float" office:value="0.003017" calcext:value-type="float">
            <text:p>0.003017</text:p>
          </table:table-cell>
          <table:table-cell office:value-type="float" office:value="0" calcext:value-type="float">
            <text:p>0</text:p>
          </table:table-cell>
          <table:table-cell office:value-type="float" office:value="31264" calcext:value-type="float">
            <text:p>31264</text:p>
          </table:table-cell>
          <table:table-cell office:value-type="string" calcext:value-type="string">
            <text:p>5383c573-3c55-4f9d-9e3f-00b04190aff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7.188</text:p>
          </table:table-cell>
          <table:table-cell office:value-type="float" office:value="0.052161" calcext:value-type="float">
            <text:p>0.052161</text:p>
          </table:table-cell>
          <table:table-cell office:value-type="float" office:value="0.005233" calcext:value-type="float">
            <text:p>0.005233</text:p>
          </table:table-cell>
          <table:table-cell office:value-type="float" office:value="0" calcext:value-type="float">
            <text:p>0</text:p>
          </table:table-cell>
          <table:table-cell office:value-type="float" office:value="24085" calcext:value-type="float">
            <text:p>24085</text:p>
          </table:table-cell>
          <table:table-cell office:value-type="string" calcext:value-type="string">
            <text:p>76a71171-4a7f-4c50-8cd1-7264306aafd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7.354</text:p>
          </table:table-cell>
          <table:table-cell office:value-type="float" office:value="0.055044" calcext:value-type="float">
            <text:p>0.055044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" calcext:value-type="float">
            <text:p>0</text:p>
          </table:table-cell>
          <table:table-cell office:value-type="float" office:value="46706" calcext:value-type="float">
            <text:p>46706</text:p>
          </table:table-cell>
          <table:table-cell office:value-type="string" calcext:value-type="string">
            <text:p>28c8d70a-eb3e-403a-a78e-a47efeaf23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7.586</text:p>
          </table:table-cell>
          <table:table-cell office:value-type="float" office:value="0.052226" calcext:value-type="float">
            <text:p>0.052226</text:p>
          </table:table-cell>
          <table:table-cell office:value-type="float" office:value="0.011792" calcext:value-type="float">
            <text:p>0.011792</text:p>
          </table:table-cell>
          <table:table-cell office:value-type="float" office:value="0" calcext:value-type="float">
            <text:p>0</text:p>
          </table:table-cell>
          <table:table-cell office:value-type="float" office:value="59458" calcext:value-type="float">
            <text:p>59458</text:p>
          </table:table-cell>
          <table:table-cell office:value-type="string" calcext:value-type="string">
            <text:p>1c4b99c8-1b8b-40e8-b980-b43cf9d2618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7.608</text:p>
          </table:table-cell>
          <table:table-cell office:value-type="float" office:value="0.050692" calcext:value-type="float">
            <text:p>0.050692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" calcext:value-type="float">
            <text:p>0</text:p>
          </table:table-cell>
          <table:table-cell office:value-type="float" office:value="16263" calcext:value-type="float">
            <text:p>16263</text:p>
          </table:table-cell>
          <table:table-cell office:value-type="string" calcext:value-type="string">
            <text:p>aa237bb7-1833-4e84-b6d5-6f14a66b71e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7.751</text:p>
          </table:table-cell>
          <table:table-cell office:value-type="float" office:value="0.058805" calcext:value-type="float">
            <text:p>0.058805</text:p>
          </table:table-cell>
          <table:table-cell office:value-type="float" office:value="0.040042" calcext:value-type="float">
            <text:p>0.040042</text:p>
          </table:table-cell>
          <table:table-cell office:value-type="float" office:value="0" calcext:value-type="float">
            <text:p>0</text:p>
          </table:table-cell>
          <table:table-cell office:value-type="float" office:value="48243" calcext:value-type="float">
            <text:p>48243</text:p>
          </table:table-cell>
          <table:table-cell office:value-type="string" calcext:value-type="string">
            <text:p>7efd77be-2b88-4b23-bff9-a08efdc5b5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7.915</text:p>
          </table:table-cell>
          <table:table-cell office:value-type="float" office:value="0.053308" calcext:value-type="float">
            <text:p>0.053308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" calcext:value-type="float">
            <text:p>0</text:p>
          </table:table-cell>
          <table:table-cell office:value-type="float" office:value="14209" calcext:value-type="float">
            <text:p>14209</text:p>
          </table:table-cell>
          <table:table-cell office:value-type="string" calcext:value-type="string">
            <text:p>ec67b6b5-4c12-4e03-bfcf-d2a1305311d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7.926</text:p>
          </table:table-cell>
          <table:table-cell office:value-type="float" office:value="0.058461" calcext:value-type="float">
            <text:p>0.058461</text:p>
          </table:table-cell>
          <table:table-cell office:value-type="float" office:value="0.032322" calcext:value-type="float">
            <text:p>0.032322</text:p>
          </table:table-cell>
          <table:table-cell office:value-type="float" office:value="0" calcext:value-type="float">
            <text:p>0</text:p>
          </table:table-cell>
          <table:table-cell office:value-type="float" office:value="28685" calcext:value-type="float">
            <text:p>28685</text:p>
          </table:table-cell>
          <table:table-cell office:value-type="string" calcext:value-type="string">
            <text:p>6434efb0-af8b-444a-9f10-4d579bb3ea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7.925</text:p>
          </table:table-cell>
          <table:table-cell office:value-type="float" office:value="0.060781" calcext:value-type="float">
            <text:p>0.060781</text:p>
          </table:table-cell>
          <table:table-cell office:value-type="float" office:value="0.034617" calcext:value-type="float">
            <text:p>0.034617</text:p>
          </table:table-cell>
          <table:table-cell office:value-type="float" office:value="0" calcext:value-type="float">
            <text:p>0</text:p>
          </table:table-cell>
          <table:table-cell office:value-type="float" office:value="51206" calcext:value-type="float">
            <text:p>51206</text:p>
          </table:table-cell>
          <table:table-cell office:value-type="string" calcext:value-type="string">
            <text:p>fc868d55-3088-44ef-a83c-db30707f3b9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7.925</text:p>
          </table:table-cell>
          <table:table-cell office:value-type="float" office:value="0.053115" calcext:value-type="float">
            <text:p>0.053115</text:p>
          </table:table-cell>
          <table:table-cell office:value-type="float" office:value="0.073767" calcext:value-type="float">
            <text:p>0.073767</text:p>
          </table:table-cell>
          <table:table-cell office:value-type="float" office:value="0" calcext:value-type="float">
            <text:p>0</text:p>
          </table:table-cell>
          <table:table-cell office:value-type="float" office:value="59817" calcext:value-type="float">
            <text:p>59817</text:p>
          </table:table-cell>
          <table:table-cell office:value-type="string" calcext:value-type="string">
            <text:p>1294e5fd-8374-4ecf-ba4d-bcaa9499e56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8.146</text:p>
          </table:table-cell>
          <table:table-cell office:value-type="float" office:value="0.053592" calcext:value-type="float">
            <text:p>0.053592</text:p>
          </table:table-cell>
          <table:table-cell office:value-type="float" office:value="0.034489" calcext:value-type="float">
            <text:p>0.034489</text:p>
          </table:table-cell>
          <table:table-cell office:value-type="float" office:value="0" calcext:value-type="float">
            <text:p>0</text:p>
          </table:table-cell>
          <table:table-cell office:value-type="float" office:value="50786" calcext:value-type="float">
            <text:p>50786</text:p>
          </table:table-cell>
          <table:table-cell office:value-type="string" calcext:value-type="string">
            <text:p>ed2d122c-96d2-4cb2-b795-8ac4f411e7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8.188</text:p>
          </table:table-cell>
          <table:table-cell office:value-type="float" office:value="0.052056" calcext:value-type="float">
            <text:p>0.052056</text:p>
          </table:table-cell>
          <table:table-cell office:value-type="float" office:value="0.006303" calcext:value-type="float">
            <text:p>0.006303</text:p>
          </table:table-cell>
          <table:table-cell office:value-type="float" office:value="0" calcext:value-type="float">
            <text:p>0</text:p>
          </table:table-cell>
          <table:table-cell office:value-type="float" office:value="30640" calcext:value-type="float">
            <text:p>30640</text:p>
          </table:table-cell>
          <table:table-cell office:value-type="string" calcext:value-type="string">
            <text:p>c2d4bf85-3e6b-431d-8d96-98d050a3c5f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8.355</text:p>
          </table:table-cell>
          <table:table-cell office:value-type="float" office:value="0.052896" calcext:value-type="float">
            <text:p>0.052896</text:p>
          </table:table-cell>
          <table:table-cell office:value-type="float" office:value="0.009337" calcext:value-type="float">
            <text:p>0.009337</text:p>
          </table:table-cell>
          <table:table-cell office:value-type="float" office:value="0" calcext:value-type="float">
            <text:p>0</text:p>
          </table:table-cell>
          <table:table-cell office:value-type="float" office:value="63256" calcext:value-type="float">
            <text:p>63256</text:p>
          </table:table-cell>
          <table:table-cell office:value-type="string" calcext:value-type="string">
            <text:p>5546dcf0-3583-4a96-b352-05114b5aeba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8.586</text:p>
          </table:table-cell>
          <table:table-cell office:value-type="float" office:value="0.059258" calcext:value-type="float">
            <text:p>0.059258</text:p>
          </table:table-cell>
          <table:table-cell office:value-type="float" office:value="0.005314" calcext:value-type="float">
            <text:p>0.005314</text:p>
          </table:table-cell>
          <table:table-cell office:value-type="float" office:value="0" calcext:value-type="float">
            <text:p>0</text:p>
          </table:table-cell>
          <table:table-cell office:value-type="float" office:value="47278" calcext:value-type="float">
            <text:p>47278</text:p>
          </table:table-cell>
          <table:table-cell office:value-type="string" calcext:value-type="string">
            <text:p>564b55da-14fe-4504-a8c6-7b97b88380e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8.608</text:p>
          </table:table-cell>
          <table:table-cell office:value-type="float" office:value="0.053892" calcext:value-type="float">
            <text:p>0.053892</text:p>
          </table:table-cell>
          <table:table-cell office:value-type="float" office:value="0.037396" calcext:value-type="float">
            <text:p>0.037396</text:p>
          </table:table-cell>
          <table:table-cell office:value-type="float" office:value="0" calcext:value-type="float">
            <text:p>0</text:p>
          </table:table-cell>
          <table:table-cell office:value-type="float" office:value="55404" calcext:value-type="float">
            <text:p>55404</text:p>
          </table:table-cell>
          <table:table-cell office:value-type="string" calcext:value-type="string">
            <text:p>3f68edf4-0426-4571-a66b-2a55b5de67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8.751</text:p>
          </table:table-cell>
          <table:table-cell office:value-type="float" office:value="0.056043" calcext:value-type="float">
            <text:p>0.056043</text:p>
          </table:table-cell>
          <table:table-cell office:value-type="float" office:value="0.002795" calcext:value-type="float">
            <text:p>0.002795</text:p>
          </table:table-cell>
          <table:table-cell office:value-type="float" office:value="0" calcext:value-type="float">
            <text:p>0</text:p>
          </table:table-cell>
          <table:table-cell office:value-type="float" office:value="14321" calcext:value-type="float">
            <text:p>14321</text:p>
          </table:table-cell>
          <table:table-cell office:value-type="string" calcext:value-type="string">
            <text:p>c828b344-a4aa-45ed-8c0f-b4f06242e6c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8.915</text:p>
          </table:table-cell>
          <table:table-cell office:value-type="float" office:value="0.054454" calcext:value-type="float">
            <text:p>0.054454</text:p>
          </table:table-cell>
          <table:table-cell office:value-type="float" office:value="0.003032" calcext:value-type="float">
            <text:p>0.003032</text:p>
          </table:table-cell>
          <table:table-cell office:value-type="float" office:value="0" calcext:value-type="float">
            <text:p>0</text:p>
          </table:table-cell>
          <table:table-cell office:value-type="float" office:value="29441" calcext:value-type="float">
            <text:p>29441</text:p>
          </table:table-cell>
          <table:table-cell office:value-type="string" calcext:value-type="string">
            <text:p>ce6c145f-b587-4c35-9caf-7c98db982a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8.925</text:p>
          </table:table-cell>
          <table:table-cell office:value-type="float" office:value="0.050281" calcext:value-type="float">
            <text:p>0.050281</text:p>
          </table:table-cell>
          <table:table-cell office:value-type="float" office:value="0.001808" calcext:value-type="float">
            <text:p>0.001808</text:p>
          </table:table-cell>
          <table:table-cell office:value-type="float" office:value="0" calcext:value-type="float">
            <text:p>0</text:p>
          </table:table-cell>
          <table:table-cell office:value-type="float" office:value="11456" calcext:value-type="float">
            <text:p>11456</text:p>
          </table:table-cell>
          <table:table-cell office:value-type="string" calcext:value-type="string">
            <text:p>ad95cf87-ee95-41f0-9b50-9a040a9bf44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8.926</text:p>
          </table:table-cell>
          <table:table-cell office:value-type="float" office:value="0.057625" calcext:value-type="float">
            <text:p>0.057625</text:p>
          </table:table-cell>
          <table:table-cell office:value-type="float" office:value="0.03743" calcext:value-type="float">
            <text:p>0.03743</text:p>
          </table:table-cell>
          <table:table-cell office:value-type="float" office:value="0" calcext:value-type="float">
            <text:p>0</text:p>
          </table:table-cell>
          <table:table-cell office:value-type="float" office:value="18192" calcext:value-type="float">
            <text:p>18192</text:p>
          </table:table-cell>
          <table:table-cell office:value-type="string" calcext:value-type="string">
            <text:p>222dea14-157d-4a0c-b674-f12fd1753da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8.925</text:p>
          </table:table-cell>
          <table:table-cell office:value-type="float" office:value="0.054315" calcext:value-type="float">
            <text:p>0.054315</text:p>
          </table:table-cell>
          <table:table-cell office:value-type="float" office:value="0.075976" calcext:value-type="float">
            <text:p>0.075976</text:p>
          </table:table-cell>
          <table:table-cell office:value-type="float" office:value="0" calcext:value-type="float">
            <text:p>0</text:p>
          </table:table-cell>
          <table:table-cell office:value-type="float" office:value="71717" calcext:value-type="float">
            <text:p>71717</text:p>
          </table:table-cell>
          <table:table-cell office:value-type="string" calcext:value-type="string">
            <text:p>25d0ead7-1982-443f-a7eb-3547263024b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9.146</text:p>
          </table:table-cell>
          <table:table-cell office:value-type="float" office:value="0.051051" calcext:value-type="float">
            <text:p>0.051051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" calcext:value-type="float">
            <text:p>0</text:p>
          </table:table-cell>
          <table:table-cell office:value-type="float" office:value="18227" calcext:value-type="float">
            <text:p>18227</text:p>
          </table:table-cell>
          <table:table-cell office:value-type="string" calcext:value-type="string">
            <text:p>a0329647-4fdb-471a-8505-74266aed37b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9.188</text:p>
          </table:table-cell>
          <table:table-cell office:value-type="float" office:value="0.054303" calcext:value-type="float">
            <text:p>0.054303</text:p>
          </table:table-cell>
          <table:table-cell office:value-type="float" office:value="0.039491" calcext:value-type="float">
            <text:p>0.039491</text:p>
          </table:table-cell>
          <table:table-cell office:value-type="float" office:value="0" calcext:value-type="float">
            <text:p>0</text:p>
          </table:table-cell>
          <table:table-cell office:value-type="float" office:value="52206" calcext:value-type="float">
            <text:p>52206</text:p>
          </table:table-cell>
          <table:table-cell office:value-type="string" calcext:value-type="string">
            <text:p>df393290-9bdd-4005-aa20-7948e7e3d3b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9.608</text:p>
          </table:table-cell>
          <table:table-cell office:value-type="float" office:value="0.190798" calcext:value-type="float">
            <text:p>0.190798</text:p>
          </table:table-cell>
          <table:table-cell office:value-type="float" office:value="0.034488" calcext:value-type="float">
            <text:p>0.034488</text:p>
          </table:table-cell>
          <table:table-cell office:value-type="float" office:value="0" calcext:value-type="float">
            <text:p>0</text:p>
          </table:table-cell>
          <table:table-cell office:value-type="float" office:value="14797" calcext:value-type="float">
            <text:p>14797</text:p>
          </table:table-cell>
          <table:table-cell office:value-type="string" calcext:value-type="string">
            <text:p>5ebfeba5-9d2d-4d07-bbde-f7ef2e5fdea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9.355</text:p>
          </table:table-cell>
          <table:table-cell office:value-type="float" office:value="0.447097" calcext:value-type="float">
            <text:p>0.447097</text:p>
          </table:table-cell>
          <table:table-cell office:value-type="float" office:value="0.033889" calcext:value-type="float">
            <text:p>0.033889</text:p>
          </table:table-cell>
          <table:table-cell office:value-type="float" office:value="0" calcext:value-type="float">
            <text:p>0</text:p>
          </table:table-cell>
          <table:table-cell office:value-type="float" office:value="15772" calcext:value-type="float">
            <text:p>15772</text:p>
          </table:table-cell>
          <table:table-cell office:value-type="string" calcext:value-type="string">
            <text:p>e19ab590-c50f-42f0-b3ae-3c92e2a8cc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9.586</text:p>
          </table:table-cell>
          <table:table-cell office:value-type="float" office:value="0.217224" calcext:value-type="float">
            <text:p>0.217224</text:p>
          </table:table-cell>
          <table:table-cell office:value-type="float" office:value="0.033246" calcext:value-type="float">
            <text:p>0.033246</text:p>
          </table:table-cell>
          <table:table-cell office:value-type="float" office:value="0" calcext:value-type="float">
            <text:p>0</text:p>
          </table:table-cell>
          <table:table-cell office:value-type="float" office:value="25763" calcext:value-type="float">
            <text:p>25763</text:p>
          </table:table-cell>
          <table:table-cell office:value-type="string" calcext:value-type="string">
            <text:p>b51f9bd0-ce41-43f2-a35e-37044a18cde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9.751</text:p>
          </table:table-cell>
          <table:table-cell office:value-type="float" office:value="0.328916" calcext:value-type="float">
            <text:p>0.328916</text:p>
          </table:table-cell>
          <table:table-cell office:value-type="float" office:value="0.037872" calcext:value-type="float">
            <text:p>0.037872</text:p>
          </table:table-cell>
          <table:table-cell office:value-type="float" office:value="0" calcext:value-type="float">
            <text:p>0</text:p>
          </table:table-cell>
          <table:table-cell office:value-type="float" office:value="17011" calcext:value-type="float">
            <text:p>17011</text:p>
          </table:table-cell>
          <table:table-cell office:value-type="string" calcext:value-type="string">
            <text:p>ced64951-cec1-49e9-852a-ffa5068388b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9.925</text:p>
          </table:table-cell>
          <table:table-cell office:value-type="float" office:value="0.191172" calcext:value-type="float">
            <text:p>0.191172</text:p>
          </table:table-cell>
          <table:table-cell office:value-type="float" office:value="0.035749" calcext:value-type="float">
            <text:p>0.035749</text:p>
          </table:table-cell>
          <table:table-cell office:value-type="float" office:value="0" calcext:value-type="float">
            <text:p>0</text:p>
          </table:table-cell>
          <table:table-cell office:value-type="float" office:value="22522" calcext:value-type="float">
            <text:p>22522</text:p>
          </table:table-cell>
          <table:table-cell office:value-type="string" calcext:value-type="string">
            <text:p>befa78d8-d9ad-425e-acba-65142d4cad1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9.925</text:p>
          </table:table-cell>
          <table:table-cell office:value-type="float" office:value="0.195632" calcext:value-type="float">
            <text:p>0.195632</text:p>
          </table:table-cell>
          <table:table-cell office:value-type="float" office:value="0.032722" calcext:value-type="float">
            <text:p>0.032722</text:p>
          </table:table-cell>
          <table:table-cell office:value-type="float" office:value="0" calcext:value-type="float">
            <text:p>0</text:p>
          </table:table-cell>
          <table:table-cell office:value-type="float" office:value="18999" calcext:value-type="float">
            <text:p>18999</text:p>
          </table:table-cell>
          <table:table-cell office:value-type="string" calcext:value-type="string">
            <text:p>976bf4ba-b42e-4d87-9b39-dc185a93f5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9.926</text:p>
          </table:table-cell>
          <table:table-cell office:value-type="float" office:value="0.197509" calcext:value-type="float">
            <text:p>0.197509</text:p>
          </table:table-cell>
          <table:table-cell office:value-type="float" office:value="0.069916" calcext:value-type="float">
            <text:p>0.069916</text:p>
          </table:table-cell>
          <table:table-cell office:value-type="float" office:value="0" calcext:value-type="float">
            <text:p>0</text:p>
          </table:table-cell>
          <table:table-cell office:value-type="float" office:value="43226" calcext:value-type="float">
            <text:p>43226</text:p>
          </table:table-cell>
          <table:table-cell office:value-type="string" calcext:value-type="string">
            <text:p>f01bc982-5c83-49bc-af46-3c28c6645f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0.188</text:p>
          </table:table-cell>
          <table:table-cell office:value-type="float" office:value="0.085645" calcext:value-type="float">
            <text:p>0.085645</text:p>
          </table:table-cell>
          <table:table-cell office:value-type="float" office:value="0.039941" calcext:value-type="float">
            <text:p>0.039941</text:p>
          </table:table-cell>
          <table:table-cell office:value-type="float" office:value="0" calcext:value-type="float">
            <text:p>0</text:p>
          </table:table-cell>
          <table:table-cell office:value-type="float" office:value="61364" calcext:value-type="float">
            <text:p>61364</text:p>
          </table:table-cell>
          <table:table-cell office:value-type="string" calcext:value-type="string">
            <text:p>a6ef4412-1227-473e-a4f7-fa9f26f530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0.146</text:p>
          </table:table-cell>
          <table:table-cell office:value-type="float" office:value="0.206706" calcext:value-type="float">
            <text:p>0.206706</text:p>
          </table:table-cell>
          <table:table-cell office:value-type="float" office:value="0.003064" calcext:value-type="float">
            <text:p>0.003064</text:p>
          </table:table-cell>
          <table:table-cell office:value-type="float" office:value="0" calcext:value-type="float">
            <text:p>0</text:p>
          </table:table-cell>
          <table:table-cell office:value-type="float" office:value="24059" calcext:value-type="float">
            <text:p>24059</text:p>
          </table:table-cell>
          <table:table-cell office:value-type="string" calcext:value-type="string">
            <text:p>375f3a61-63b0-495e-9c83-c65536d475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9.915</text:p>
          </table:table-cell>
          <table:table-cell office:value-type="float" office:value="0.441053" calcext:value-type="float">
            <text:p>0.441053</text:p>
          </table:table-cell>
          <table:table-cell office:value-type="float" office:value="0.0686" calcext:value-type="float">
            <text:p>0.0686</text:p>
          </table:table-cell>
          <table:table-cell office:value-type="float" office:value="0" calcext:value-type="float">
            <text:p>0</text:p>
          </table:table-cell>
          <table:table-cell office:value-type="float" office:value="42196" calcext:value-type="float">
            <text:p>42196</text:p>
          </table:table-cell>
          <table:table-cell office:value-type="string" calcext:value-type="string">
            <text:p>ec6be812-b11a-4ffa-b745-4e1d625d7d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0.354</text:p>
          </table:table-cell>
          <table:table-cell office:value-type="float" office:value="0.109106" calcext:value-type="float">
            <text:p>0.109106</text:p>
          </table:table-cell>
          <table:table-cell office:value-type="float" office:value="0.005142" calcext:value-type="float">
            <text:p>0.005142</text:p>
          </table:table-cell>
          <table:table-cell office:value-type="float" office:value="0" calcext:value-type="float">
            <text:p>0</text:p>
          </table:table-cell>
          <table:table-cell office:value-type="float" office:value="26748" calcext:value-type="float">
            <text:p>26748</text:p>
          </table:table-cell>
          <table:table-cell office:value-type="string" calcext:value-type="string">
            <text:p>17634b21-52bd-475f-9a4a-38084a53a3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0.586</text:p>
          </table:table-cell>
          <table:table-cell office:value-type="float" office:value="0.08711" calcext:value-type="float">
            <text:p>0.08711</text:p>
          </table:table-cell>
          <table:table-cell office:value-type="float" office:value="0.011687" calcext:value-type="float">
            <text:p>0.011687</text:p>
          </table:table-cell>
          <table:table-cell office:value-type="float" office:value="0" calcext:value-type="float">
            <text:p>0</text:p>
          </table:table-cell>
          <table:table-cell office:value-type="float" office:value="56473" calcext:value-type="float">
            <text:p>56473</text:p>
          </table:table-cell>
          <table:table-cell office:value-type="string" calcext:value-type="string">
            <text:p>1f99496e-f135-475a-9877-85d11a6f30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0.608</text:p>
          </table:table-cell>
          <table:table-cell office:value-type="float" office:value="0.124574" calcext:value-type="float">
            <text:p>0.124574</text:p>
          </table:table-cell>
          <table:table-cell office:value-type="float" office:value="0.03492" calcext:value-type="float">
            <text:p>0.03492</text:p>
          </table:table-cell>
          <table:table-cell office:value-type="float" office:value="0" calcext:value-type="float">
            <text:p>0</text:p>
          </table:table-cell>
          <table:table-cell office:value-type="float" office:value="43436" calcext:value-type="float">
            <text:p>43436</text:p>
          </table:table-cell>
          <table:table-cell office:value-type="string" calcext:value-type="string">
            <text:p>42634cbd-976f-4ee5-acfa-8c42c8def4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0.751</text:p>
          </table:table-cell>
          <table:table-cell office:value-type="float" office:value="0.080632" calcext:value-type="float">
            <text:p>0.080632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0" calcext:value-type="float">
            <text:p>0</text:p>
          </table:table-cell>
          <table:table-cell office:value-type="float" office:value="14210" calcext:value-type="float">
            <text:p>14210</text:p>
          </table:table-cell>
          <table:table-cell office:value-type="string" calcext:value-type="string">
            <text:p>3551b5fc-40df-4ed0-8f2d-89399dcc6c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0.915</text:p>
          </table:table-cell>
          <table:table-cell office:value-type="float" office:value="0.086756" calcext:value-type="float">
            <text:p>0.086756</text:p>
          </table:table-cell>
          <table:table-cell office:value-type="float" office:value="0.008284" calcext:value-type="float">
            <text:p>0.008284</text:p>
          </table:table-cell>
          <table:table-cell office:value-type="float" office:value="0" calcext:value-type="float">
            <text:p>0</text:p>
          </table:table-cell>
          <table:table-cell office:value-type="float" office:value="36850" calcext:value-type="float">
            <text:p>36850</text:p>
          </table:table-cell>
          <table:table-cell office:value-type="string" calcext:value-type="string">
            <text:p>bbea9e4a-f411-4197-bafb-a037068810b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0.925</text:p>
          </table:table-cell>
          <table:table-cell office:value-type="float" office:value="0.085985" calcext:value-type="float">
            <text:p>0.085985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0" calcext:value-type="float">
            <text:p>0</text:p>
          </table:table-cell>
          <table:table-cell office:value-type="float" office:value="20553" calcext:value-type="float">
            <text:p>20553</text:p>
          </table:table-cell>
          <table:table-cell office:value-type="string" calcext:value-type="string">
            <text:p>01f5a8af-9ea8-43e4-8d75-a6f6259546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0.926</text:p>
          </table:table-cell>
          <table:table-cell office:value-type="float" office:value="0.091494" calcext:value-type="float">
            <text:p>0.091494</text:p>
          </table:table-cell>
          <table:table-cell office:value-type="float" office:value="0.03714" calcext:value-type="float">
            <text:p>0.03714</text:p>
          </table:table-cell>
          <table:table-cell office:value-type="float" office:value="0" calcext:value-type="float">
            <text:p>0</text:p>
          </table:table-cell>
          <table:table-cell office:value-type="float" office:value="22685" calcext:value-type="float">
            <text:p>22685</text:p>
          </table:table-cell>
          <table:table-cell office:value-type="string" calcext:value-type="string">
            <text:p>38c0ad8f-7247-45b4-97b1-3ae6e779b3e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0.925</text:p>
          </table:table-cell>
          <table:table-cell office:value-type="float" office:value="0.142206" calcext:value-type="float">
            <text:p>0.142206</text:p>
          </table:table-cell>
          <table:table-cell office:value-type="float" office:value="0.073061" calcext:value-type="float">
            <text:p>0.073061</text:p>
          </table:table-cell>
          <table:table-cell office:value-type="float" office:value="0" calcext:value-type="float">
            <text:p>0</text:p>
          </table:table-cell>
          <table:table-cell office:value-type="float" office:value="60153" calcext:value-type="float">
            <text:p>60153</text:p>
          </table:table-cell>
          <table:table-cell office:value-type="string" calcext:value-type="string">
            <text:p>2a41ea5f-aa6e-40c1-bab4-1bd9b7dff9d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1.189</text:p>
          </table:table-cell>
          <table:table-cell office:value-type="float" office:value="0.081151" calcext:value-type="float">
            <text:p>0.081151</text:p>
          </table:table-cell>
          <table:table-cell office:value-type="float" office:value="0.002869" calcext:value-type="float">
            <text:p>0.002869</text:p>
          </table:table-cell>
          <table:table-cell office:value-type="float" office:value="0" calcext:value-type="float">
            <text:p>0</text:p>
          </table:table-cell>
          <table:table-cell office:value-type="float" office:value="31108" calcext:value-type="float">
            <text:p>31108</text:p>
          </table:table-cell>
          <table:table-cell office:value-type="string" calcext:value-type="string">
            <text:p>82c031fc-47d5-4bac-9908-902340394f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1.146</text:p>
          </table:table-cell>
          <table:table-cell office:value-type="float" office:value="0.105582" calcext:value-type="float">
            <text:p>0.105582</text:p>
          </table:table-cell>
          <table:table-cell office:value-type="float" office:value="0.03792" calcext:value-type="float">
            <text:p>0.03792</text:p>
          </table:table-cell>
          <table:table-cell office:value-type="float" office:value="0" calcext:value-type="float">
            <text:p>0</text:p>
          </table:table-cell>
          <table:table-cell office:value-type="float" office:value="68770" calcext:value-type="float">
            <text:p>68770</text:p>
          </table:table-cell>
          <table:table-cell office:value-type="string" calcext:value-type="string">
            <text:p>55bd8de3-6ad3-4c6f-828a-e7c989e4cbd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1.355</text:p>
          </table:table-cell>
          <table:table-cell office:value-type="float" office:value="0.087573" calcext:value-type="float">
            <text:p>0.087573</text:p>
          </table:table-cell>
          <table:table-cell office:value-type="float" office:value="0.001678" calcext:value-type="float">
            <text:p>0.001678</text:p>
          </table:table-cell>
          <table:table-cell office:value-type="float" office:value="0" calcext:value-type="float">
            <text:p>0</text:p>
          </table:table-cell>
          <table:table-cell office:value-type="float" office:value="12930" calcext:value-type="float">
            <text:p>12930</text:p>
          </table:table-cell>
          <table:table-cell office:value-type="string" calcext:value-type="string">
            <text:p>e0dfb47b-1d01-4bfa-be8c-61950cbb94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1.586</text:p>
          </table:table-cell>
          <table:table-cell office:value-type="float" office:value="0.083428" calcext:value-type="float">
            <text:p>0.083428</text:p>
          </table:table-cell>
          <table:table-cell office:value-type="float" office:value="0.002472" calcext:value-type="float">
            <text:p>0.002472</text:p>
          </table:table-cell>
          <table:table-cell office:value-type="float" office:value="0" calcext:value-type="float">
            <text:p>0</text:p>
          </table:table-cell>
          <table:table-cell office:value-type="float" office:value="18714" calcext:value-type="float">
            <text:p>18714</text:p>
          </table:table-cell>
          <table:table-cell office:value-type="string" calcext:value-type="string">
            <text:p>b4695936-2ed4-4bf5-a14d-f45ec09946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1.608</text:p>
          </table:table-cell>
          <table:table-cell office:value-type="float" office:value="0.134193" calcext:value-type="float">
            <text:p>0.134193</text:p>
          </table:table-cell>
          <table:table-cell office:value-type="float" office:value="0.002628" calcext:value-type="float">
            <text:p>0.002628</text:p>
          </table:table-cell>
          <table:table-cell office:value-type="float" office:value="0" calcext:value-type="float">
            <text:p>0</text:p>
          </table:table-cell>
          <table:table-cell office:value-type="float" office:value="18516" calcext:value-type="float">
            <text:p>18516</text:p>
          </table:table-cell>
          <table:table-cell office:value-type="string" calcext:value-type="string">
            <text:p>7cd27462-e14b-423d-94f6-3a3eebd40fe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1.925</text:p>
          </table:table-cell>
          <table:table-cell office:value-type="float" office:value="0.097722" calcext:value-type="float">
            <text:p>0.097722</text:p>
          </table:table-cell>
          <table:table-cell office:value-type="float" office:value="0.033813" calcext:value-type="float">
            <text:p>0.033813</text:p>
          </table:table-cell>
          <table:table-cell office:value-type="float" office:value="0" calcext:value-type="float">
            <text:p>0</text:p>
          </table:table-cell>
          <table:table-cell office:value-type="float" office:value="14065" calcext:value-type="float">
            <text:p>14065</text:p>
          </table:table-cell>
          <table:table-cell office:value-type="string" calcext:value-type="string">
            <text:p>7c8cc848-026d-48a5-bc72-76f6683af70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1.925</text:p>
          </table:table-cell>
          <table:table-cell office:value-type="float" office:value="0.344094" calcext:value-type="float">
            <text:p>0.344094</text:p>
          </table:table-cell>
          <table:table-cell office:value-type="float" office:value="0.035229" calcext:value-type="float">
            <text:p>0.035229</text:p>
          </table:table-cell>
          <table:table-cell office:value-type="float" office:value="0" calcext:value-type="float">
            <text:p>0</text:p>
          </table:table-cell>
          <table:table-cell office:value-type="float" office:value="22263" calcext:value-type="float">
            <text:p>22263</text:p>
          </table:table-cell>
          <table:table-cell office:value-type="string" calcext:value-type="string">
            <text:p>501d9ffb-d3e7-4520-9bd7-1d6bef0d98b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1.926</text:p>
          </table:table-cell>
          <table:table-cell office:value-type="float" office:value="0.344882" calcext:value-type="float">
            <text:p>0.344882</text:p>
          </table:table-cell>
          <table:table-cell office:value-type="float" office:value="0.039028" calcext:value-type="float">
            <text:p>0.039028</text:p>
          </table:table-cell>
          <table:table-cell office:value-type="float" office:value="0" calcext:value-type="float">
            <text:p>0</text:p>
          </table:table-cell>
          <table:table-cell office:value-type="float" office:value="30874" calcext:value-type="float">
            <text:p>30874</text:p>
          </table:table-cell>
          <table:table-cell office:value-type="string" calcext:value-type="string">
            <text:p>601ba90a-ea85-405f-80c7-d357ca15ef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1.751</text:p>
          </table:table-cell>
          <table:table-cell office:value-type="float" office:value="0.523624" calcext:value-type="float">
            <text:p>0.523624</text:p>
          </table:table-cell>
          <table:table-cell office:value-type="float" office:value="0.038416" calcext:value-type="float">
            <text:p>0.038416</text:p>
          </table:table-cell>
          <table:table-cell office:value-type="float" office:value="0" calcext:value-type="float">
            <text:p>0</text:p>
          </table:table-cell>
          <table:table-cell office:value-type="float" office:value="31518" calcext:value-type="float">
            <text:p>31518</text:p>
          </table:table-cell>
          <table:table-cell office:value-type="string" calcext:value-type="string">
            <text:p>cf237b9d-d91f-4086-82fd-f947d1d543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2.188</text:p>
          </table:table-cell>
          <table:table-cell office:value-type="float" office:value="0.090806" calcext:value-type="float">
            <text:p>0.090806</text:p>
          </table:table-cell>
          <table:table-cell office:value-type="float" office:value="0.033907" calcext:value-type="float">
            <text:p>0.033907</text:p>
          </table:table-cell>
          <table:table-cell office:value-type="float" office:value="0" calcext:value-type="float">
            <text:p>0</text:p>
          </table:table-cell>
          <table:table-cell office:value-type="float" office:value="13543" calcext:value-type="float">
            <text:p>13543</text:p>
          </table:table-cell>
          <table:table-cell office:value-type="string" calcext:value-type="string">
            <text:p>4c5bb400-3284-468b-b262-f02a00f06ec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2.146</text:p>
          </table:table-cell>
          <table:table-cell office:value-type="float" office:value="0.196198" calcext:value-type="float">
            <text:p>0.196198</text:p>
          </table:table-cell>
          <table:table-cell office:value-type="float" office:value="0.073598" calcext:value-type="float">
            <text:p>0.073598</text:p>
          </table:table-cell>
          <table:table-cell office:value-type="float" office:value="0" calcext:value-type="float">
            <text:p>0</text:p>
          </table:table-cell>
          <table:table-cell office:value-type="float" office:value="57646" calcext:value-type="float">
            <text:p>57646</text:p>
          </table:table-cell>
          <table:table-cell office:value-type="string" calcext:value-type="string">
            <text:p>40643742-1d71-4c8b-b471-1a495e07fe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1.915</text:p>
          </table:table-cell>
          <table:table-cell office:value-type="float" office:value="0.432844" calcext:value-type="float">
            <text:p>0.432844</text:p>
          </table:table-cell>
          <table:table-cell office:value-type="float" office:value="0.110216" calcext:value-type="float">
            <text:p>0.110216</text:p>
          </table:table-cell>
          <table:table-cell office:value-type="float" office:value="0" calcext:value-type="float">
            <text:p>0</text:p>
          </table:table-cell>
          <table:table-cell office:value-type="float" office:value="92468" calcext:value-type="float">
            <text:p>92468</text:p>
          </table:table-cell>
          <table:table-cell office:value-type="string" calcext:value-type="string">
            <text:p>601a8e41-daff-46c1-89d9-ac82a1811d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2.354</text:p>
          </table:table-cell>
          <table:table-cell office:value-type="float" office:value="0.086586" calcext:value-type="float">
            <text:p>0.086586</text:p>
          </table:table-cell>
          <table:table-cell office:value-type="float" office:value="0.035928" calcext:value-type="float">
            <text:p>0.035928</text:p>
          </table:table-cell>
          <table:table-cell office:value-type="float" office:value="0" calcext:value-type="float">
            <text:p>0</text:p>
          </table:table-cell>
          <table:table-cell office:value-type="float" office:value="41862" calcext:value-type="float">
            <text:p>41862</text:p>
          </table:table-cell>
          <table:table-cell office:value-type="string" calcext:value-type="string">
            <text:p>d8d4e1c4-c131-4877-a524-0d547535d22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2.586</text:p>
          </table:table-cell>
          <table:table-cell office:value-type="float" office:value="0.095361" calcext:value-type="float">
            <text:p>0.095361</text:p>
          </table:table-cell>
          <table:table-cell office:value-type="float" office:value="0.002432" calcext:value-type="float">
            <text:p>0.002432</text:p>
          </table:table-cell>
          <table:table-cell office:value-type="float" office:value="0" calcext:value-type="float">
            <text:p>0</text:p>
          </table:table-cell>
          <table:table-cell office:value-type="float" office:value="20586" calcext:value-type="float">
            <text:p>20586</text:p>
          </table:table-cell>
          <table:table-cell office:value-type="string" calcext:value-type="string">
            <text:p>640220f2-1a91-4302-9ed3-d861f6cb3dc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2.608</text:p>
          </table:table-cell>
          <table:table-cell office:value-type="float" office:value="0.133164" calcext:value-type="float">
            <text:p>0.133164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" calcext:value-type="float">
            <text:p>0</text:p>
          </table:table-cell>
          <table:table-cell office:value-type="float" office:value="15626" calcext:value-type="float">
            <text:p>15626</text:p>
          </table:table-cell>
          <table:table-cell office:value-type="string" calcext:value-type="string">
            <text:p>9abd8e00-0026-4d38-873c-150419fabef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2.751</text:p>
          </table:table-cell>
          <table:table-cell office:value-type="float" office:value="0.091855" calcext:value-type="float">
            <text:p>0.091855</text:p>
          </table:table-cell>
          <table:table-cell office:value-type="float" office:value="0.002644" calcext:value-type="float">
            <text:p>0.002644</text:p>
          </table:table-cell>
          <table:table-cell office:value-type="float" office:value="0" calcext:value-type="float">
            <text:p>0</text:p>
          </table:table-cell>
          <table:table-cell office:value-type="float" office:value="24291" calcext:value-type="float">
            <text:p>24291</text:p>
          </table:table-cell>
          <table:table-cell office:value-type="string" calcext:value-type="string">
            <text:p>daa5d53e-7665-4518-8b61-0590385c67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2.915</text:p>
          </table:table-cell>
          <table:table-cell office:value-type="float" office:value="0.093223" calcext:value-type="float">
            <text:p>0.093223</text:p>
          </table:table-cell>
          <table:table-cell office:value-type="float" office:value="0.010695" calcext:value-type="float">
            <text:p>0.010695</text:p>
          </table:table-cell>
          <table:table-cell office:value-type="float" office:value="0" calcext:value-type="float">
            <text:p>0</text:p>
          </table:table-cell>
          <table:table-cell office:value-type="float" office:value="35110" calcext:value-type="float">
            <text:p>35110</text:p>
          </table:table-cell>
          <table:table-cell office:value-type="string" calcext:value-type="string">
            <text:p>09ef0b39-8887-4d3a-9f2b-99d92635fe8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2.925</text:p>
          </table:table-cell>
          <table:table-cell office:value-type="float" office:value="0.108733" calcext:value-type="float">
            <text:p>0.108733</text:p>
          </table:table-cell>
          <table:table-cell office:value-type="float" office:value="0.002149" calcext:value-type="float">
            <text:p>0.002149</text:p>
          </table:table-cell>
          <table:table-cell office:value-type="float" office:value="0" calcext:value-type="float">
            <text:p>0</text:p>
          </table:table-cell>
          <table:table-cell office:value-type="float" office:value="22336" calcext:value-type="float">
            <text:p>22336</text:p>
          </table:table-cell>
          <table:table-cell office:value-type="string" calcext:value-type="string">
            <text:p>7aaceb8b-7718-4ee0-9b68-f3b0874991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2.925</text:p>
          </table:table-cell>
          <table:table-cell office:value-type="float" office:value="0.114782" calcext:value-type="float">
            <text:p>0.114782</text:p>
          </table:table-cell>
          <table:table-cell office:value-type="float" office:value="0.005606" calcext:value-type="float">
            <text:p>0.005606</text:p>
          </table:table-cell>
          <table:table-cell office:value-type="float" office:value="0" calcext:value-type="float">
            <text:p>0</text:p>
          </table:table-cell>
          <table:table-cell office:value-type="float" office:value="14537" calcext:value-type="float">
            <text:p>14537</text:p>
          </table:table-cell>
          <table:table-cell office:value-type="string" calcext:value-type="string">
            <text:p>457522c4-b8ad-496c-b03c-4c0c2753b2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2.926</text:p>
          </table:table-cell>
          <table:table-cell office:value-type="float" office:value="0.11249" calcext:value-type="float">
            <text:p>0.11249</text:p>
          </table:table-cell>
          <table:table-cell office:value-type="float" office:value="0.033879" calcext:value-type="float">
            <text:p>0.033879</text:p>
          </table:table-cell>
          <table:table-cell office:value-type="float" office:value="0" calcext:value-type="float">
            <text:p>0</text:p>
          </table:table-cell>
          <table:table-cell office:value-type="float" office:value="15262" calcext:value-type="float">
            <text:p>15262</text:p>
          </table:table-cell>
          <table:table-cell office:value-type="string" calcext:value-type="string">
            <text:p>54b6a338-d78f-4ca4-827a-4045a69d57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3.146</text:p>
          </table:table-cell>
          <table:table-cell office:value-type="float" office:value="0.098692" calcext:value-type="float">
            <text:p>0.098692</text:p>
          </table:table-cell>
          <table:table-cell office:value-type="float" office:value="0.038426" calcext:value-type="float">
            <text:p>0.038426</text:p>
          </table:table-cell>
          <table:table-cell office:value-type="float" office:value="0" calcext:value-type="float">
            <text:p>0</text:p>
          </table:table-cell>
          <table:table-cell office:value-type="float" office:value="43786" calcext:value-type="float">
            <text:p>43786</text:p>
          </table:table-cell>
          <table:table-cell office:value-type="string" calcext:value-type="string">
            <text:p>9d15e439-79c7-45a4-ad3b-694d7074e33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3.188</text:p>
          </table:table-cell>
          <table:table-cell office:value-type="float" office:value="0.096517" calcext:value-type="float">
            <text:p>0.096517</text:p>
          </table:table-cell>
          <table:table-cell office:value-type="float" office:value="0.034833" calcext:value-type="float">
            <text:p>0.034833</text:p>
          </table:table-cell>
          <table:table-cell office:value-type="float" office:value="0" calcext:value-type="float">
            <text:p>0</text:p>
          </table:table-cell>
          <table:table-cell office:value-type="float" office:value="17996" calcext:value-type="float">
            <text:p>17996</text:p>
          </table:table-cell>
          <table:table-cell office:value-type="string" calcext:value-type="string">
            <text:p>05073ffe-0721-45ad-ad56-54ec19e274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3.354</text:p>
          </table:table-cell>
          <table:table-cell office:value-type="float" office:value="0.089603" calcext:value-type="float">
            <text:p>0.089603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0" calcext:value-type="float">
            <text:p>0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191323ea-0c03-453d-af1c-ad56a7e7d44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3.585</text:p>
          </table:table-cell>
          <table:table-cell office:value-type="float" office:value="0.088591" calcext:value-type="float">
            <text:p>0.088591</text:p>
          </table:table-cell>
          <table:table-cell office:value-type="float" office:value="0.002762" calcext:value-type="float">
            <text:p>0.002762</text:p>
          </table:table-cell>
          <table:table-cell office:value-type="float" office:value="0" calcext:value-type="float">
            <text:p>0</text:p>
          </table:table-cell>
          <table:table-cell office:value-type="float" office:value="18273" calcext:value-type="float">
            <text:p>18273</text:p>
          </table:table-cell>
          <table:table-cell office:value-type="string" calcext:value-type="string">
            <text:p>d80cae04-df8f-48ba-8a87-8c49b4ca0c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3.608</text:p>
          </table:table-cell>
          <table:table-cell office:value-type="float" office:value="0.136377" calcext:value-type="float">
            <text:p>0.136377</text:p>
          </table:table-cell>
          <table:table-cell office:value-type="float" office:value="0.03834" calcext:value-type="float">
            <text:p>0.03834</text:p>
          </table:table-cell>
          <table:table-cell office:value-type="float" office:value="0" calcext:value-type="float">
            <text:p>0</text:p>
          </table:table-cell>
          <table:table-cell office:value-type="float" office:value="59716" calcext:value-type="float">
            <text:p>59716</text:p>
          </table:table-cell>
          <table:table-cell office:value-type="string" calcext:value-type="string">
            <text:p>7c46839f-b82e-4f27-9e36-a15a7855240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3.751</text:p>
          </table:table-cell>
          <table:table-cell office:value-type="float" office:value="0.095769" calcext:value-type="float">
            <text:p>0.095769</text:p>
          </table:table-cell>
          <table:table-cell office:value-type="float" office:value="0.006719" calcext:value-type="float">
            <text:p>0.006719</text:p>
          </table:table-cell>
          <table:table-cell office:value-type="float" office:value="0" calcext:value-type="float">
            <text:p>0</text:p>
          </table:table-cell>
          <table:table-cell office:value-type="float" office:value="34350" calcext:value-type="float">
            <text:p>34350</text:p>
          </table:table-cell>
          <table:table-cell office:value-type="string" calcext:value-type="string">
            <text:p>79b0263d-350b-48ff-9fef-fbc8b2799ca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3.915</text:p>
          </table:table-cell>
          <table:table-cell office:value-type="float" office:value="0.090724" calcext:value-type="float">
            <text:p>0.090724</text:p>
          </table:table-cell>
          <table:table-cell office:value-type="float" office:value="0.005946" calcext:value-type="float">
            <text:p>0.005946</text:p>
          </table:table-cell>
          <table:table-cell office:value-type="float" office:value="0" calcext:value-type="float">
            <text:p>0</text:p>
          </table:table-cell>
          <table:table-cell office:value-type="float" office:value="14740" calcext:value-type="float">
            <text:p>14740</text:p>
          </table:table-cell>
          <table:table-cell office:value-type="string" calcext:value-type="string">
            <text:p>faeaf087-f41e-4d82-a126-dc7d7960d64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3.925</text:p>
          </table:table-cell>
          <table:table-cell office:value-type="float" office:value="0.101671" calcext:value-type="float">
            <text:p>0.101671</text:p>
          </table:table-cell>
          <table:table-cell office:value-type="float" office:value="0.004332" calcext:value-type="float">
            <text:p>0.004332</text:p>
          </table:table-cell>
          <table:table-cell office:value-type="float" office:value="0" calcext:value-type="float">
            <text:p>0</text:p>
          </table:table-cell>
          <table:table-cell office:value-type="float" office:value="44720" calcext:value-type="float">
            <text:p>44720</text:p>
          </table:table-cell>
          <table:table-cell office:value-type="string" calcext:value-type="string">
            <text:p>653592dc-aaa3-42a6-a925-14625fd0756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3.925</text:p>
          </table:table-cell>
          <table:table-cell office:value-type="float" office:value="0.091986" calcext:value-type="float">
            <text:p>0.091986</text:p>
          </table:table-cell>
          <table:table-cell office:value-type="float" office:value="0.035447" calcext:value-type="float">
            <text:p>0.035447</text:p>
          </table:table-cell>
          <table:table-cell office:value-type="float" office:value="0" calcext:value-type="float">
            <text:p>0</text:p>
          </table:table-cell>
          <table:table-cell office:value-type="float" office:value="21270" calcext:value-type="float">
            <text:p>21270</text:p>
          </table:table-cell>
          <table:table-cell office:value-type="string" calcext:value-type="string">
            <text:p>7a3a9521-99c2-4f28-b58b-7a97647ddc5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3.926</text:p>
          </table:table-cell>
          <table:table-cell office:value-type="float" office:value="0.104542" calcext:value-type="float">
            <text:p>0.104542</text:p>
          </table:table-cell>
          <table:table-cell office:value-type="float" office:value="0.070547" calcext:value-type="float">
            <text:p>0.070547</text:p>
          </table:table-cell>
          <table:table-cell office:value-type="float" office:value="0" calcext:value-type="float">
            <text:p>0</text:p>
          </table:table-cell>
          <table:table-cell office:value-type="float" office:value="38054" calcext:value-type="float">
            <text:p>38054</text:p>
          </table:table-cell>
          <table:table-cell office:value-type="string" calcext:value-type="string">
            <text:p>0e663fae-2005-4fee-939a-2c8ad51f79d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4.188</text:p>
          </table:table-cell>
          <table:table-cell office:value-type="float" office:value="0.100385" calcext:value-type="float">
            <text:p>0.100385</text:p>
          </table:table-cell>
          <table:table-cell office:value-type="float" office:value="0.004361" calcext:value-type="float">
            <text:p>0.004361</text:p>
          </table:table-cell>
          <table:table-cell office:value-type="float" office:value="0" calcext:value-type="float">
            <text:p>0</text:p>
          </table:table-cell>
          <table:table-cell office:value-type="float" office:value="27808" calcext:value-type="float">
            <text:p>27808</text:p>
          </table:table-cell>
          <table:table-cell office:value-type="string" calcext:value-type="string">
            <text:p>28b6c438-b314-4b57-b2c6-14d03670a6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4.146</text:p>
          </table:table-cell>
          <table:table-cell office:value-type="float" office:value="0.113209" calcext:value-type="float">
            <text:p>0.113209</text:p>
          </table:table-cell>
          <table:table-cell office:value-type="float" office:value="0.037672" calcext:value-type="float">
            <text:p>0.037672</text:p>
          </table:table-cell>
          <table:table-cell office:value-type="float" office:value="0" calcext:value-type="float">
            <text:p>0</text:p>
          </table:table-cell>
          <table:table-cell office:value-type="float" office:value="68250" calcext:value-type="float">
            <text:p>68250</text:p>
          </table:table-cell>
          <table:table-cell office:value-type="string" calcext:value-type="string">
            <text:p>f2e2fbdd-63bb-46e1-895f-afdb5ee20bc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4.355</text:p>
          </table:table-cell>
          <table:table-cell office:value-type="float" office:value="0.088212" calcext:value-type="float">
            <text:p>0.088212</text:p>
          </table:table-cell>
          <table:table-cell office:value-type="float" office:value="0.002654" calcext:value-type="float">
            <text:p>0.002654</text:p>
          </table:table-cell>
          <table:table-cell office:value-type="float" office:value="0" calcext:value-type="float">
            <text:p>0</text:p>
          </table:table-cell>
          <table:table-cell office:value-type="float" office:value="14479" calcext:value-type="float">
            <text:p>14479</text:p>
          </table:table-cell>
          <table:table-cell office:value-type="string" calcext:value-type="string">
            <text:p>a66076d4-5e35-4ad1-a7f6-557ad9e6fd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4.586</text:p>
          </table:table-cell>
          <table:table-cell office:value-type="float" office:value="0.121254" calcext:value-type="float">
            <text:p>0.121254</text:p>
          </table:table-cell>
          <table:table-cell office:value-type="float" office:value="0.002021" calcext:value-type="float">
            <text:p>0.002021</text:p>
          </table:table-cell>
          <table:table-cell office:value-type="float" office:value="0" calcext:value-type="float">
            <text:p>0</text:p>
          </table:table-cell>
          <table:table-cell office:value-type="float" office:value="21487" calcext:value-type="float">
            <text:p>21487</text:p>
          </table:table-cell>
          <table:table-cell office:value-type="string" calcext:value-type="string">
            <text:p>3186af9b-8d42-4d16-b966-2626efa6230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4.608</text:p>
          </table:table-cell>
          <table:table-cell office:value-type="float" office:value="0.129024" calcext:value-type="float">
            <text:p>0.129024</text:p>
          </table:table-cell>
          <table:table-cell office:value-type="float" office:value="0.033892" calcext:value-type="float">
            <text:p>0.033892</text:p>
          </table:table-cell>
          <table:table-cell office:value-type="float" office:value="0" calcext:value-type="float">
            <text:p>0</text:p>
          </table:table-cell>
          <table:table-cell office:value-type="float" office:value="33650" calcext:value-type="float">
            <text:p>33650</text:p>
          </table:table-cell>
          <table:table-cell office:value-type="string" calcext:value-type="string">
            <text:p>b2864ad0-6412-4140-98b8-96e835153d1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4.751</text:p>
          </table:table-cell>
          <table:table-cell office:value-type="float" office:value="0.091476" calcext:value-type="float">
            <text:p>0.091476</text:p>
          </table:table-cell>
          <table:table-cell office:value-type="float" office:value="0.004324" calcext:value-type="float">
            <text:p>0.004324</text:p>
          </table:table-cell>
          <table:table-cell office:value-type="float" office:value="0" calcext:value-type="float">
            <text:p>0</text:p>
          </table:table-cell>
          <table:table-cell office:value-type="float" office:value="19244" calcext:value-type="float">
            <text:p>19244</text:p>
          </table:table-cell>
          <table:table-cell office:value-type="string" calcext:value-type="string">
            <text:p>04e15ee6-53f4-4b94-bcdb-af5b7880e4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4.915</text:p>
          </table:table-cell>
          <table:table-cell office:value-type="float" office:value="0.106064" calcext:value-type="float">
            <text:p>0.106064</text:p>
          </table:table-cell>
          <table:table-cell office:value-type="float" office:value="0.003323" calcext:value-type="float">
            <text:p>0.003323</text:p>
          </table:table-cell>
          <table:table-cell office:value-type="float" office:value="0" calcext:value-type="float">
            <text:p>0</text:p>
          </table:table-cell>
          <table:table-cell office:value-type="float" office:value="30765" calcext:value-type="float">
            <text:p>30765</text:p>
          </table:table-cell>
          <table:table-cell office:value-type="string" calcext:value-type="string">
            <text:p>1b2a8d33-d103-498d-bf0d-4b45ca1da1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4.925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001617" calcext:value-type="float">
            <text:p>0.001617</text:p>
          </table:table-cell>
          <table:table-cell office:value-type="float" office:value="0" calcext:value-type="float">
            <text:p>0</text:p>
          </table:table-cell>
          <table:table-cell office:value-type="float" office:value="25263" calcext:value-type="float">
            <text:p>25263</text:p>
          </table:table-cell>
          <table:table-cell office:value-type="string" calcext:value-type="string">
            <text:p>f901e16f-4fec-43da-bd10-456582befa5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4.925</text:p>
          </table:table-cell>
          <table:table-cell office:value-type="float" office:value="0.103301" calcext:value-type="float">
            <text:p>0.103301</text:p>
          </table:table-cell>
          <table:table-cell office:value-type="float" office:value="0.065565" calcext:value-type="float">
            <text:p>0.065565</text:p>
          </table:table-cell>
          <table:table-cell office:value-type="float" office:value="0" calcext:value-type="float">
            <text:p>0</text:p>
          </table:table-cell>
          <table:table-cell office:value-type="float" office:value="36320" calcext:value-type="float">
            <text:p>36320</text:p>
          </table:table-cell>
          <table:table-cell office:value-type="string" calcext:value-type="string">
            <text:p>e38bc5da-e0f5-4447-b638-e8171a8916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4.926</text:p>
          </table:table-cell>
          <table:table-cell office:value-type="float" office:value="0.103716" calcext:value-type="float">
            <text:p>0.103716</text:p>
          </table:table-cell>
          <table:table-cell office:value-type="float" office:value="0.070484" calcext:value-type="float">
            <text:p>0.070484</text:p>
          </table:table-cell>
          <table:table-cell office:value-type="float" office:value="0" calcext:value-type="float">
            <text:p>0</text:p>
          </table:table-cell>
          <table:table-cell office:value-type="float" office:value="44941" calcext:value-type="float">
            <text:p>44941</text:p>
          </table:table-cell>
          <table:table-cell office:value-type="string" calcext:value-type="string">
            <text:p>85691b95-a71e-467d-81b6-274c6d63760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5.146</text:p>
          </table:table-cell>
          <table:table-cell office:value-type="float" office:value="0.087875" calcext:value-type="float">
            <text:p>0.087875</text:p>
          </table:table-cell>
          <table:table-cell office:value-type="float" office:value="0.001805" calcext:value-type="float">
            <text:p>0.001805</text:p>
          </table:table-cell>
          <table:table-cell office:value-type="float" office:value="0" calcext:value-type="float">
            <text:p>0</text:p>
          </table:table-cell>
          <table:table-cell office:value-type="float" office:value="16999" calcext:value-type="float">
            <text:p>16999</text:p>
          </table:table-cell>
          <table:table-cell office:value-type="string" calcext:value-type="string">
            <text:p>228f0cda-d296-4766-b6ef-7f6e67090f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5.188</text:p>
          </table:table-cell>
          <table:table-cell office:value-type="float" office:value="0.094106" calcext:value-type="float">
            <text:p>0.094106</text:p>
          </table:table-cell>
          <table:table-cell office:value-type="float" office:value="0.005451" calcext:value-type="float">
            <text:p>0.005451</text:p>
          </table:table-cell>
          <table:table-cell office:value-type="float" office:value="0" calcext:value-type="float">
            <text:p>0</text:p>
          </table:table-cell>
          <table:table-cell office:value-type="float" office:value="30916" calcext:value-type="float">
            <text:p>30916</text:p>
          </table:table-cell>
          <table:table-cell office:value-type="string" calcext:value-type="string">
            <text:p>fb422f67-942b-4b5a-9a30-c2e3f7f3d3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5.355</text:p>
          </table:table-cell>
          <table:table-cell office:value-type="float" office:value="0.093869" calcext:value-type="float">
            <text:p>0.093869</text:p>
          </table:table-cell>
          <table:table-cell office:value-type="float" office:value="0.003831" calcext:value-type="float">
            <text:p>0.003831</text:p>
          </table:table-cell>
          <table:table-cell office:value-type="float" office:value="0" calcext:value-type="float">
            <text:p>0</text:p>
          </table:table-cell>
          <table:table-cell office:value-type="float" office:value="24321" calcext:value-type="float">
            <text:p>24321</text:p>
          </table:table-cell>
          <table:table-cell office:value-type="string" calcext:value-type="string">
            <text:p>b766bbaa-9c2e-4604-849c-6902d2dce6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5.586</text:p>
          </table:table-cell>
          <table:table-cell office:value-type="float" office:value="0.09921" calcext:value-type="float">
            <text:p>0.09921</text:p>
          </table:table-cell>
          <table:table-cell office:value-type="float" office:value="0.006047" calcext:value-type="float">
            <text:p>0.006047</text:p>
          </table:table-cell>
          <table:table-cell office:value-type="float" office:value="0" calcext:value-type="float">
            <text:p>0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b8fe4e8b-1cbf-4a01-b32d-505898e5c5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5.608</text:p>
          </table:table-cell>
          <table:table-cell office:value-type="float" office:value="0.126726" calcext:value-type="float">
            <text:p>0.126726</text:p>
          </table:table-cell>
          <table:table-cell office:value-type="float" office:value="0.070877" calcext:value-type="float">
            <text:p>0.070877</text:p>
          </table:table-cell>
          <table:table-cell office:value-type="float" office:value="0" calcext:value-type="float">
            <text:p>0</text:p>
          </table:table-cell>
          <table:table-cell office:value-type="float" office:value="45991" calcext:value-type="float">
            <text:p>45991</text:p>
          </table:table-cell>
          <table:table-cell office:value-type="string" calcext:value-type="string">
            <text:p>e7324d87-1776-4b15-a8a6-882e85e2e6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5.751</text:p>
          </table:table-cell>
          <table:table-cell office:value-type="float" office:value="0.13024" calcext:value-type="float">
            <text:p>0.13024</text:p>
          </table:table-cell>
          <table:table-cell office:value-type="float" office:value="0.003416" calcext:value-type="float">
            <text:p>0.003416</text:p>
          </table:table-cell>
          <table:table-cell office:value-type="float" office:value="0" calcext:value-type="float">
            <text:p>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c1ef8e86-e056-49bf-bee8-f1c98bcffba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5.925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1746" calcext:value-type="float">
            <text:p>0.001746</text:p>
          </table:table-cell>
          <table:table-cell office:value-type="float" office:value="0" calcext:value-type="float">
            <text:p>0</text:p>
          </table:table-cell>
          <table:table-cell office:value-type="float" office:value="16460" calcext:value-type="float">
            <text:p>16460</text:p>
          </table:table-cell>
          <table:table-cell office:value-type="string" calcext:value-type="string">
            <text:p>f2cc6d3c-2a12-4b80-9792-75e18e2624a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5.915</text:p>
          </table:table-cell>
          <table:table-cell office:value-type="float" office:value="0.117981" calcext:value-type="float">
            <text:p>0.117981</text:p>
          </table:table-cell>
          <table:table-cell office:value-type="float" office:value="0.002994" calcext:value-type="float">
            <text:p>0.002994</text:p>
          </table:table-cell>
          <table:table-cell office:value-type="float" office:value="0" calcext:value-type="float">
            <text:p>0</text:p>
          </table:table-cell>
          <table:table-cell office:value-type="float" office:value="24738" calcext:value-type="float">
            <text:p>24738</text:p>
          </table:table-cell>
          <table:table-cell office:value-type="string" calcext:value-type="string">
            <text:p>d60e64cc-7e45-494a-a485-abc183d068e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5.925</text:p>
          </table:table-cell>
          <table:table-cell office:value-type="float" office:value="0.089408" calcext:value-type="float">
            <text:p>0.089408</text:p>
          </table:table-cell>
          <table:table-cell office:value-type="float" office:value="0.034112" calcext:value-type="float">
            <text:p>0.034112</text:p>
          </table:table-cell>
          <table:table-cell office:value-type="float" office:value="0" calcext:value-type="float">
            <text:p>0</text:p>
          </table:table-cell>
          <table:table-cell office:value-type="float" office:value="16433" calcext:value-type="float">
            <text:p>16433</text:p>
          </table:table-cell>
          <table:table-cell office:value-type="string" calcext:value-type="string">
            <text:p>eb158a56-1161-48dd-a65e-2314e79baf3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5.926</text:p>
          </table:table-cell>
          <table:table-cell office:value-type="float" office:value="0.10934" calcext:value-type="float">
            <text:p>0.10934</text:p>
          </table:table-cell>
          <table:table-cell office:value-type="float" office:value="0.034804" calcext:value-type="float">
            <text:p>0.034804</text:p>
          </table:table-cell>
          <table:table-cell office:value-type="float" office:value="0" calcext:value-type="float">
            <text:p>0</text:p>
          </table:table-cell>
          <table:table-cell office:value-type="float" office:value="30991" calcext:value-type="float">
            <text:p>30991</text:p>
          </table:table-cell>
          <table:table-cell office:value-type="string" calcext:value-type="string">
            <text:p>0ad8fa7e-7810-41f4-9518-f3dad47fb3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6.146</text:p>
          </table:table-cell>
          <table:table-cell office:value-type="float" office:value="0.094212" calcext:value-type="float">
            <text:p>0.094212</text:p>
          </table:table-cell>
          <table:table-cell office:value-type="float" office:value="0.003574" calcext:value-type="float">
            <text:p>0.003574</text:p>
          </table:table-cell>
          <table:table-cell office:value-type="float" office:value="0" calcext:value-type="float">
            <text:p>0</text:p>
          </table:table-cell>
          <table:table-cell office:value-type="float" office:value="17247" calcext:value-type="float">
            <text:p>17247</text:p>
          </table:table-cell>
          <table:table-cell office:value-type="string" calcext:value-type="string">
            <text:p>dae23b39-a61d-4581-a88c-044a5d2986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6.188</text:p>
          </table:table-cell>
          <table:table-cell office:value-type="float" office:value="0.087167" calcext:value-type="float">
            <text:p>0.087167</text:p>
          </table:table-cell>
          <table:table-cell office:value-type="float" office:value="0.037214" calcext:value-type="float">
            <text:p>0.037214</text:p>
          </table:table-cell>
          <table:table-cell office:value-type="float" office:value="0" calcext:value-type="float">
            <text:p>0</text:p>
          </table:table-cell>
          <table:table-cell office:value-type="float" office:value="47651" calcext:value-type="float">
            <text:p>47651</text:p>
          </table:table-cell>
          <table:table-cell office:value-type="string" calcext:value-type="string">
            <text:p>b83a5d5e-cede-4ef2-9604-5844f0b010e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6.354</text:p>
          </table:table-cell>
          <table:table-cell office:value-type="float" office:value="0.087535" calcext:value-type="float">
            <text:p>0.087535</text:p>
          </table:table-cell>
          <table:table-cell office:value-type="float" office:value="0.002824" calcext:value-type="float">
            <text:p>0.002824</text:p>
          </table:table-cell>
          <table:table-cell office:value-type="float" office:value="0" calcext:value-type="float">
            <text:p>0</text:p>
          </table:table-cell>
          <table:table-cell office:value-type="float" office:value="37358" calcext:value-type="float">
            <text:p>37358</text:p>
          </table:table-cell>
          <table:table-cell office:value-type="string" calcext:value-type="string">
            <text:p>03954bd9-ecd2-47d5-aea9-a098c88f266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6.586</text:p>
          </table:table-cell>
          <table:table-cell office:value-type="float" office:value="0.106285" calcext:value-type="float">
            <text:p>0.106285</text:p>
          </table:table-cell>
          <table:table-cell office:value-type="float" office:value="0.036033" calcext:value-type="float">
            <text:p>0.036033</text:p>
          </table:table-cell>
          <table:table-cell office:value-type="float" office:value="0" calcext:value-type="float">
            <text:p>0</text:p>
          </table:table-cell>
          <table:table-cell office:value-type="float" office:value="52175" calcext:value-type="float">
            <text:p>52175</text:p>
          </table:table-cell>
          <table:table-cell office:value-type="string" calcext:value-type="string">
            <text:p>7de3df33-dc8f-4bf3-b9b6-43c7a37537f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6.608</text:p>
          </table:table-cell>
          <table:table-cell office:value-type="float" office:value="0.129659" calcext:value-type="float">
            <text:p>0.129659</text:p>
          </table:table-cell>
          <table:table-cell office:value-type="float" office:value="0.036071" calcext:value-type="float">
            <text:p>0.036071</text:p>
          </table:table-cell>
          <table:table-cell office:value-type="float" office:value="0" calcext:value-type="float">
            <text:p>0</text:p>
          </table:table-cell>
          <table:table-cell office:value-type="float" office:value="24942" calcext:value-type="float">
            <text:p>24942</text:p>
          </table:table-cell>
          <table:table-cell office:value-type="string" calcext:value-type="string">
            <text:p>e38c162b-3704-4357-b32a-39b1859d987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6.751</text:p>
          </table:table-cell>
          <table:table-cell office:value-type="float" office:value="0.087991" calcext:value-type="float">
            <text:p>0.087991</text:p>
          </table:table-cell>
          <table:table-cell office:value-type="float" office:value="0.005208" calcext:value-type="float">
            <text:p>0.005208</text:p>
          </table:table-cell>
          <table:table-cell office:value-type="float" office:value="0" calcext:value-type="float">
            <text:p>0</text:p>
          </table:table-cell>
          <table:table-cell office:value-type="float" office:value="24121" calcext:value-type="float">
            <text:p>24121</text:p>
          </table:table-cell>
          <table:table-cell office:value-type="string" calcext:value-type="string">
            <text:p>dbf1df10-abf9-4409-8cdd-ecdc57a859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6.925</text:p>
          </table:table-cell>
          <table:table-cell office:value-type="float" office:value="0.094591" calcext:value-type="float">
            <text:p>0.094591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" calcext:value-type="float">
            <text:p>0</text:p>
          </table:table-cell>
          <table:table-cell office:value-type="float" office:value="29933" calcext:value-type="float">
            <text:p>29933</text:p>
          </table:table-cell>
          <table:table-cell office:value-type="string" calcext:value-type="string">
            <text:p>3f9e14a1-45b2-4ee6-a1ec-3b90637c21a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6.915</text:p>
          </table:table-cell>
          <table:table-cell office:value-type="float" office:value="0.113085" calcext:value-type="float">
            <text:p>0.113085</text:p>
          </table:table-cell>
          <table:table-cell office:value-type="float" office:value="0.001159" calcext:value-type="float">
            <text:p>0.001159</text:p>
          </table:table-cell>
          <table:table-cell office:value-type="float" office:value="0" calcext:value-type="float">
            <text:p>0</text:p>
          </table:table-cell>
          <table:table-cell office:value-type="float" office:value="18028" calcext:value-type="float">
            <text:p>18028</text:p>
          </table:table-cell>
          <table:table-cell office:value-type="string" calcext:value-type="string">
            <text:p>5335ef0d-e856-4c1a-bd06-9339384dd3e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6.926</text:p>
          </table:table-cell>
          <table:table-cell office:value-type="float" office:value="0.097999" calcext:value-type="float">
            <text:p>0.097999</text:p>
          </table:table-cell>
          <table:table-cell office:value-type="float" office:value="0.03915" calcext:value-type="float">
            <text:p>0.03915</text:p>
          </table:table-cell>
          <table:table-cell office:value-type="float" office:value="0" calcext:value-type="float">
            <text:p>0</text:p>
          </table:table-cell>
          <table:table-cell office:value-type="float" office:value="30671" calcext:value-type="float">
            <text:p>30671</text:p>
          </table:table-cell>
          <table:table-cell office:value-type="string" calcext:value-type="string">
            <text:p>8900cd85-3d54-4f64-854e-6837109dc7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6.925</text:p>
          </table:table-cell>
          <table:table-cell office:value-type="float" office:value="0.131007" calcext:value-type="float">
            <text:p>0.131007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18761" calcext:value-type="float">
            <text:p>18761</text:p>
          </table:table-cell>
          <table:table-cell office:value-type="string" calcext:value-type="string">
            <text:p>16d4d108-862a-46a2-ba56-01a69c411b0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7.146</text:p>
          </table:table-cell>
          <table:table-cell office:value-type="float" office:value="0.087635" calcext:value-type="float">
            <text:p>0.087635</text:p>
          </table:table-cell>
          <table:table-cell office:value-type="float" office:value="0.002403" calcext:value-type="float">
            <text:p>0.002403</text:p>
          </table:table-cell>
          <table:table-cell office:value-type="float" office:value="0" calcext:value-type="float">
            <text:p>0</text:p>
          </table:table-cell>
          <table:table-cell office:value-type="float" office:value="23050" calcext:value-type="float">
            <text:p>23050</text:p>
          </table:table-cell>
          <table:table-cell office:value-type="string" calcext:value-type="string">
            <text:p>758df397-d8e4-4d77-a47d-58fcc88de0f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7.188</text:p>
          </table:table-cell>
          <table:table-cell office:value-type="float" office:value="0.086613" calcext:value-type="float">
            <text:p>0.086613</text:p>
          </table:table-cell>
          <table:table-cell office:value-type="float" office:value="0.004105" calcext:value-type="float">
            <text:p>0.004105</text:p>
          </table:table-cell>
          <table:table-cell office:value-type="float" office:value="0" calcext:value-type="float">
            <text:p>0</text:p>
          </table:table-cell>
          <table:table-cell office:value-type="float" office:value="22787" calcext:value-type="float">
            <text:p>22787</text:p>
          </table:table-cell>
          <table:table-cell office:value-type="string" calcext:value-type="string">
            <text:p>c919408e-c78f-4b8d-b465-96f1d6c47db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7.355</text:p>
          </table:table-cell>
          <table:table-cell office:value-type="float" office:value="0.105859" calcext:value-type="float">
            <text:p>0.105859</text:p>
          </table:table-cell>
          <table:table-cell office:value-type="float" office:value="0.03524" calcext:value-type="float">
            <text:p>0.03524</text:p>
          </table:table-cell>
          <table:table-cell office:value-type="float" office:value="0" calcext:value-type="float">
            <text:p>0</text:p>
          </table:table-cell>
          <table:table-cell office:value-type="float" office:value="49858" calcext:value-type="float">
            <text:p>49858</text:p>
          </table:table-cell>
          <table:table-cell office:value-type="string" calcext:value-type="string">
            <text:p>5ab93972-c33b-4680-97df-f9e76d3b4d8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7.586</text:p>
          </table:table-cell>
          <table:table-cell office:value-type="float" office:value="0.092807" calcext:value-type="float">
            <text:p>0.092807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" calcext:value-type="float">
            <text:p>0</text:p>
          </table:table-cell>
          <table:table-cell office:value-type="float" office:value="17323" calcext:value-type="float">
            <text:p>17323</text:p>
          </table:table-cell>
          <table:table-cell office:value-type="string" calcext:value-type="string">
            <text:p>31e3235c-862f-42dd-960c-d233e879e5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7.608</text:p>
          </table:table-cell>
          <table:table-cell office:value-type="float" office:value="0.125557" calcext:value-type="float">
            <text:p>0.125557</text:p>
          </table:table-cell>
          <table:table-cell office:value-type="float" office:value="0.038973" calcext:value-type="float">
            <text:p>0.038973</text:p>
          </table:table-cell>
          <table:table-cell office:value-type="float" office:value="0" calcext:value-type="float">
            <text:p>0</text:p>
          </table:table-cell>
          <table:table-cell office:value-type="float" office:value="31620" calcext:value-type="float">
            <text:p>31620</text:p>
          </table:table-cell>
          <table:table-cell office:value-type="string" calcext:value-type="string">
            <text:p>1eef66f2-508a-4a81-a21c-ec5f270608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7.751</text:p>
          </table:table-cell>
          <table:table-cell office:value-type="float" office:value="0.09432" calcext:value-type="float">
            <text:p>0.09432</text:p>
          </table:table-cell>
          <table:table-cell office:value-type="float" office:value="0.002836" calcext:value-type="float">
            <text:p>0.002836</text:p>
          </table:table-cell>
          <table:table-cell office:value-type="float" office:value="0" calcext:value-type="float">
            <text:p>0</text:p>
          </table:table-cell>
          <table:table-cell office:value-type="float" office:value="14818" calcext:value-type="float">
            <text:p>14818</text:p>
          </table:table-cell>
          <table:table-cell office:value-type="string" calcext:value-type="string">
            <text:p>c3df0b2a-83b8-447d-9a0b-a8b09c9fe60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7.915</text:p>
          </table:table-cell>
          <table:table-cell office:value-type="float" office:value="0.105431" calcext:value-type="float">
            <text:p>0.105431</text:p>
          </table:table-cell>
          <table:table-cell office:value-type="float" office:value="0.005958" calcext:value-type="float">
            <text:p>0.005958</text:p>
          </table:table-cell>
          <table:table-cell office:value-type="float" office:value="0" calcext:value-type="float">
            <text:p>0</text:p>
          </table:table-cell>
          <table:table-cell office:value-type="float" office:value="43458" calcext:value-type="float">
            <text:p>43458</text:p>
          </table:table-cell>
          <table:table-cell office:value-type="string" calcext:value-type="string">
            <text:p>ebb4f48c-4ecd-457a-ad12-a5cdee050ae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7.925</text:p>
          </table:table-cell>
          <table:table-cell office:value-type="float" office:value="0.092595" calcext:value-type="float">
            <text:p>0.092595</text:p>
          </table:table-cell>
          <table:table-cell office:value-type="float" office:value="0.03856" calcext:value-type="float">
            <text:p>0.03856</text:p>
          </table:table-cell>
          <table:table-cell office:value-type="float" office:value="0" calcext:value-type="float">
            <text:p>0</text:p>
          </table:table-cell>
          <table:table-cell office:value-type="float" office:value="34541" calcext:value-type="float">
            <text:p>34541</text:p>
          </table:table-cell>
          <table:table-cell office:value-type="string" calcext:value-type="string">
            <text:p>03848bb0-c928-4e62-b4fd-b413913c3d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7.925</text:p>
          </table:table-cell>
          <table:table-cell office:value-type="float" office:value="0.101285" calcext:value-type="float">
            <text:p>0.101285</text:p>
          </table:table-cell>
          <table:table-cell office:value-type="float" office:value="0.035955" calcext:value-type="float">
            <text:p>0.035955</text:p>
          </table:table-cell>
          <table:table-cell office:value-type="float" office:value="0" calcext:value-type="float">
            <text:p>0</text:p>
          </table:table-cell>
          <table:table-cell office:value-type="float" office:value="25986" calcext:value-type="float">
            <text:p>25986</text:p>
          </table:table-cell>
          <table:table-cell office:value-type="string" calcext:value-type="string">
            <text:p>1cd504a8-268e-4d9d-9e42-6b553d1372b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7.926</text:p>
          </table:table-cell>
          <table:table-cell office:value-type="float" office:value="0.123339" calcext:value-type="float">
            <text:p>0.123339</text:p>
          </table:table-cell>
          <table:table-cell office:value-type="float" office:value="0.072507" calcext:value-type="float">
            <text:p>0.072507</text:p>
          </table:table-cell>
          <table:table-cell office:value-type="float" office:value="0" calcext:value-type="float">
            <text:p>0</text:p>
          </table:table-cell>
          <table:table-cell office:value-type="float" office:value="36322" calcext:value-type="float">
            <text:p>36322</text:p>
          </table:table-cell>
          <table:table-cell office:value-type="string" calcext:value-type="string">
            <text:p>2e50dc62-dad0-4d67-9236-7e86991fa2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8.146</text:p>
          </table:table-cell>
          <table:table-cell office:value-type="float" office:value="0.093089" calcext:value-type="float">
            <text:p>0.093089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" calcext:value-type="float">
            <text:p>0</text:p>
          </table:table-cell>
          <table:table-cell office:value-type="float" office:value="20102" calcext:value-type="float">
            <text:p>20102</text:p>
          </table:table-cell>
          <table:table-cell office:value-type="string" calcext:value-type="string">
            <text:p>9becbc6b-c2ec-4188-8d2b-4389aeff13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8.188</text:p>
          </table:table-cell>
          <table:table-cell office:value-type="float" office:value="0.091197" calcext:value-type="float">
            <text:p>0.091197</text:p>
          </table:table-cell>
          <table:table-cell office:value-type="float" office:value="0.004367" calcext:value-type="float">
            <text:p>0.004367</text:p>
          </table:table-cell>
          <table:table-cell office:value-type="float" office:value="0" calcext:value-type="float">
            <text:p>0</text:p>
          </table:table-cell>
          <table:table-cell office:value-type="float" office:value="17847" calcext:value-type="float">
            <text:p>17847</text:p>
          </table:table-cell>
          <table:table-cell office:value-type="string" calcext:value-type="string">
            <text:p>501e0eb6-4345-4d75-b5c1-362a24a021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8.355</text:p>
          </table:table-cell>
          <table:table-cell office:value-type="float" office:value="0.095856" calcext:value-type="float">
            <text:p>0.095856</text:p>
          </table:table-cell>
          <table:table-cell office:value-type="float" office:value="0.001845" calcext:value-type="float">
            <text:p>0.001845</text:p>
          </table:table-cell>
          <table:table-cell office:value-type="float" office:value="0" calcext:value-type="float">
            <text:p>0</text:p>
          </table:table-cell>
          <table:table-cell office:value-type="float" office:value="17832" calcext:value-type="float">
            <text:p>17832</text:p>
          </table:table-cell>
          <table:table-cell office:value-type="string" calcext:value-type="string">
            <text:p>484e6972-9250-45b8-825d-0094581ca0c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8.586</text:p>
          </table:table-cell>
          <table:table-cell office:value-type="float" office:value="0.093381" calcext:value-type="float">
            <text:p>0.093381</text:p>
          </table:table-cell>
          <table:table-cell office:value-type="float" office:value="0.002694" calcext:value-type="float">
            <text:p>0.002694</text:p>
          </table:table-cell>
          <table:table-cell office:value-type="float" office:value="0" calcext:value-type="float">
            <text:p>0</text:p>
          </table:table-cell>
          <table:table-cell office:value-type="float" office:value="29668" calcext:value-type="float">
            <text:p>29668</text:p>
          </table:table-cell>
          <table:table-cell office:value-type="string" calcext:value-type="string">
            <text:p>4411523c-8c43-428c-90cb-2557aa5b4c1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8.608</text:p>
          </table:table-cell>
          <table:table-cell office:value-type="float" office:value="0.131631" calcext:value-type="float">
            <text:p>0.131631</text:p>
          </table:table-cell>
          <table:table-cell office:value-type="float" office:value="0.073509" calcext:value-type="float">
            <text:p>0.073509</text:p>
          </table:table-cell>
          <table:table-cell office:value-type="float" office:value="0" calcext:value-type="float">
            <text:p>0</text:p>
          </table:table-cell>
          <table:table-cell office:value-type="float" office:value="65197" calcext:value-type="float">
            <text:p>65197</text:p>
          </table:table-cell>
          <table:table-cell office:value-type="string" calcext:value-type="string">
            <text:p>2f53059c-3e02-4339-aed3-d11506b264a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8.751</text:p>
          </table:table-cell>
          <table:table-cell office:value-type="float" office:value="0.087444" calcext:value-type="float">
            <text:p>0.087444</text:p>
          </table:table-cell>
          <table:table-cell office:value-type="float" office:value="0.003366" calcext:value-type="float">
            <text:p>0.003366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c642f4f-639b-4273-a85b-98d2efb92d9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8.915</text:p>
          </table:table-cell>
          <table:table-cell office:value-type="float" office:value="0.107092" calcext:value-type="float">
            <text:p>0.107092</text:p>
          </table:table-cell>
          <table:table-cell office:value-type="float" office:value="0.003139" calcext:value-type="float">
            <text:p>0.003139</text:p>
          </table:table-cell>
          <table:table-cell office:value-type="float" office:value="0" calcext:value-type="float">
            <text:p>0</text:p>
          </table:table-cell>
          <table:table-cell office:value-type="float" office:value="28863" calcext:value-type="float">
            <text:p>28863</text:p>
          </table:table-cell>
          <table:table-cell office:value-type="string" calcext:value-type="string">
            <text:p>fc224aad-c090-448f-9502-d47a52aee5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8.925</text:p>
          </table:table-cell>
          <table:table-cell office:value-type="float" office:value="0.102895" calcext:value-type="float">
            <text:p>0.102895</text:p>
          </table:table-cell>
          <table:table-cell office:value-type="float" office:value="0.007684" calcext:value-type="float">
            <text:p>0.007684</text:p>
          </table:table-cell>
          <table:table-cell office:value-type="float" office:value="0" calcext:value-type="float">
            <text:p>0</text:p>
          </table:table-cell>
          <table:table-cell office:value-type="float" office:value="23256" calcext:value-type="float">
            <text:p>23256</text:p>
          </table:table-cell>
          <table:table-cell office:value-type="string" calcext:value-type="string">
            <text:p>dfad0388-84ad-4c76-819b-6024327bba0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8.925</text:p>
          </table:table-cell>
          <table:table-cell office:value-type="float" office:value="0.125217" calcext:value-type="float">
            <text:p>0.125217</text:p>
          </table:table-cell>
          <table:table-cell office:value-type="float" office:value="0.034546" calcext:value-type="float">
            <text:p>0.034546</text:p>
          </table:table-cell>
          <table:table-cell office:value-type="float" office:value="0" calcext:value-type="float">
            <text:p>0</text:p>
          </table:table-cell>
          <table:table-cell office:value-type="float" office:value="17988" calcext:value-type="float">
            <text:p>17988</text:p>
          </table:table-cell>
          <table:table-cell office:value-type="string" calcext:value-type="string">
            <text:p>004c5744-8f47-451a-ad57-4de36a84f9c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8.926</text:p>
          </table:table-cell>
          <table:table-cell office:value-type="float" office:value="0.110582" calcext:value-type="float">
            <text:p>0.110582</text:p>
          </table:table-cell>
          <table:table-cell office:value-type="float" office:value="0.07092" calcext:value-type="float">
            <text:p>0.07092</text:p>
          </table:table-cell>
          <table:table-cell office:value-type="float" office:value="0" calcext:value-type="float">
            <text:p>0</text:p>
          </table:table-cell>
          <table:table-cell office:value-type="float" office:value="54142" calcext:value-type="float">
            <text:p>54142</text:p>
          </table:table-cell>
          <table:table-cell office:value-type="string" calcext:value-type="string">
            <text:p>81b6bf3b-1d3a-4ded-b26d-a39f58d218a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9.146</text:p>
          </table:table-cell>
          <table:table-cell office:value-type="float" office:value="0.09174" calcext:value-type="float">
            <text:p>0.09174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0" calcext:value-type="float">
            <text:p>0</text:p>
          </table:table-cell>
          <table:table-cell office:value-type="float" office:value="42911" calcext:value-type="float">
            <text:p>42911</text:p>
          </table:table-cell>
          <table:table-cell office:value-type="string" calcext:value-type="string">
            <text:p>6bfc5c97-99df-4772-9911-44062dd6a5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9.188</text:p>
          </table:table-cell>
          <table:table-cell office:value-type="float" office:value="0.094792" calcext:value-type="float">
            <text:p>0.094792</text:p>
          </table:table-cell>
          <table:table-cell office:value-type="float" office:value="0.002117" calcext:value-type="float">
            <text:p>0.002117</text:p>
          </table:table-cell>
          <table:table-cell office:value-type="float" office:value="0" calcext:value-type="float">
            <text:p>0</text:p>
          </table:table-cell>
          <table:table-cell office:value-type="float" office:value="19568" calcext:value-type="float">
            <text:p>19568</text:p>
          </table:table-cell>
          <table:table-cell office:value-type="string" calcext:value-type="string">
            <text:p>dda8d81b-2aed-43f8-ab0b-58ebc868165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9.355</text:p>
          </table:table-cell>
          <table:table-cell office:value-type="float" office:value="0.265035" calcext:value-type="float">
            <text:p>0.265035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" calcext:value-type="float">
            <text:p>0</text:p>
          </table:table-cell>
          <table:table-cell office:value-type="float" office:value="20390" calcext:value-type="float">
            <text:p>20390</text:p>
          </table:table-cell>
          <table:table-cell office:value-type="string" calcext:value-type="string">
            <text:p>2186b9ab-31a0-48d4-ab70-83fc0943304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9.586</text:p>
          </table:table-cell>
          <table:table-cell office:value-type="float" office:value="0.251847" calcext:value-type="float">
            <text:p>0.251847</text:p>
          </table:table-cell>
          <table:table-cell office:value-type="float" office:value="0.001727" calcext:value-type="float">
            <text:p>0.001727</text:p>
          </table:table-cell>
          <table:table-cell office:value-type="float" office:value="0" calcext:value-type="float">
            <text:p>0</text:p>
          </table:table-cell>
          <table:table-cell office:value-type="float" office:value="18916" calcext:value-type="float">
            <text:p>18916</text:p>
          </table:table-cell>
          <table:table-cell office:value-type="string" calcext:value-type="string">
            <text:p>2c897611-fe4d-4738-b5a3-5e55f7e11d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9.608</text:p>
          </table:table-cell>
          <table:table-cell office:value-type="float" office:value="0.229816" calcext:value-type="float">
            <text:p>0.229816</text:p>
          </table:table-cell>
          <table:table-cell office:value-type="float" office:value="0.210557" calcext:value-type="float">
            <text:p>0.210557</text:p>
          </table:table-cell>
          <table:table-cell office:value-type="float" office:value="0" calcext:value-type="float">
            <text:p>0</text:p>
          </table:table-cell>
          <table:table-cell office:value-type="float" office:value="48165" calcext:value-type="float">
            <text:p>48165</text:p>
          </table:table-cell>
          <table:table-cell office:value-type="string" calcext:value-type="string">
            <text:p>6ffb727d-35ae-4001-aeda-bbadde1c17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9.751</text:p>
          </table:table-cell>
          <table:table-cell office:value-type="float" office:value="0.297255" calcext:value-type="float">
            <text:p>0.297255</text:p>
          </table:table-cell>
          <table:table-cell office:value-type="float" office:value="0.002739" calcext:value-type="float">
            <text:p>0.002739</text:p>
          </table:table-cell>
          <table:table-cell office:value-type="float" office:value="0" calcext:value-type="float">
            <text:p>0</text:p>
          </table:table-cell>
          <table:table-cell office:value-type="float" office:value="32424" calcext:value-type="float">
            <text:p>32424</text:p>
          </table:table-cell>
          <table:table-cell office:value-type="string" calcext:value-type="string">
            <text:p>239821b1-0f2a-4c1b-8f3d-d4a6600751a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9.925</text:p>
          </table:table-cell>
          <table:table-cell office:value-type="float" office:value="0.335119" calcext:value-type="float">
            <text:p>0.335119</text:p>
          </table:table-cell>
          <table:table-cell office:value-type="float" office:value="0.035411" calcext:value-type="float">
            <text:p>0.035411</text:p>
          </table:table-cell>
          <table:table-cell office:value-type="float" office:value="0" calcext:value-type="float">
            <text:p>0</text:p>
          </table:table-cell>
          <table:table-cell office:value-type="float" office:value="26085" calcext:value-type="float">
            <text:p>26085</text:p>
          </table:table-cell>
          <table:table-cell office:value-type="string" calcext:value-type="string">
            <text:p>9432df9d-3884-4f05-98f0-b97737de35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9.915</text:p>
          </table:table-cell>
          <table:table-cell office:value-type="float" office:value="0.346637" calcext:value-type="float">
            <text:p>0.346637</text:p>
          </table:table-cell>
          <table:table-cell office:value-type="float" office:value="0.102085" calcext:value-type="float">
            <text:p>0.102085</text:p>
          </table:table-cell>
          <table:table-cell office:value-type="float" office:value="0" calcext:value-type="float">
            <text:p>0</text:p>
          </table:table-cell>
          <table:table-cell office:value-type="float" office:value="105355" calcext:value-type="float">
            <text:p>105355</text:p>
          </table:table-cell>
          <table:table-cell office:value-type="string" calcext:value-type="string">
            <text:p>16b38bc8-74ed-4072-af1d-84aca7ebed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9.926</text:p>
          </table:table-cell>
          <table:table-cell office:value-type="float" office:value="0.334246" calcext:value-type="float">
            <text:p>0.334246</text:p>
          </table:table-cell>
          <table:table-cell office:value-type="float" office:value="0.104094" calcext:value-type="float">
            <text:p>0.104094</text:p>
          </table:table-cell>
          <table:table-cell office:value-type="float" office:value="0" calcext:value-type="float">
            <text:p>0</text:p>
          </table:table-cell>
          <table:table-cell office:value-type="float" office:value="33002" calcext:value-type="float">
            <text:p>33002</text:p>
          </table:table-cell>
          <table:table-cell office:value-type="string" calcext:value-type="string">
            <text:p>8c90703a-1c64-4616-ac32-dad4a2e39e6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0.188</text:p>
          </table:table-cell>
          <table:table-cell office:value-type="float" office:value="0.175779" calcext:value-type="float">
            <text:p>0.175779</text:p>
          </table:table-cell>
          <table:table-cell office:value-type="float" office:value="0.003988" calcext:value-type="float">
            <text:p>0.003988</text:p>
          </table:table-cell>
          <table:table-cell office:value-type="float" office:value="0" calcext:value-type="float">
            <text:p>0</text:p>
          </table:table-cell>
          <table:table-cell office:value-type="float" office:value="14917" calcext:value-type="float">
            <text:p>14917</text:p>
          </table:table-cell>
          <table:table-cell office:value-type="string" calcext:value-type="string">
            <text:p>f091e21c-758b-4885-a403-154425b6ac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0.146</text:p>
          </table:table-cell>
          <table:table-cell office:value-type="float" office:value="0.219496" calcext:value-type="float">
            <text:p>0.219496</text:p>
          </table:table-cell>
          <table:table-cell office:value-type="float" office:value="0.004965" calcext:value-type="float">
            <text:p>0.004965</text:p>
          </table:table-cell>
          <table:table-cell office:value-type="float" office:value="0" calcext:value-type="float">
            <text:p>0</text:p>
          </table:table-cell>
          <table:table-cell office:value-type="float" office:value="35652" calcext:value-type="float">
            <text:p>35652</text:p>
          </table:table-cell>
          <table:table-cell office:value-type="string" calcext:value-type="string">
            <text:p>2568888b-9d52-48be-adc1-ada5158328f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9.925</text:p>
          </table:table-cell>
          <table:table-cell office:value-type="float" office:value="0.336439" calcext:value-type="float">
            <text:p>0.336439</text:p>
          </table:table-cell>
          <table:table-cell office:value-type="float" office:value="0.122799" calcext:value-type="float">
            <text:p>0.122799</text:p>
          </table:table-cell>
          <table:table-cell office:value-type="float" office:value="0" calcext:value-type="float">
            <text:p>0</text:p>
          </table:table-cell>
          <table:table-cell office:value-type="float" office:value="53696" calcext:value-type="float">
            <text:p>53696</text:p>
          </table:table-cell>
          <table:table-cell office:value-type="string" calcext:value-type="string">
            <text:p>d82900be-2e0c-4844-aaf6-b0557252d58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0.354</text:p>
          </table:table-cell>
          <table:table-cell office:value-type="float" office:value="0.174908" calcext:value-type="float">
            <text:p>0.174908</text:p>
          </table:table-cell>
          <table:table-cell office:value-type="float" office:value="0.004815" calcext:value-type="float">
            <text:p>0.004815</text:p>
          </table:table-cell>
          <table:table-cell office:value-type="float" office:value="0" calcext:value-type="float">
            <text:p>0</text:p>
          </table:table-cell>
          <table:table-cell office:value-type="float" office:value="29110" calcext:value-type="float">
            <text:p>29110</text:p>
          </table:table-cell>
          <table:table-cell office:value-type="string" calcext:value-type="string">
            <text:p>fa5edb89-6480-4fda-86e5-12735d806bb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0.608</text:p>
          </table:table-cell>
          <table:table-cell office:value-type="float" office:value="0.27515" calcext:value-type="float">
            <text:p>0.27515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0" calcext:value-type="float">
            <text:p>0</text:p>
          </table:table-cell>
          <table:table-cell office:value-type="float" office:value="12068" calcext:value-type="float">
            <text:p>12068</text:p>
          </table:table-cell>
          <table:table-cell office:value-type="string" calcext:value-type="string">
            <text:p>325c5cc7-bc86-442b-acb2-b0694a72a0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0.586</text:p>
          </table:table-cell>
          <table:table-cell office:value-type="float" office:value="0.297316" calcext:value-type="float">
            <text:p>0.297316</text:p>
          </table:table-cell>
          <table:table-cell office:value-type="float" office:value="0.002248" calcext:value-type="float">
            <text:p>0.002248</text:p>
          </table:table-cell>
          <table:table-cell office:value-type="float" office:value="0" calcext:value-type="float">
            <text:p>0</text:p>
          </table:table-cell>
          <table:table-cell office:value-type="float" office:value="33102" calcext:value-type="float">
            <text:p>33102</text:p>
          </table:table-cell>
          <table:table-cell office:value-type="string" calcext:value-type="string">
            <text:p>bce0409c-f672-4ea4-bbbc-0e32f05671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0.751</text:p>
          </table:table-cell>
          <table:table-cell office:value-type="float" office:value="0.307163" calcext:value-type="float">
            <text:p>0.307163</text:p>
          </table:table-cell>
          <table:table-cell office:value-type="float" office:value="0.001894" calcext:value-type="float">
            <text:p>0.001894</text:p>
          </table:table-cell>
          <table:table-cell office:value-type="float" office:value="0" calcext:value-type="float">
            <text:p>0</text:p>
          </table:table-cell>
          <table:table-cell office:value-type="float" office:value="13474" calcext:value-type="float">
            <text:p>13474</text:p>
          </table:table-cell>
          <table:table-cell office:value-type="string" calcext:value-type="string">
            <text:p>2b390692-081f-440d-917b-8769f332f4d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0.915</text:p>
          </table:table-cell>
          <table:table-cell office:value-type="float" office:value="0.143273" calcext:value-type="float">
            <text:p>0.143273</text:p>
          </table:table-cell>
          <table:table-cell office:value-type="float" office:value="0.004273" calcext:value-type="float">
            <text:p>0.004273</text:p>
          </table:table-cell>
          <table:table-cell office:value-type="float" office:value="0" calcext:value-type="float">
            <text:p>0</text:p>
          </table:table-cell>
          <table:table-cell office:value-type="float" office:value="41322" calcext:value-type="float">
            <text:p>41322</text:p>
          </table:table-cell>
          <table:table-cell office:value-type="string" calcext:value-type="string">
            <text:p>3c8969e0-4ae3-44b4-ad11-7c468fa8240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0.925</text:p>
          </table:table-cell>
          <table:table-cell office:value-type="float" office:value="0.316664" calcext:value-type="float">
            <text:p>0.316664</text:p>
          </table:table-cell>
          <table:table-cell office:value-type="float" office:value="0.176837" calcext:value-type="float">
            <text:p>0.176837</text:p>
          </table:table-cell>
          <table:table-cell office:value-type="float" office:value="0" calcext:value-type="float">
            <text:p>0</text:p>
          </table:table-cell>
          <table:table-cell office:value-type="float" office:value="38545" calcext:value-type="float">
            <text:p>38545</text:p>
          </table:table-cell>
          <table:table-cell office:value-type="string" calcext:value-type="string">
            <text:p>1b94b902-6afa-4d66-af31-96fb80c1da9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0.926</text:p>
          </table:table-cell>
          <table:table-cell office:value-type="float" office:value="0.315572" calcext:value-type="float">
            <text:p>0.315572</text:p>
          </table:table-cell>
          <table:table-cell office:value-type="float" office:value="0.178755" calcext:value-type="float">
            <text:p>0.178755</text:p>
          </table:table-cell>
          <table:table-cell office:value-type="float" office:value="0" calcext:value-type="float">
            <text:p>0</text:p>
          </table:table-cell>
          <table:table-cell office:value-type="float" office:value="19982" calcext:value-type="float">
            <text:p>19982</text:p>
          </table:table-cell>
          <table:table-cell office:value-type="string" calcext:value-type="string">
            <text:p>0acf198d-7f6f-4036-8732-e3d0ee8662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1.146</text:p>
          </table:table-cell>
          <table:table-cell office:value-type="float" office:value="0.273122" calcext:value-type="float">
            <text:p>0.273122</text:p>
          </table:table-cell>
          <table:table-cell office:value-type="float" office:value="0.002602" calcext:value-type="float">
            <text:p>0.002602</text:p>
          </table:table-cell>
          <table:table-cell office:value-type="float" office:value="0" calcext:value-type="float">
            <text:p>0</text:p>
          </table:table-cell>
          <table:table-cell office:value-type="float" office:value="15917" calcext:value-type="float">
            <text:p>15917</text:p>
          </table:table-cell>
          <table:table-cell office:value-type="string" calcext:value-type="string">
            <text:p>5f9493a9-9703-404f-bd1b-a740f0f93eb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0.925</text:p>
          </table:table-cell>
          <table:table-cell office:value-type="float" office:value="0.317475" calcext:value-type="float">
            <text:p>0.317475</text:p>
          </table:table-cell>
          <table:table-cell office:value-type="float" office:value="0.351097" calcext:value-type="float">
            <text:p>0.351097</text:p>
          </table:table-cell>
          <table:table-cell office:value-type="float" office:value="0" calcext:value-type="float">
            <text:p>0</text:p>
          </table:table-cell>
          <table:table-cell office:value-type="float" office:value="38308" calcext:value-type="float">
            <text:p>38308</text:p>
          </table:table-cell>
          <table:table-cell office:value-type="string" calcext:value-type="string">
            <text:p>f3377a02-6675-4900-a108-4e0a6e3953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1.188</text:p>
          </table:table-cell>
          <table:table-cell office:value-type="float" office:value="0.231247" calcext:value-type="float">
            <text:p>0.231247</text:p>
          </table:table-cell>
          <table:table-cell office:value-type="float" office:value="0.174294" calcext:value-type="float">
            <text:p>0.174294</text:p>
          </table:table-cell>
          <table:table-cell office:value-type="float" office:value="0" calcext:value-type="float">
            <text:p>0</text:p>
          </table:table-cell>
          <table:table-cell office:value-type="float" office:value="75864" calcext:value-type="float">
            <text:p>75864</text:p>
          </table:table-cell>
          <table:table-cell office:value-type="string" calcext:value-type="string">
            <text:p>458c7b72-e602-45d1-a694-8adee94681b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1.355</text:p>
          </table:table-cell>
          <table:table-cell office:value-type="float" office:value="0.23952" calcext:value-type="float">
            <text:p>0.23952</text:p>
          </table:table-cell>
          <table:table-cell office:value-type="float" office:value="0.168317" calcext:value-type="float">
            <text:p>0.168317</text:p>
          </table:table-cell>
          <table:table-cell office:value-type="float" office:value="0" calcext:value-type="float">
            <text:p>0</text:p>
          </table:table-cell>
          <table:table-cell office:value-type="float" office:value="31737" calcext:value-type="float">
            <text:p>31737</text:p>
          </table:table-cell>
          <table:table-cell office:value-type="string" calcext:value-type="string">
            <text:p>dc12e574-4935-4ec2-8b48-5607b9e6d5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1.586</text:p>
          </table:table-cell>
          <table:table-cell office:value-type="float" office:value="0.181169" calcext:value-type="float">
            <text:p>0.181169</text:p>
          </table:table-cell>
          <table:table-cell office:value-type="float" office:value="0.001449" calcext:value-type="float">
            <text:p>0.001449</text:p>
          </table:table-cell>
          <table:table-cell office:value-type="float" office:value="0" calcext:value-type="float">
            <text:p>0</text:p>
          </table:table-cell>
          <table:table-cell office:value-type="float" office:value="13646" calcext:value-type="float">
            <text:p>13646</text:p>
          </table:table-cell>
          <table:table-cell office:value-type="string" calcext:value-type="string">
            <text:p>17157978-1b58-457e-87f2-f509feade9f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1.608</text:p>
          </table:table-cell>
          <table:table-cell office:value-type="float" office:value="0.159305" calcext:value-type="float">
            <text:p>0.159305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" calcext:value-type="float">
            <text:p>0</text:p>
          </table:table-cell>
          <table:table-cell office:value-type="float" office:value="15902" calcext:value-type="float">
            <text:p>15902</text:p>
          </table:table-cell>
          <table:table-cell office:value-type="string" calcext:value-type="string">
            <text:p>1fea8b18-0c0d-483f-9a6a-b4186611e3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1.751</text:p>
          </table:table-cell>
          <table:table-cell office:value-type="float" office:value="0.193655" calcext:value-type="float">
            <text:p>0.193655</text:p>
          </table:table-cell>
          <table:table-cell office:value-type="float" office:value="0.001331" calcext:value-type="float">
            <text:p>0.001331</text:p>
          </table:table-cell>
          <table:table-cell office:value-type="float" office:value="0" calcext:value-type="float">
            <text:p>0</text:p>
          </table:table-cell>
          <table:table-cell office:value-type="float" office:value="16023" calcext:value-type="float">
            <text:p>16023</text:p>
          </table:table-cell>
          <table:table-cell office:value-type="string" calcext:value-type="string">
            <text:p>00f05aee-4fd3-4a45-a834-2a91a72f86e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1.915</text:p>
          </table:table-cell>
          <table:table-cell office:value-type="float" office:value="0.208863" calcext:value-type="float">
            <text:p>0.208863</text:p>
          </table:table-cell>
          <table:table-cell office:value-type="float" office:value="0.001555" calcext:value-type="float">
            <text:p>0.001555</text:p>
          </table:table-cell>
          <table:table-cell office:value-type="float" office:value="0" calcext:value-type="float">
            <text:p>0</text:p>
          </table:table-cell>
          <table:table-cell office:value-type="float" office:value="16305" calcext:value-type="float">
            <text:p>16305</text:p>
          </table:table-cell>
          <table:table-cell office:value-type="string" calcext:value-type="string">
            <text:p>dddab6b6-5323-4498-bbc7-b7991583b5b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1.925</text:p>
          </table:table-cell>
          <table:table-cell office:value-type="float" office:value="0.223982" calcext:value-type="float">
            <text:p>0.223982</text:p>
          </table:table-cell>
          <table:table-cell office:value-type="float" office:value="0.162758" calcext:value-type="float">
            <text:p>0.162758</text:p>
          </table:table-cell>
          <table:table-cell office:value-type="float" office:value="0" calcext:value-type="float">
            <text:p>0</text:p>
          </table:table-cell>
          <table:table-cell office:value-type="float" office:value="36501" calcext:value-type="float">
            <text:p>36501</text:p>
          </table:table-cell>
          <table:table-cell office:value-type="string" calcext:value-type="string">
            <text:p>7c0bd933-f39f-45df-ba00-51605ee7c3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1.926</text:p>
          </table:table-cell>
          <table:table-cell office:value-type="float" office:value="0.228038" calcext:value-type="float">
            <text:p>0.228038</text:p>
          </table:table-cell>
          <table:table-cell office:value-type="float" office:value="0.163668" calcext:value-type="float">
            <text:p>0.163668</text:p>
          </table:table-cell>
          <table:table-cell office:value-type="float" office:value="0" calcext:value-type="float">
            <text:p>0</text:p>
          </table:table-cell>
          <table:table-cell office:value-type="float" office:value="39372" calcext:value-type="float">
            <text:p>39372</text:p>
          </table:table-cell>
          <table:table-cell office:value-type="string" calcext:value-type="string">
            <text:p>43dff153-1635-40f7-acaf-1e67c98217b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2.146</text:p>
          </table:table-cell>
          <table:table-cell office:value-type="float" office:value="0.172319" calcext:value-type="float">
            <text:p>0.172319</text:p>
          </table:table-cell>
          <table:table-cell office:value-type="float" office:value="0.001038" calcext:value-type="float">
            <text:p>0.001038</text:p>
          </table:table-cell>
          <table:table-cell office:value-type="float" office:value="0" calcext:value-type="float">
            <text:p>0</text:p>
          </table:table-cell>
          <table:table-cell office:value-type="float" office:value="13733" calcext:value-type="float">
            <text:p>13733</text:p>
          </table:table-cell>
          <table:table-cell office:value-type="string" calcext:value-type="string">
            <text:p>0a5e1ba3-e5be-453c-ac75-c5431e838c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1.925</text:p>
          </table:table-cell>
          <table:table-cell office:value-type="float" office:value="0.221587" calcext:value-type="float">
            <text:p>0.221587</text:p>
          </table:table-cell>
          <table:table-cell office:value-type="float" office:value="0.185959" calcext:value-type="float">
            <text:p>0.185959</text:p>
          </table:table-cell>
          <table:table-cell office:value-type="float" office:value="0" calcext:value-type="float">
            <text:p>0</text:p>
          </table:table-cell>
          <table:table-cell office:value-type="float" office:value="34696" calcext:value-type="float">
            <text:p>34696</text:p>
          </table:table-cell>
          <table:table-cell office:value-type="string" calcext:value-type="string">
            <text:p>0be3355d-621c-4d5a-a914-1b3c9781454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2.188</text:p>
          </table:table-cell>
          <table:table-cell office:value-type="float" office:value="0.294008" calcext:value-type="float">
            <text:p>0.294008</text:p>
          </table:table-cell>
          <table:table-cell office:value-type="float" office:value="0.103934" calcext:value-type="float">
            <text:p>0.103934</text:p>
          </table:table-cell>
          <table:table-cell office:value-type="float" office:value="0" calcext:value-type="float">
            <text:p>0</text:p>
          </table:table-cell>
          <table:table-cell office:value-type="float" office:value="47214" calcext:value-type="float">
            <text:p>47214</text:p>
          </table:table-cell>
          <table:table-cell office:value-type="string" calcext:value-type="string">
            <text:p>3e91cb35-87ee-43db-ba7b-d454504007b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2.355</text:p>
          </table:table-cell>
          <table:table-cell office:value-type="float" office:value="0.232063" calcext:value-type="float">
            <text:p>0.232063</text:p>
          </table:table-cell>
          <table:table-cell office:value-type="float" office:value="0.001632" calcext:value-type="float">
            <text:p>0.001632</text:p>
          </table:table-cell>
          <table:table-cell office:value-type="float" office:value="0" calcext:value-type="float">
            <text:p>0</text:p>
          </table:table-cell>
          <table:table-cell office:value-type="float" office:value="17512" calcext:value-type="float">
            <text:p>17512</text:p>
          </table:table-cell>
          <table:table-cell office:value-type="string" calcext:value-type="string">
            <text:p>8e720d7f-e041-4fdb-b87a-3d4e837d25f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2.586</text:p>
          </table:table-cell>
          <table:table-cell office:value-type="float" office:value="0.126353" calcext:value-type="float">
            <text:p>0.126353</text:p>
          </table:table-cell>
          <table:table-cell office:value-type="float" office:value="0.001095" calcext:value-type="float">
            <text:p>0.001095</text:p>
          </table:table-cell>
          <table:table-cell office:value-type="float" office:value="0" calcext:value-type="float">
            <text:p>0</text:p>
          </table:table-cell>
          <table:table-cell office:value-type="float" office:value="11545" calcext:value-type="float">
            <text:p>11545</text:p>
          </table:table-cell>
          <table:table-cell office:value-type="string" calcext:value-type="string">
            <text:p>e3fd75f0-7ddf-42fd-9cfb-622c68e184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2.608</text:p>
          </table:table-cell>
          <table:table-cell office:value-type="float" office:value="0.137811" calcext:value-type="float">
            <text:p>0.137811</text:p>
          </table:table-cell>
          <table:table-cell office:value-type="float" office:value="0.162066" calcext:value-type="float">
            <text:p>0.162066</text:p>
          </table:table-cell>
          <table:table-cell office:value-type="float" office:value="0" calcext:value-type="float">
            <text:p>0</text:p>
          </table:table-cell>
          <table:table-cell office:value-type="float" office:value="29060" calcext:value-type="float">
            <text:p>29060</text:p>
          </table:table-cell>
          <table:table-cell office:value-type="string" calcext:value-type="string">
            <text:p>8db34124-c7fe-4a1f-ba69-c4046c7f270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2.925</text:p>
          </table:table-cell>
          <table:table-cell office:value-type="float" office:value="5.506536" calcext:value-type="float">
            <text:p>5.506536</text:p>
          </table:table-cell>
          <table:table-cell office:value-type="float" office:value="0.006218" calcext:value-type="float">
            <text:p>0.006218</text:p>
          </table:table-cell>
          <table:table-cell office:value-type="float" office:value="0" calcext:value-type="float">
            <text:p>0</text:p>
          </table:table-cell>
          <table:table-cell office:value-type="float" office:value="21834" calcext:value-type="float">
            <text:p>21834</text:p>
          </table:table-cell>
          <table:table-cell office:value-type="string" calcext:value-type="string">
            <text:p>a905aa12-1fb8-4d84-9a0b-4a85a1ddc55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2.926</text:p>
          </table:table-cell>
          <table:table-cell office:value-type="float" office:value="5.514259" calcext:value-type="float">
            <text:p>5.514259</text:p>
          </table:table-cell>
          <table:table-cell office:value-type="float" office:value="0.008079" calcext:value-type="float">
            <text:p>0.008079</text:p>
          </table:table-cell>
          <table:table-cell office:value-type="float" office:value="0" calcext:value-type="float">
            <text:p>0</text:p>
          </table:table-cell>
          <table:table-cell office:value-type="float" office:value="15490" calcext:value-type="float">
            <text:p>15490</text:p>
          </table:table-cell>
          <table:table-cell office:value-type="string" calcext:value-type="string">
            <text:p>9ce0d19c-86cc-4327-8aac-a333775ded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2.925</text:p>
          </table:table-cell>
          <table:table-cell office:value-type="float" office:value="5.512261" calcext:value-type="float">
            <text:p>5.512261</text:p>
          </table:table-cell>
          <table:table-cell office:value-type="float" office:value="0.0119" calcext:value-type="float">
            <text:p>0.0119</text:p>
          </table:table-cell>
          <table:table-cell office:value-type="float" office:value="0" calcext:value-type="float">
            <text:p>0</text:p>
          </table:table-cell>
          <table:table-cell office:value-type="float" office:value="28120" calcext:value-type="float">
            <text:p>28120</text:p>
          </table:table-cell>
          <table:table-cell office:value-type="string" calcext:value-type="string">
            <text:p>f978ed97-c8fa-4c12-82d4-2ffe473dfd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2.915</text:p>
          </table:table-cell>
          <table:table-cell office:value-type="float" office:value="5.533232" calcext:value-type="float">
            <text:p>5.533232</text:p>
          </table:table-cell>
          <table:table-cell office:value-type="float" office:value="2.97667" calcext:value-type="float">
            <text:p>2.97667</text:p>
          </table:table-cell>
          <table:table-cell office:value-type="float" office:value="0" calcext:value-type="float">
            <text:p>0</text:p>
          </table:table-cell>
          <table:table-cell office:value-type="float" office:value="53431" calcext:value-type="float">
            <text:p>53431</text:p>
          </table:table-cell>
          <table:table-cell office:value-type="string" calcext:value-type="string">
            <text:p>d42f5002-fa39-4399-bd54-85d327d65e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8.608</text:p>
          </table:table-cell>
          <table:table-cell office:value-type="float" office:value="3.760661" calcext:value-type="float">
            <text:p>3.760661</text:p>
          </table:table-cell>
          <table:table-cell office:value-type="float" office:value="0.007275" calcext:value-type="float">
            <text:p>0.007275</text:p>
          </table:table-cell>
          <table:table-cell office:value-type="float" office:value="0" calcext:value-type="float">
            <text:p>0</text:p>
          </table:table-cell>
          <table:table-cell office:value-type="float" office:value="37535" calcext:value-type="float">
            <text:p>37535</text:p>
          </table:table-cell>
          <table:table-cell office:value-type="string" calcext:value-type="string">
            <text:p>6a0b682a-9e1a-4f4d-acaa-069e48e0a3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8.751</text:p>
          </table:table-cell>
          <table:table-cell office:value-type="float" office:value="3.638653" calcext:value-type="float">
            <text:p>3.638653</text:p>
          </table:table-cell>
          <table:table-cell office:value-type="float" office:value="0.003262" calcext:value-type="float">
            <text:p>0.003262</text:p>
          </table:table-cell>
          <table:table-cell office:value-type="float" office:value="0" calcext:value-type="float">
            <text:p>0</text:p>
          </table:table-cell>
          <table:table-cell office:value-type="float" office:value="17468" calcext:value-type="float">
            <text:p>17468</text:p>
          </table:table-cell>
          <table:table-cell office:value-type="string" calcext:value-type="string">
            <text:p>d8fbd708-2f97-405d-918b-1a11e8732bd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3.146</text:p>
          </table:table-cell>
          <table:table-cell office:value-type="float" office:value="9.215333" calcext:value-type="float">
            <text:p>9.215333</text:p>
          </table:table-cell>
          <table:table-cell office:value-type="float" office:value="0.036848" calcext:value-type="float">
            <text:p>0.036848</text:p>
          </table:table-cell>
          <table:table-cell office:value-type="float" office:value="0" calcext:value-type="float">
            <text:p>0</text:p>
          </table:table-cell>
          <table:table-cell office:value-type="float" office:value="15178" calcext:value-type="float">
            <text:p>15178</text:p>
          </table:table-cell>
          <table:table-cell office:value-type="string" calcext:value-type="string">
            <text:p>f11147b2-183b-422e-b7ca-fd511041ddf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4.586</text:p>
          </table:table-cell>
          <table:table-cell office:value-type="float" office:value="7.812396" calcext:value-type="float">
            <text:p>7.812396</text:p>
          </table:table-cell>
          <table:table-cell office:value-type="float" office:value="0.010247" calcext:value-type="float">
            <text:p>0.010247</text:p>
          </table:table-cell>
          <table:table-cell office:value-type="float" office:value="0" calcext:value-type="float">
            <text:p>0</text:p>
          </table:table-cell>
          <table:table-cell office:value-type="float" office:value="10047" calcext:value-type="float">
            <text:p>10047</text:p>
          </table:table-cell>
          <table:table-cell office:value-type="string" calcext:value-type="string">
            <text:p>9921d318-23e2-443e-adb7-c0480f400dd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3.355</text:p>
          </table:table-cell>
          <table:table-cell office:value-type="float" office:value="9.020961" calcext:value-type="float">
            <text:p>9.020961</text:p>
          </table:table-cell>
          <table:table-cell office:value-type="float" office:value="0.034354" calcext:value-type="float">
            <text:p>0.034354</text:p>
          </table:table-cell>
          <table:table-cell office:value-type="float" office:value="0" calcext:value-type="float">
            <text:p>0</text:p>
          </table:table-cell>
          <table:table-cell office:value-type="float" office:value="24172" calcext:value-type="float">
            <text:p>24172</text:p>
          </table:table-cell>
          <table:table-cell office:value-type="string" calcext:value-type="string">
            <text:p>a5cb6973-0261-48d9-a0b5-23816604f9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3.915</text:p>
          </table:table-cell>
          <table:table-cell office:value-type="float" office:value="8.463519" calcext:value-type="float">
            <text:p>8.463519</text:p>
          </table:table-cell>
          <table:table-cell office:value-type="float" office:value="0.039391" calcext:value-type="float">
            <text:p>0.039391</text:p>
          </table:table-cell>
          <table:table-cell office:value-type="float" office:value="0" calcext:value-type="float">
            <text:p>0</text:p>
          </table:table-cell>
          <table:table-cell office:value-type="float" office:value="20416" calcext:value-type="float">
            <text:p>20416</text:p>
          </table:table-cell>
          <table:table-cell office:value-type="string" calcext:value-type="string">
            <text:p>41f1099f-599a-40af-811f-81a4e17801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8.586</text:p>
          </table:table-cell>
          <table:table-cell office:value-type="float" office:value="3.804227" calcext:value-type="float">
            <text:p>3.804227</text:p>
          </table:table-cell>
          <table:table-cell office:value-type="float" office:value="0.035221" calcext:value-type="float">
            <text:p>0.035221</text:p>
          </table:table-cell>
          <table:table-cell office:value-type="float" office:value="0" calcext:value-type="float">
            <text:p>0</text:p>
          </table:table-cell>
          <table:table-cell office:value-type="float" office:value="47039" calcext:value-type="float">
            <text:p>47039</text:p>
          </table:table-cell>
          <table:table-cell office:value-type="string" calcext:value-type="string">
            <text:p>a656c7a8-b183-4ec6-8067-4dc08a5a4e1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3.925</text:p>
          </table:table-cell>
          <table:table-cell office:value-type="float" office:value="8.46836" calcext:value-type="float">
            <text:p>8.46836</text:p>
          </table:table-cell>
          <table:table-cell office:value-type="float" office:value="0.032163" calcext:value-type="float">
            <text:p>0.032163</text:p>
          </table:table-cell>
          <table:table-cell office:value-type="float" office:value="0" calcext:value-type="float">
            <text:p>0</text:p>
          </table:table-cell>
          <table:table-cell office:value-type="float" office:value="13133" calcext:value-type="float">
            <text:p>13133</text:p>
          </table:table-cell>
          <table:table-cell office:value-type="string" calcext:value-type="string">
            <text:p>2b5d5809-3185-4eb3-afe1-62dcdb6c67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4.608</text:p>
          </table:table-cell>
          <table:table-cell office:value-type="float" office:value="7.785553" calcext:value-type="float">
            <text:p>7.785553</text:p>
          </table:table-cell>
          <table:table-cell office:value-type="float" office:value="0.032281" calcext:value-type="float">
            <text:p>0.032281</text:p>
          </table:table-cell>
          <table:table-cell office:value-type="float" office:value="0" calcext:value-type="float">
            <text:p>0</text:p>
          </table:table-cell>
          <table:table-cell office:value-type="float" office:value="15628" calcext:value-type="float">
            <text:p>15628</text:p>
          </table:table-cell>
          <table:table-cell office:value-type="string" calcext:value-type="string">
            <text:p>14499d3e-cf26-41c0-9f75-41d71ba867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3.188</text:p>
          </table:table-cell>
          <table:table-cell office:value-type="float" office:value="9.190072" calcext:value-type="float">
            <text:p>9.190072</text:p>
          </table:table-cell>
          <table:table-cell office:value-type="float" office:value="0.078704" calcext:value-type="float">
            <text:p>0.078704</text:p>
          </table:table-cell>
          <table:table-cell office:value-type="float" office:value="0" calcext:value-type="float">
            <text:p>0</text:p>
          </table:table-cell>
          <table:table-cell office:value-type="float" office:value="60059" calcext:value-type="float">
            <text:p>60059</text:p>
          </table:table-cell>
          <table:table-cell office:value-type="string" calcext:value-type="string">
            <text:p>dc2768bc-1575-403d-8394-9dad404afd1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4.915</text:p>
          </table:table-cell>
          <table:table-cell office:value-type="float" office:value="7.504662" calcext:value-type="float">
            <text:p>7.504662</text:p>
          </table:table-cell>
          <table:table-cell office:value-type="float" office:value="0.038601" calcext:value-type="float">
            <text:p>0.038601</text:p>
          </table:table-cell>
          <table:table-cell office:value-type="float" office:value="0" calcext:value-type="float">
            <text:p>0</text:p>
          </table:table-cell>
          <table:table-cell office:value-type="float" office:value="20536" calcext:value-type="float">
            <text:p>20536</text:p>
          </table:table-cell>
          <table:table-cell office:value-type="string" calcext:value-type="string">
            <text:p>768cb3ea-5c8f-406f-a2ed-52b48277b3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6.608</text:p>
          </table:table-cell>
          <table:table-cell office:value-type="float" office:value="5.829479" calcext:value-type="float">
            <text:p>5.829479</text:p>
          </table:table-cell>
          <table:table-cell office:value-type="float" office:value="0.039868" calcext:value-type="float">
            <text:p>0.039868</text:p>
          </table:table-cell>
          <table:table-cell office:value-type="float" office:value="0" calcext:value-type="float">
            <text:p>0</text:p>
          </table:table-cell>
          <table:table-cell office:value-type="float" office:value="36936" calcext:value-type="float">
            <text:p>36936</text:p>
          </table:table-cell>
          <table:table-cell office:value-type="string" calcext:value-type="string">
            <text:p>17070883-d18e-4d91-b245-c118b1fb283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3.926</text:p>
          </table:table-cell>
          <table:table-cell office:value-type="float" office:value="8.482146" calcext:value-type="float">
            <text:p>8.482146</text:p>
          </table:table-cell>
          <table:table-cell office:value-type="float" office:value="0.103361" calcext:value-type="float">
            <text:p>0.103361</text:p>
          </table:table-cell>
          <table:table-cell office:value-type="float" office:value="0" calcext:value-type="float">
            <text:p>0</text:p>
          </table:table-cell>
          <table:table-cell office:value-type="float" office:value="77192" calcext:value-type="float">
            <text:p>77192</text:p>
          </table:table-cell>
          <table:table-cell office:value-type="string" calcext:value-type="string">
            <text:p>7934951b-718e-4793-ab1b-d3e57ccfc05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3.751</text:p>
          </table:table-cell>
          <table:table-cell office:value-type="float" office:value="8.661396" calcext:value-type="float">
            <text:p>8.661396</text:p>
          </table:table-cell>
          <table:table-cell office:value-type="float" office:value="0.102639" calcext:value-type="float">
            <text:p>0.102639</text:p>
          </table:table-cell>
          <table:table-cell office:value-type="float" office:value="0" calcext:value-type="float">
            <text:p>0</text:p>
          </table:table-cell>
          <table:table-cell office:value-type="float" office:value="58905" calcext:value-type="float">
            <text:p>58905</text:p>
          </table:table-cell>
          <table:table-cell office:value-type="string" calcext:value-type="string">
            <text:p>7083e2e6-e955-4d7f-a282-95ac1d2928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4.146</text:p>
          </table:table-cell>
          <table:table-cell office:value-type="float" office:value="8.316095" calcext:value-type="float">
            <text:p>8.316095</text:p>
          </table:table-cell>
          <table:table-cell office:value-type="float" office:value="0.06497" calcext:value-type="float">
            <text:p>0.06497</text:p>
          </table:table-cell>
          <table:table-cell office:value-type="float" office:value="0" calcext:value-type="float">
            <text:p>0</text:p>
          </table:table-cell>
          <table:table-cell office:value-type="float" office:value="24808" calcext:value-type="float">
            <text:p>24808</text:p>
          </table:table-cell>
          <table:table-cell office:value-type="string" calcext:value-type="string">
            <text:p>c0558f9d-4a0a-46da-b279-dbb7d5897a8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4.926</text:p>
          </table:table-cell>
          <table:table-cell office:value-type="float" office:value="7.494035" calcext:value-type="float">
            <text:p>7.494035</text:p>
          </table:table-cell>
          <table:table-cell office:value-type="float" office:value="0.111326" calcext:value-type="float">
            <text:p>0.111326</text:p>
          </table:table-cell>
          <table:table-cell office:value-type="float" office:value="0" calcext:value-type="float">
            <text:p>0</text:p>
          </table:table-cell>
          <table:table-cell office:value-type="float" office:value="69819" calcext:value-type="float">
            <text:p>69819</text:p>
          </table:table-cell>
          <table:table-cell office:value-type="string" calcext:value-type="string">
            <text:p>e9c0f2ed-ca15-49ec-8da7-ddd397c4a38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3.608</text:p>
          </table:table-cell>
          <table:table-cell office:value-type="float" office:value="8.857397" calcext:value-type="float">
            <text:p>8.857397</text:p>
          </table:table-cell>
          <table:table-cell office:value-type="float" office:value="0.074794" calcext:value-type="float">
            <text:p>0.074794</text:p>
          </table:table-cell>
          <table:table-cell office:value-type="float" office:value="0" calcext:value-type="float">
            <text:p>0</text:p>
          </table:table-cell>
          <table:table-cell office:value-type="float" office:value="17518" calcext:value-type="float">
            <text:p>17518</text:p>
          </table:table-cell>
          <table:table-cell office:value-type="string" calcext:value-type="string">
            <text:p>4e4e7161-2ad0-429f-9bd8-09b56b59bde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4.925</text:p>
          </table:table-cell>
          <table:table-cell office:value-type="float" office:value="7.495799" calcext:value-type="float">
            <text:p>7.495799</text:p>
          </table:table-cell>
          <table:table-cell office:value-type="float" office:value="0.119144" calcext:value-type="float">
            <text:p>0.119144</text:p>
          </table:table-cell>
          <table:table-cell office:value-type="float" office:value="0" calcext:value-type="float">
            <text:p>0</text:p>
          </table:table-cell>
          <table:table-cell office:value-type="float" office:value="80159" calcext:value-type="float">
            <text:p>80159</text:p>
          </table:table-cell>
          <table:table-cell office:value-type="string" calcext:value-type="string">
            <text:p>41ee9e8b-78a2-4bc7-9fa9-49a76e40636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6.926</text:p>
          </table:table-cell>
          <table:table-cell office:value-type="float" office:value="5.551" calcext:value-type="float">
            <text:p>5.551</text:p>
          </table:table-cell>
          <table:table-cell office:value-type="float" office:value="0.063261" calcext:value-type="float">
            <text:p>0.063261</text:p>
          </table:table-cell>
          <table:table-cell office:value-type="float" office:value="0" calcext:value-type="float">
            <text:p>0</text:p>
          </table:table-cell>
          <table:table-cell office:value-type="float" office:value="12421" calcext:value-type="float">
            <text:p>12421</text:p>
          </table:table-cell>
          <table:table-cell office:value-type="string" calcext:value-type="string">
            <text:p>6631b555-2188-4a3e-98db-d4a7c5f161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4.188</text:p>
          </table:table-cell>
          <table:table-cell office:value-type="float" office:value="8.253392" calcext:value-type="float">
            <text:p>8.253392</text:p>
          </table:table-cell>
          <table:table-cell office:value-type="float" office:value="0.099322" calcext:value-type="float">
            <text:p>0.099322</text:p>
          </table:table-cell>
          <table:table-cell office:value-type="float" office:value="0" calcext:value-type="float">
            <text:p>0</text:p>
          </table:table-cell>
          <table:table-cell office:value-type="float" office:value="47039" calcext:value-type="float">
            <text:p>47039</text:p>
          </table:table-cell>
          <table:table-cell office:value-type="string" calcext:value-type="string">
            <text:p>66ae43dd-be42-4d49-a478-25b05d8ba0c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7.751</text:p>
          </table:table-cell>
          <table:table-cell office:value-type="float" office:value="4.682965" calcext:value-type="float">
            <text:p>4.682965</text:p>
          </table:table-cell>
          <table:table-cell office:value-type="float" office:value="0.125482" calcext:value-type="float">
            <text:p>0.125482</text:p>
          </table:table-cell>
          <table:table-cell office:value-type="float" office:value="0" calcext:value-type="float">
            <text:p>0</text:p>
          </table:table-cell>
          <table:table-cell office:value-type="float" office:value="38093" calcext:value-type="float">
            <text:p>38093</text:p>
          </table:table-cell>
          <table:table-cell office:value-type="string" calcext:value-type="string">
            <text:p>73e03678-5ea4-4b20-9f1a-b158ee0bc91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9.915</text:p>
          </table:table-cell>
          <table:table-cell office:value-type="float" office:value="2.64566" calcext:value-type="float">
            <text:p>2.64566</text:p>
          </table:table-cell>
          <table:table-cell office:value-type="float" office:value="0.000453" calcext:value-type="float">
            <text:p>0.000453</text:p>
          </table:table-cell>
          <table:table-cell office:value-type="float" office:value="0" calcext:value-type="float">
            <text:p>0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30b18cc8-256f-40c3-b461-b7cc5c70e3a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5.146</text:p>
          </table:table-cell>
          <table:table-cell office:value-type="float" office:value="7.309073" calcext:value-type="float">
            <text:p>7.309073</text:p>
          </table:table-cell>
          <table:table-cell office:value-type="float" office:value="0.199115" calcext:value-type="float">
            <text:p>0.199115</text:p>
          </table:table-cell>
          <table:table-cell office:value-type="float" office:value="0" calcext:value-type="float">
            <text:p>0</text:p>
          </table:table-cell>
          <table:table-cell office:value-type="float" office:value="47286" calcext:value-type="float">
            <text:p>47286</text:p>
          </table:table-cell>
          <table:table-cell office:value-type="string" calcext:value-type="string">
            <text:p>a9eee2e9-b15c-4170-8b39-1f15e17306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5.915</text:p>
          </table:table-cell>
          <table:table-cell office:value-type="float" office:value="6.610697" calcext:value-type="float">
            <text:p>6.610697</text:p>
          </table:table-cell>
          <table:table-cell office:value-type="float" office:value="0.131327" calcext:value-type="float">
            <text:p>0.131327</text:p>
          </table:table-cell>
          <table:table-cell office:value-type="float" office:value="0" calcext:value-type="float">
            <text:p>0</text:p>
          </table:table-cell>
          <table:table-cell office:value-type="float" office:value="15740" calcext:value-type="float">
            <text:p>15740</text:p>
          </table:table-cell>
          <table:table-cell office:value-type="string" calcext:value-type="string">
            <text:p>8021d10f-c6ca-4c38-bb9b-339a156895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4.355</text:p>
          </table:table-cell>
          <table:table-cell office:value-type="float" office:value="8.308875" calcext:value-type="float">
            <text:p>8.308875</text:p>
          </table:table-cell>
          <table:table-cell office:value-type="float" office:value="0.001171" calcext:value-type="float">
            <text:p>0.001171</text:p>
          </table:table-cell>
          <table:table-cell office:value-type="float" office:value="0" calcext:value-type="float">
            <text:p>0</text:p>
          </table:table-cell>
          <table:table-cell office:value-type="float" office:value="11972" calcext:value-type="float">
            <text:p>11972</text:p>
          </table:table-cell>
          <table:table-cell office:value-type="string" calcext:value-type="string">
            <text:p>0a66f8aa-fb3e-493a-9d8c-8899ec1342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5.925</text:p>
          </table:table-cell>
          <table:table-cell office:value-type="float" office:value="6.745595" calcext:value-type="float">
            <text:p>6.745595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0" calcext:value-type="float">
            <text:p>0</text:p>
          </table:table-cell>
          <table:table-cell office:value-type="float" office:value="12112" calcext:value-type="float">
            <text:p>12112</text:p>
          </table:table-cell>
          <table:table-cell office:value-type="string" calcext:value-type="string">
            <text:p>e596aefc-9ad0-4a13-a740-fcd29e54ffd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8.915</text:p>
          </table:table-cell>
          <table:table-cell office:value-type="float" office:value="3.767039" calcext:value-type="float">
            <text:p>3.767039</text:p>
          </table:table-cell>
          <table:table-cell office:value-type="float" office:value="0.001658" calcext:value-type="float">
            <text:p>0.001658</text:p>
          </table:table-cell>
          <table:table-cell office:value-type="float" office:value="0" calcext:value-type="float">
            <text:p>0</text:p>
          </table:table-cell>
          <table:table-cell office:value-type="float" office:value="13636" calcext:value-type="float">
            <text:p>13636</text:p>
          </table:table-cell>
          <table:table-cell office:value-type="string" calcext:value-type="string">
            <text:p>f21760e3-c2a7-4d4d-83cc-7ec5899f6ff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7.188</text:p>
          </table:table-cell>
          <table:table-cell office:value-type="float" office:value="5.367639" calcext:value-type="float">
            <text:p>5.367639</text:p>
          </table:table-cell>
          <table:table-cell office:value-type="float" office:value="0.128133" calcext:value-type="float">
            <text:p>0.128133</text:p>
          </table:table-cell>
          <table:table-cell office:value-type="float" office:value="0" calcext:value-type="float">
            <text:p>0</text:p>
          </table:table-cell>
          <table:table-cell office:value-type="float" office:value="36956" calcext:value-type="float">
            <text:p>36956</text:p>
          </table:table-cell>
          <table:table-cell office:value-type="string" calcext:value-type="string">
            <text:p>37dc6fc7-06ef-473e-a172-be464cfee9a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5.586</text:p>
          </table:table-cell>
          <table:table-cell office:value-type="float" office:value="7.084254" calcext:value-type="float">
            <text:p>7.084254</text:p>
          </table:table-cell>
          <table:table-cell office:value-type="float" office:value="0.026811" calcext:value-type="float">
            <text:p>0.026811</text:p>
          </table:table-cell>
          <table:table-cell office:value-type="float" office:value="0" calcext:value-type="float">
            <text:p>0</text:p>
          </table:table-cell>
          <table:table-cell office:value-type="float" office:value="18995" calcext:value-type="float">
            <text:p>18995</text:p>
          </table:table-cell>
          <table:table-cell office:value-type="string" calcext:value-type="string">
            <text:p>46f75a4c-ba1b-4774-9df9-f375767448d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5.608</text:p>
          </table:table-cell>
          <table:table-cell office:value-type="float" office:value="7.062488" calcext:value-type="float">
            <text:p>7.062488</text:p>
          </table:table-cell>
          <table:table-cell office:value-type="float" office:value="0.026869" calcext:value-type="float">
            <text:p>0.026869</text:p>
          </table:table-cell>
          <table:table-cell office:value-type="float" office:value="0" calcext:value-type="float">
            <text:p>0</text:p>
          </table:table-cell>
          <table:table-cell office:value-type="float" office:value="19902" calcext:value-type="float">
            <text:p>19902</text:p>
          </table:table-cell>
          <table:table-cell office:value-type="string" calcext:value-type="string">
            <text:p>fe0d4781-6c09-4ed4-8ad0-d90ca682a6e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6.355</text:p>
          </table:table-cell>
          <table:table-cell office:value-type="float" office:value="6.317212" calcext:value-type="float">
            <text:p>6.317212</text:p>
          </table:table-cell>
          <table:table-cell office:value-type="float" office:value="0.025197" calcext:value-type="float">
            <text:p>0.025197</text:p>
          </table:table-cell>
          <table:table-cell office:value-type="float" office:value="0" calcext:value-type="float">
            <text:p>0</text:p>
          </table:table-cell>
          <table:table-cell office:value-type="float" office:value="16841" calcext:value-type="float">
            <text:p>16841</text:p>
          </table:table-cell>
          <table:table-cell office:value-type="string" calcext:value-type="string">
            <text:p>d39b930f-557a-42b2-9eda-09a51236fa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6.915</text:p>
          </table:table-cell>
          <table:table-cell office:value-type="float" office:value="5.644669" calcext:value-type="float">
            <text:p>5.644669</text:p>
          </table:table-cell>
          <table:table-cell office:value-type="float" office:value="0.149029" calcext:value-type="float">
            <text:p>0.149029</text:p>
          </table:table-cell>
          <table:table-cell office:value-type="float" office:value="0" calcext:value-type="float">
            <text:p>0</text:p>
          </table:table-cell>
          <table:table-cell office:value-type="float" office:value="40818" calcext:value-type="float">
            <text:p>40818</text:p>
          </table:table-cell>
          <table:table-cell office:value-type="string" calcext:value-type="string">
            <text:p>b0069407-d432-46a4-be40-1a7c418078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6.925</text:p>
          </table:table-cell>
          <table:table-cell office:value-type="float" office:value="5.7508" calcext:value-type="float">
            <text:p>5.7508</text:p>
          </table:table-cell>
          <table:table-cell office:value-type="float" office:value="0.034085" calcext:value-type="float">
            <text:p>0.034085</text:p>
          </table:table-cell>
          <table:table-cell office:value-type="float" office:value="0" calcext:value-type="float">
            <text:p>0</text:p>
          </table:table-cell>
          <table:table-cell office:value-type="float" office:value="18065" calcext:value-type="float">
            <text:p>18065</text:p>
          </table:table-cell>
          <table:table-cell office:value-type="string" calcext:value-type="string">
            <text:p>520101a6-9911-4461-9332-eccefac7d0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8.146</text:p>
          </table:table-cell>
          <table:table-cell office:value-type="float" office:value="4.413792" calcext:value-type="float">
            <text:p>4.413792</text:p>
          </table:table-cell>
          <table:table-cell office:value-type="float" office:value="0.154338" calcext:value-type="float">
            <text:p>0.154338</text:p>
          </table:table-cell>
          <table:table-cell office:value-type="float" office:value="0" calcext:value-type="float">
            <text:p>0</text:p>
          </table:table-cell>
          <table:table-cell office:value-type="float" office:value="28662" calcext:value-type="float">
            <text:p>28662</text:p>
          </table:table-cell>
          <table:table-cell office:value-type="string" calcext:value-type="string">
            <text:p>6204d953-fe63-4d7f-866e-5b71c1c333c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9.608</text:p>
          </table:table-cell>
          <table:table-cell office:value-type="float" office:value="3.074171" calcext:value-type="float">
            <text:p>3.074171</text:p>
          </table:table-cell>
          <table:table-cell office:value-type="float" office:value="0.03535" calcext:value-type="float">
            <text:p>0.03535</text:p>
          </table:table-cell>
          <table:table-cell office:value-type="float" office:value="0" calcext:value-type="float">
            <text:p>0</text:p>
          </table:table-cell>
          <table:table-cell office:value-type="float" office:value="38471" calcext:value-type="float">
            <text:p>38471</text:p>
          </table:table-cell>
          <table:table-cell office:value-type="string" calcext:value-type="string">
            <text:p>717cead5-ecb3-43b9-af55-fefea8cb09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4.925</text:p>
          </table:table-cell>
          <table:table-cell office:value-type="float" office:value="7.744657" calcext:value-type="float">
            <text:p>7.744657</text:p>
          </table:table-cell>
          <table:table-cell office:value-type="float" office:value="0.053809" calcext:value-type="float">
            <text:p>0.053809</text:p>
          </table:table-cell>
          <table:table-cell office:value-type="float" office:value="0" calcext:value-type="float">
            <text:p>0</text:p>
          </table:table-cell>
          <table:table-cell office:value-type="float" office:value="45215" calcext:value-type="float">
            <text:p>45215</text:p>
          </table:table-cell>
          <table:table-cell office:value-type="string" calcext:value-type="string">
            <text:p>6b66284b-e185-4bb6-8792-0cc1d0c5d6d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3.586</text:p>
          </table:table-cell>
          <table:table-cell office:value-type="float" office:value="9.099119" calcext:value-type="float">
            <text:p>9.099119</text:p>
          </table:table-cell>
          <table:table-cell office:value-type="float" office:value="0.03893" calcext:value-type="float">
            <text:p>0.03893</text:p>
          </table:table-cell>
          <table:table-cell office:value-type="float" office:value="0" calcext:value-type="float">
            <text:p>0</text:p>
          </table:table-cell>
          <table:table-cell office:value-type="float" office:value="17742" calcext:value-type="float">
            <text:p>17742</text:p>
          </table:table-cell>
          <table:table-cell office:value-type="string" calcext:value-type="string">
            <text:p>aeda13eb-b7ae-4a4e-8032-438f03f349e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5.355</text:p>
          </table:table-cell>
          <table:table-cell office:value-type="float" office:value="7.341191" calcext:value-type="float">
            <text:p>7.341191</text:p>
          </table:table-cell>
          <table:table-cell office:value-type="float" office:value="0.031169" calcext:value-type="float">
            <text:p>0.031169</text:p>
          </table:table-cell>
          <table:table-cell office:value-type="float" office:value="0" calcext:value-type="float">
            <text:p>0</text:p>
          </table:table-cell>
          <table:table-cell office:value-type="float" office:value="18106" calcext:value-type="float">
            <text:p>18106</text:p>
          </table:table-cell>
          <table:table-cell office:value-type="string" calcext:value-type="string">
            <text:p>1a7f21c6-710d-45e7-b024-76640817d5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5.751</text:p>
          </table:table-cell>
          <table:table-cell office:value-type="float" office:value="6.875151" calcext:value-type="float">
            <text:p>6.875151</text:p>
          </table:table-cell>
          <table:table-cell office:value-type="float" office:value="0.101388" calcext:value-type="float">
            <text:p>0.101388</text:p>
          </table:table-cell>
          <table:table-cell office:value-type="float" office:value="0" calcext:value-type="float">
            <text:p>0</text:p>
          </table:table-cell>
          <table:table-cell office:value-type="float" office:value="14870" calcext:value-type="float">
            <text:p>14870</text:p>
          </table:table-cell>
          <table:table-cell office:value-type="string" calcext:value-type="string">
            <text:p>630436ba-4d63-4b92-a4ff-e0b182ae2bb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5.926</text:p>
          </table:table-cell>
          <table:table-cell office:value-type="float" office:value="6.770702" calcext:value-type="float">
            <text:p>6.770702</text:p>
          </table:table-cell>
          <table:table-cell office:value-type="float" office:value="0.034631" calcext:value-type="float">
            <text:p>0.034631</text:p>
          </table:table-cell>
          <table:table-cell office:value-type="float" office:value="0" calcext:value-type="float">
            <text:p>0</text:p>
          </table:table-cell>
          <table:table-cell office:value-type="float" office:value="32922" calcext:value-type="float">
            <text:p>32922</text:p>
          </table:table-cell>
          <table:table-cell office:value-type="string" calcext:value-type="string">
            <text:p>708b3398-c6ad-4f53-be53-a8aab4969a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6.925</text:p>
          </table:table-cell>
          <table:table-cell office:value-type="float" office:value="5.783849" calcext:value-type="float">
            <text:p>5.783849</text:p>
          </table:table-cell>
          <table:table-cell office:value-type="float" office:value="0.024642" calcext:value-type="float">
            <text:p>0.024642</text:p>
          </table:table-cell>
          <table:table-cell office:value-type="float" office:value="0" calcext:value-type="float">
            <text:p>0</text:p>
          </table:table-cell>
          <table:table-cell office:value-type="float" office:value="14023" calcext:value-type="float">
            <text:p>14023</text:p>
          </table:table-cell>
          <table:table-cell office:value-type="string" calcext:value-type="string">
            <text:p>045a9f16-c4f9-4928-84df-45145a98a7a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6.751</text:p>
          </table:table-cell>
          <table:table-cell office:value-type="float" office:value="5.957151" calcext:value-type="float">
            <text:p>5.957151</text:p>
          </table:table-cell>
          <table:table-cell office:value-type="float" office:value="0.025711" calcext:value-type="float">
            <text:p>0.025711</text:p>
          </table:table-cell>
          <table:table-cell office:value-type="float" office:value="0" calcext:value-type="float">
            <text:p>0</text:p>
          </table:table-cell>
          <table:table-cell office:value-type="float" office:value="14931" calcext:value-type="float">
            <text:p>14931</text:p>
          </table:table-cell>
          <table:table-cell office:value-type="string" calcext:value-type="string">
            <text:p>aebefb85-14b4-477c-acf0-2aac35bd85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7.608</text:p>
          </table:table-cell>
          <table:table-cell office:value-type="float" office:value="5.103824" calcext:value-type="float">
            <text:p>5.103824</text:p>
          </table:table-cell>
          <table:table-cell office:value-type="float" office:value="0.02248" calcext:value-type="float">
            <text:p>0.02248</text:p>
          </table:table-cell>
          <table:table-cell office:value-type="float" office:value="0" calcext:value-type="float">
            <text:p>0</text:p>
          </table:table-cell>
          <table:table-cell office:value-type="float" office:value="15555" calcext:value-type="float">
            <text:p>15555</text:p>
          </table:table-cell>
          <table:table-cell office:value-type="string" calcext:value-type="string">
            <text:p>455d206c-a94c-47f4-851c-b940b7649f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7.926</text:p>
          </table:table-cell>
          <table:table-cell office:value-type="float" office:value="4.785797" calcext:value-type="float">
            <text:p>4.785797</text:p>
          </table:table-cell>
          <table:table-cell office:value-type="float" office:value="0.028252" calcext:value-type="float">
            <text:p>0.028252</text:p>
          </table:table-cell>
          <table:table-cell office:value-type="float" office:value="0" calcext:value-type="float">
            <text:p>0</text:p>
          </table:table-cell>
          <table:table-cell office:value-type="float" office:value="30643" calcext:value-type="float">
            <text:p>30643</text:p>
          </table:table-cell>
          <table:table-cell office:value-type="string" calcext:value-type="string">
            <text:p>8b4f5052-1fd7-4e43-95d8-28883b22f80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8.925</text:p>
          </table:table-cell>
          <table:table-cell office:value-type="float" office:value="3.788822" calcext:value-type="float">
            <text:p>3.788822</text:p>
          </table:table-cell>
          <table:table-cell office:value-type="float" office:value="0.026916" calcext:value-type="float">
            <text:p>0.026916</text:p>
          </table:table-cell>
          <table:table-cell office:value-type="float" office:value="0" calcext:value-type="float">
            <text:p>0</text:p>
          </table:table-cell>
          <table:table-cell office:value-type="float" office:value="13687" calcext:value-type="float">
            <text:p>13687</text:p>
          </table:table-cell>
          <table:table-cell office:value-type="string" calcext:value-type="string">
            <text:p>8611bc7b-e658-4acd-82a2-84d92d75a5e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9.751</text:p>
          </table:table-cell>
          <table:table-cell office:value-type="float" office:value="2.931068" calcext:value-type="float">
            <text:p>2.931068</text:p>
          </table:table-cell>
          <table:table-cell office:value-type="float" office:value="0.058937" calcext:value-type="float">
            <text:p>0.058937</text:p>
          </table:table-cell>
          <table:table-cell office:value-type="float" office:value="0" calcext:value-type="float">
            <text:p>0</text:p>
          </table:table-cell>
          <table:table-cell office:value-type="float" office:value="49631" calcext:value-type="float">
            <text:p>49631</text:p>
          </table:table-cell>
          <table:table-cell office:value-type="string" calcext:value-type="string">
            <text:p>fc2ade38-2ab5-4fff-843f-5259377fb80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9.925</text:p>
          </table:table-cell>
          <table:table-cell office:value-type="float" office:value="2.793628" calcext:value-type="float">
            <text:p>2.793628</text:p>
          </table:table-cell>
          <table:table-cell office:value-type="float" office:value="0.022809" calcext:value-type="float">
            <text:p>0.022809</text:p>
          </table:table-cell>
          <table:table-cell office:value-type="float" office:value="0" calcext:value-type="float">
            <text:p>0</text:p>
          </table:table-cell>
          <table:table-cell office:value-type="float" office:value="13928" calcext:value-type="float">
            <text:p>13928</text:p>
          </table:table-cell>
          <table:table-cell office:value-type="string" calcext:value-type="string">
            <text:p>e7b982ef-60f3-415f-af85-f40fe926405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20.146</text:p>
          </table:table-cell>
          <table:table-cell office:value-type="float" office:value="2.538652" calcext:value-type="float">
            <text:p>2.538652</text:p>
          </table:table-cell>
          <table:table-cell office:value-type="float" office:value="0.067123" calcext:value-type="float">
            <text:p>0.067123</text:p>
          </table:table-cell>
          <table:table-cell office:value-type="float" office:value="0" calcext:value-type="float">
            <text:p>0</text:p>
          </table:table-cell>
          <table:table-cell office:value-type="float" office:value="44289" calcext:value-type="float">
            <text:p>44289</text:p>
          </table:table-cell>
          <table:table-cell office:value-type="string" calcext:value-type="string">
            <text:p>40188a01-5489-443d-b2ac-d1ae592214b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20.188</text:p>
          </table:table-cell>
          <table:table-cell office:value-type="float" office:value="2.535153" calcext:value-type="float">
            <text:p>2.535153</text:p>
          </table:table-cell>
          <table:table-cell office:value-type="float" office:value="0.028546" calcext:value-type="float">
            <text:p>0.028546</text:p>
          </table:table-cell>
          <table:table-cell office:value-type="float" office:value="0" calcext:value-type="float">
            <text:p>0</text:p>
          </table:table-cell>
          <table:table-cell office:value-type="float" office:value="20813" calcext:value-type="float">
            <text:p>20813</text:p>
          </table:table-cell>
          <table:table-cell office:value-type="string" calcext:value-type="string">
            <text:p>d065fe23-df12-46fd-8416-79d0e5c3adc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9.355</text:p>
          </table:table-cell>
          <table:table-cell office:value-type="float" office:value="3.35976" calcext:value-type="float">
            <text:p>3.35976</text:p>
          </table:table-cell>
          <table:table-cell office:value-type="float" office:value="0.038484" calcext:value-type="float">
            <text:p>0.038484</text:p>
          </table:table-cell>
          <table:table-cell office:value-type="float" office:value="0" calcext:value-type="float">
            <text:p>0</text:p>
          </table:table-cell>
          <table:table-cell office:value-type="float" office:value="54250" calcext:value-type="float">
            <text:p>54250</text:p>
          </table:table-cell>
          <table:table-cell office:value-type="string" calcext:value-type="string">
            <text:p>92275f9b-734a-426c-b843-fee29e7cb8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6.586</text:p>
          </table:table-cell>
          <table:table-cell office:value-type="float" office:value="6.120293" calcext:value-type="float">
            <text:p>6.120293</text:p>
          </table:table-cell>
          <table:table-cell office:value-type="float" office:value="0.047585" calcext:value-type="float">
            <text:p>0.047585</text:p>
          </table:table-cell>
          <table:table-cell office:value-type="float" office:value="0" calcext:value-type="float">
            <text:p>0</text:p>
          </table:table-cell>
          <table:table-cell office:value-type="float" office:value="60532" calcext:value-type="float">
            <text:p>60532</text:p>
          </table:table-cell>
          <table:table-cell office:value-type="string" calcext:value-type="string">
            <text:p>a6655fe8-bdf6-4d41-a619-e10a6e105e7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5.925</text:p>
          </table:table-cell>
          <table:table-cell office:value-type="float" office:value="6.77179" calcext:value-type="float">
            <text:p>6.77179</text:p>
          </table:table-cell>
          <table:table-cell office:value-type="float" office:value="0.060443" calcext:value-type="float">
            <text:p>0.060443</text:p>
          </table:table-cell>
          <table:table-cell office:value-type="float" office:value="0" calcext:value-type="float">
            <text:p>0</text:p>
          </table:table-cell>
          <table:table-cell office:value-type="float" office:value="66700" calcext:value-type="float">
            <text:p>66700</text:p>
          </table:table-cell>
          <table:table-cell office:value-type="string" calcext:value-type="string">
            <text:p>e63cfec4-f52a-422d-b3df-bbffea54d2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7.586</text:p>
          </table:table-cell>
          <table:table-cell office:value-type="float" office:value="5.123121" calcext:value-type="float">
            <text:p>5.123121</text:p>
          </table:table-cell>
          <table:table-cell office:value-type="float" office:value="0.048967" calcext:value-type="float">
            <text:p>0.048967</text:p>
          </table:table-cell>
          <table:table-cell office:value-type="float" office:value="0" calcext:value-type="float">
            <text:p>0</text:p>
          </table:table-cell>
          <table:table-cell office:value-type="float" office:value="43787" calcext:value-type="float">
            <text:p>43787</text:p>
          </table:table-cell>
          <table:table-cell office:value-type="string" calcext:value-type="string">
            <text:p>caaae77a-e720-4bc4-93e0-8373552aa8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9.146</text:p>
          </table:table-cell>
          <table:table-cell office:value-type="float" office:value="3.516978" calcext:value-type="float">
            <text:p>3.516978</text:p>
          </table:table-cell>
          <table:table-cell office:value-type="float" office:value="0.097755" calcext:value-type="float">
            <text:p>0.097755</text:p>
          </table:table-cell>
          <table:table-cell office:value-type="float" office:value="0" calcext:value-type="float">
            <text:p>0</text:p>
          </table:table-cell>
          <table:table-cell office:value-type="float" office:value="19453" calcext:value-type="float">
            <text:p>19453</text:p>
          </table:table-cell>
          <table:table-cell office:value-type="string" calcext:value-type="string">
            <text:p>5347c8bf-b23a-4901-b6eb-d1e6e2e4d6b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9.926</text:p>
          </table:table-cell>
          <table:table-cell office:value-type="float" office:value="2.795792" calcext:value-type="float">
            <text:p>2.795792</text:p>
          </table:table-cell>
          <table:table-cell office:value-type="float" office:value="0.038744" calcext:value-type="float">
            <text:p>0.038744</text:p>
          </table:table-cell>
          <table:table-cell office:value-type="float" office:value="0" calcext:value-type="float">
            <text:p>0</text:p>
          </table:table-cell>
          <table:table-cell office:value-type="float" office:value="72157" calcext:value-type="float">
            <text:p>72157</text:p>
          </table:table-cell>
          <table:table-cell office:value-type="string" calcext:value-type="string">
            <text:p>c703c767-b6fe-4df6-b8eb-965bf91c52a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7.925</text:p>
          </table:table-cell>
          <table:table-cell office:value-type="float" office:value="4.600921" calcext:value-type="float">
            <text:p>4.600921</text:p>
          </table:table-cell>
          <table:table-cell office:value-type="float" office:value="0.268139" calcext:value-type="float">
            <text:p>0.268139</text:p>
          </table:table-cell>
          <table:table-cell office:value-type="float" office:value="0" calcext:value-type="float">
            <text:p>0</text:p>
          </table:table-cell>
          <table:table-cell office:value-type="float" office:value="41855" calcext:value-type="float">
            <text:p>41855</text:p>
          </table:table-cell>
          <table:table-cell office:value-type="string" calcext:value-type="string">
            <text:p>ec4f1cbf-825c-4afd-acd9-62bd2b120d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7.146</text:p>
          </table:table-cell>
          <table:table-cell office:value-type="float" office:value="5.587212" calcext:value-type="float">
            <text:p>5.587212</text:p>
          </table:table-cell>
          <table:table-cell office:value-type="float" office:value="0.083848" calcext:value-type="float">
            <text:p>0.083848</text:p>
          </table:table-cell>
          <table:table-cell office:value-type="float" office:value="0" calcext:value-type="float">
            <text:p>0</text:p>
          </table:table-cell>
          <table:table-cell office:value-type="float" office:value="16757" calcext:value-type="float">
            <text:p>16757</text:p>
          </table:table-cell>
          <table:table-cell office:value-type="string" calcext:value-type="string">
            <text:p>8d04fa01-ae51-4f12-a3b0-0c046e3224f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20.355</text:p>
          </table:table-cell>
          <table:table-cell office:value-type="float" office:value="2.396385" calcext:value-type="float">
            <text:p>2.396385</text:p>
          </table:table-cell>
          <table:table-cell office:value-type="float" office:value="0.071963" calcext:value-type="float">
            <text:p>0.071963</text:p>
          </table:table-cell>
          <table:table-cell office:value-type="float" office:value="0" calcext:value-type="float">
            <text:p>0</text:p>
          </table:table-cell>
          <table:table-cell office:value-type="float" office:value="17954" calcext:value-type="float">
            <text:p>17954</text:p>
          </table:table-cell>
          <table:table-cell office:value-type="string" calcext:value-type="string">
            <text:p>68c41eb2-3696-40b2-bfaf-4531f2e2de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8.188</text:p>
          </table:table-cell>
          <table:table-cell office:value-type="float" office:value="4.551903" calcext:value-type="float">
            <text:p>4.551903</text:p>
          </table:table-cell>
          <table:table-cell office:value-type="float" office:value="0.084706" calcext:value-type="float">
            <text:p>0.084706</text:p>
          </table:table-cell>
          <table:table-cell office:value-type="float" office:value="0" calcext:value-type="float">
            <text:p>0</text:p>
          </table:table-cell>
          <table:table-cell office:value-type="float" office:value="17662" calcext:value-type="float">
            <text:p>17662</text:p>
          </table:table-cell>
          <table:table-cell office:value-type="string" calcext:value-type="string">
            <text:p>fcfe18b0-3015-454d-a82e-1970f0bfba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4.751</text:p>
          </table:table-cell>
          <table:table-cell office:value-type="float" office:value="7.972571" calcext:value-type="float">
            <text:p>7.972571</text:p>
          </table:table-cell>
          <table:table-cell office:value-type="float" office:value="0.105025" calcext:value-type="float">
            <text:p>0.105025</text:p>
          </table:table-cell>
          <table:table-cell office:value-type="float" office:value="0" calcext:value-type="float">
            <text:p>0</text:p>
          </table:table-cell>
          <table:table-cell office:value-type="float" office:value="17812" calcext:value-type="float">
            <text:p>17812</text:p>
          </table:table-cell>
          <table:table-cell office:value-type="string" calcext:value-type="string">
            <text:p>4dddce0f-6dc3-4769-9c40-f28cbde8a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7.915</text:p>
          </table:table-cell>
          <table:table-cell office:value-type="float" office:value="4.712254" calcext:value-type="float">
            <text:p>4.712254</text:p>
          </table:table-cell>
          <table:table-cell office:value-type="float" office:value="0.207836" calcext:value-type="float">
            <text:p>0.207836</text:p>
          </table:table-cell>
          <table:table-cell office:value-type="float" office:value="0" calcext:value-type="float">
            <text:p>0</text:p>
          </table:table-cell>
          <table:table-cell office:value-type="float" office:value="26219" calcext:value-type="float">
            <text:p>26219</text:p>
          </table:table-cell>
          <table:table-cell office:value-type="string" calcext:value-type="string">
            <text:p>605638c4-1a9d-4776-8fd5-b3c60396f6e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7.925</text:p>
          </table:table-cell>
          <table:table-cell office:value-type="float" office:value="4.808747" calcext:value-type="float">
            <text:p>4.808747</text:p>
          </table:table-cell>
          <table:table-cell office:value-type="float" office:value="0.101942" calcext:value-type="float">
            <text:p>0.101942</text:p>
          </table:table-cell>
          <table:table-cell office:value-type="float" office:value="0" calcext:value-type="float">
            <text:p>0</text:p>
          </table:table-cell>
          <table:table-cell office:value-type="float" office:value="16012" calcext:value-type="float">
            <text:p>16012</text:p>
          </table:table-cell>
          <table:table-cell office:value-type="string" calcext:value-type="string">
            <text:p>51072c50-2ef9-41cf-a600-1e086326c01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9.188</text:p>
          </table:table-cell>
          <table:table-cell office:value-type="float" office:value="3.551687" calcext:value-type="float">
            <text:p>3.551687</text:p>
          </table:table-cell>
          <table:table-cell office:value-type="float" office:value="0.100517" calcext:value-type="float">
            <text:p>0.100517</text:p>
          </table:table-cell>
          <table:table-cell office:value-type="float" office:value="0" calcext:value-type="float">
            <text:p>0</text:p>
          </table:table-cell>
          <table:table-cell office:value-type="float" office:value="13831" calcext:value-type="float">
            <text:p>13831</text:p>
          </table:table-cell>
          <table:table-cell office:value-type="string" calcext:value-type="string">
            <text:p>24c9d131-29f0-4890-8235-9c12f6f1d3b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6.188</text:p>
          </table:table-cell>
          <table:table-cell office:value-type="float" office:value="6.351651" calcext:value-type="float">
            <text:p>6.351651</text:p>
          </table:table-cell>
          <table:table-cell office:value-type="float" office:value="0.301366" calcext:value-type="float">
            <text:p>0.301366</text:p>
          </table:table-cell>
          <table:table-cell office:value-type="float" office:value="0" calcext:value-type="float">
            <text:p>0</text:p>
          </table:table-cell>
          <table:table-cell office:value-type="float" office:value="51703" calcext:value-type="float">
            <text:p>51703</text:p>
          </table:table-cell>
          <table:table-cell office:value-type="string" calcext:value-type="string">
            <text:p>2db56dfa-85fa-4281-a378-e9965f2b93f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3.925</text:p>
          </table:table-cell>
          <table:table-cell office:value-type="float" office:value="8.70199" calcext:value-type="float">
            <text:p>8.70199</text:p>
          </table:table-cell>
          <table:table-cell office:value-type="float" office:value="0.241489" calcext:value-type="float">
            <text:p>0.241489</text:p>
          </table:table-cell>
          <table:table-cell office:value-type="float" office:value="0" calcext:value-type="float">
            <text:p>0</text:p>
          </table:table-cell>
          <table:table-cell office:value-type="float" office:value="36247" calcext:value-type="float">
            <text:p>36247</text:p>
          </table:table-cell>
          <table:table-cell office:value-type="string" calcext:value-type="string">
            <text:p>a2b6fc82-320f-4d27-8b1a-19928c5449f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9.586</text:p>
          </table:table-cell>
          <table:table-cell office:value-type="float" office:value="3.068577" calcext:value-type="float">
            <text:p>3.068577</text:p>
          </table:table-cell>
          <table:table-cell office:value-type="float" office:value="0.214409" calcext:value-type="float">
            <text:p>0.214409</text:p>
          </table:table-cell>
          <table:table-cell office:value-type="float" office:value="0" calcext:value-type="float">
            <text:p>0</text:p>
          </table:table-cell>
          <table:table-cell office:value-type="float" office:value="35497" calcext:value-type="float">
            <text:p>35497</text:p>
          </table:table-cell>
          <table:table-cell office:value-type="string" calcext:value-type="string">
            <text:p>adaacb3b-f99f-4dfb-9606-e4f000c0e17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6.146</text:p>
          </table:table-cell>
          <table:table-cell office:value-type="float" office:value="6.510665" calcext:value-type="float">
            <text:p>6.510665</text:p>
          </table:table-cell>
          <table:table-cell office:value-type="float" office:value="0.219139" calcext:value-type="float">
            <text:p>0.219139</text:p>
          </table:table-cell>
          <table:table-cell office:value-type="float" office:value="0" calcext:value-type="float">
            <text:p>0</text:p>
          </table:table-cell>
          <table:table-cell office:value-type="float" office:value="33994" calcext:value-type="float">
            <text:p>33994</text:p>
          </table:table-cell>
          <table:table-cell office:value-type="string" calcext:value-type="string">
            <text:p>e5a42b11-6328-4df4-9442-44904d86ee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9.925</text:p>
          </table:table-cell>
          <table:table-cell office:value-type="float" office:value="2.816175" calcext:value-type="float">
            <text:p>2.816175</text:p>
          </table:table-cell>
          <table:table-cell office:value-type="float" office:value="0.135406" calcext:value-type="float">
            <text:p>0.135406</text:p>
          </table:table-cell>
          <table:table-cell office:value-type="float" office:value="0" calcext:value-type="float">
            <text:p>0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54860813-4930-4200-bf40-12b9c825f27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8.926</text:p>
          </table:table-cell>
          <table:table-cell office:value-type="float" office:value="3.700315" calcext:value-type="float">
            <text:p>3.700315</text:p>
          </table:table-cell>
          <table:table-cell office:value-type="float" office:value="0.272119" calcext:value-type="float">
            <text:p>0.272119</text:p>
          </table:table-cell>
          <table:table-cell office:value-type="float" office:value="0" calcext:value-type="float">
            <text:p>0</text:p>
          </table:table-cell>
          <table:table-cell office:value-type="float" office:value="55066" calcext:value-type="float">
            <text:p>55066</text:p>
          </table:table-cell>
          <table:table-cell office:value-type="string" calcext:value-type="string">
            <text:p>a4a0e949-3565-4528-b0ec-a88ae429a3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5.188</text:p>
          </table:table-cell>
          <table:table-cell office:value-type="float" office:value="7.535425" calcext:value-type="float">
            <text:p>7.535425</text:p>
          </table:table-cell>
          <table:table-cell office:value-type="float" office:value="0.188577" calcext:value-type="float">
            <text:p>0.188577</text:p>
          </table:table-cell>
          <table:table-cell office:value-type="float" office:value="0" calcext:value-type="float">
            <text:p>0</text:p>
          </table:table-cell>
          <table:table-cell office:value-type="float" office:value="36355" calcext:value-type="float">
            <text:p>36355</text:p>
          </table:table-cell>
          <table:table-cell office:value-type="string" calcext:value-type="string">
            <text:p>fa73062b-f617-4ba9-be67-1be68c5890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7.355</text:p>
          </table:table-cell>
          <table:table-cell office:value-type="float" office:value="5.378537" calcext:value-type="float">
            <text:p>5.378537</text:p>
          </table:table-cell>
          <table:table-cell office:value-type="float" office:value="0.249481" calcext:value-type="float">
            <text:p>0.249481</text:p>
          </table:table-cell>
          <table:table-cell office:value-type="float" office:value="0" calcext:value-type="float">
            <text:p>0</text:p>
          </table:table-cell>
          <table:table-cell office:value-type="float" office:value="56135" calcext:value-type="float">
            <text:p>56135</text:p>
          </table:table-cell>
          <table:table-cell office:value-type="string" calcext:value-type="string">
            <text:p>c3152101-1884-41a1-981b-1a5414bcea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8.355</text:p>
          </table:table-cell>
          <table:table-cell office:value-type="float" office:value="4.38563" calcext:value-type="float">
            <text:p>4.38563</text:p>
          </table:table-cell>
          <table:table-cell office:value-type="float" office:value="0.242492" calcext:value-type="float">
            <text:p>0.242492</text:p>
          </table:table-cell>
          <table:table-cell office:value-type="float" office:value="0" calcext:value-type="float">
            <text:p>0</text:p>
          </table:table-cell>
          <table:table-cell office:value-type="float" office:value="51537" calcext:value-type="float">
            <text:p>51537</text:p>
          </table:table-cell>
          <table:table-cell office:value-type="string" calcext:value-type="string">
            <text:p>1c79814e-7742-430e-9f4e-691499a5baa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8.925</text:p>
          </table:table-cell>
          <table:table-cell office:value-type="float" office:value="3.815465" calcext:value-type="float">
            <text:p>3.815465</text:p>
          </table:table-cell>
          <table:table-cell office:value-type="float" office:value="0.270452" calcext:value-type="float">
            <text:p>0.270452</text:p>
          </table:table-cell>
          <table:table-cell office:value-type="float" office:value="0" calcext:value-type="float">
            <text:p>0</text:p>
          </table:table-cell>
          <table:table-cell office:value-type="float" office:value="62187" calcext:value-type="float">
            <text:p>62187</text:p>
          </table:table-cell>
          <table:table-cell office:value-type="string" calcext:value-type="string">
            <text:p>7526ccbf-4154-48cc-b82d-488193279df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2.751</text:p>
          </table:table-cell>
          <table:table-cell office:value-type="float" office:value="5.67306" calcext:value-type="float">
            <text:p>5.67306</text:p>
          </table:table-cell>
          <table:table-cell office:value-type="float" office:value="6.855397" calcext:value-type="float">
            <text:p>6.855397</text:p>
          </table:table-cell>
          <table:table-cell office:value-type="float" office:value="0" calcext:value-type="float">
            <text:p>0</text:p>
          </table:table-cell>
          <table:table-cell office:value-type="float" office:value="29907" calcext:value-type="float">
            <text:p>29907</text:p>
          </table:table-cell>
          <table:table-cell office:value-type="string" calcext:value-type="string">
            <text:p>73e7c85f-cd18-4634-90ad-6a0aa676ae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</table:table>
      <table:table table:name="step" table:style-name="ta1">
        <table:shapes>
          <draw:frame draw:z-index="0" draw:style-name="gr1" draw:text-style-name="P1" svg:width="159.99mm" svg:height="89.99mm" svg:x="130.05mm" svg:y="1mm">
            <loext:p draw:notify-on-update-of-ranges="step.B1:step.B1 step.B2:step.B32 step.C1:step.C1 step.C2:step.C32 step.D1:step.D1 step.D2:step.D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3.62mm" svg:y="96.36mm">
            <loext:p draw:notify-on-update-of-ranges="step.G1:step.G1 step.G2:step.G32 step.C1:step.C1 step.C2:step.C32 step.G1:step.G1 step.G2:step.G32 step.D1:step.D1 step.D2:step.D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9.78mm" svg:y="0.01mm">
            <loext:p draw:notify-on-update-of-ranges="step.B2:step.B32 step.G1:step.G1 step.G2:step.G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0</text:p>
          </table:table-cell>
          <table:table-cell office:value-type="float" office:value="0.565147" calcext:value-type="float">
            <text:p>0.565147</text:p>
          </table:table-cell>
          <table:table-cell office:value-type="float" office:value="0.782877" calcext:value-type="float">
            <text:p>0.782877</text:p>
          </table:table-cell>
          <table:table-cell office:value-type="float" office:value="0" calcext:value-type="float">
            <text:p>0</text:p>
          </table:table-cell>
          <table:table-cell office:value-type="float" office:value="436897" calcext:value-type="float">
            <text:p>4368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1</text:p>
          </table:table-cell>
          <table:table-cell office:value-type="float" office:value="2.95362" calcext:value-type="float">
            <text:p>2.95362</text:p>
          </table:table-cell>
          <table:table-cell office:value-type="float" office:value="2.059387" calcext:value-type="float">
            <text:p>2.059387</text:p>
          </table:table-cell>
          <table:table-cell office:value-type="float" office:value="0" calcext:value-type="float">
            <text:p>0</text:p>
          </table:table-cell>
          <table:table-cell office:value-type="float" office:value="3632474" calcext:value-type="float">
            <text:p>36324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2</text:p>
          </table:table-cell>
          <table:table-cell office:value-type="float" office:value="0.79791" calcext:value-type="float">
            <text:p>0.79791</text:p>
          </table:table-cell>
          <table:table-cell office:value-type="float" office:value="0.164169" calcext:value-type="float">
            <text:p>0.164169</text:p>
          </table:table-cell>
          <table:table-cell office:value-type="float" office:value="0" calcext:value-type="float">
            <text:p>0</text:p>
          </table:table-cell>
          <table:table-cell office:value-type="float" office:value="278187" calcext:value-type="float">
            <text:p>2781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3</text:p>
          </table:table-cell>
          <table:table-cell office:value-type="float" office:value="0.553808" calcext:value-type="float">
            <text:p>0.553808</text:p>
          </table:table-cell>
          <table:table-cell office:value-type="float" office:value="0.161056" calcext:value-type="float">
            <text:p>0.161056</text:p>
          </table:table-cell>
          <table:table-cell office:value-type="float" office:value="0" calcext:value-type="float">
            <text:p>0</text:p>
          </table:table-cell>
          <table:table-cell office:value-type="float" office:value="315611" calcext:value-type="float">
            <text:p>3156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4</text:p>
          </table:table-cell>
          <table:table-cell office:value-type="float" office:value="0.567604" calcext:value-type="float">
            <text:p>0.567604</text:p>
          </table:table-cell>
          <table:table-cell office:value-type="float" office:value="0.29505" calcext:value-type="float">
            <text:p>0.29505</text:p>
          </table:table-cell>
          <table:table-cell office:value-type="float" office:value="0" calcext:value-type="float">
            <text:p>0</text:p>
          </table:table-cell>
          <table:table-cell office:value-type="float" office:value="365031" calcext:value-type="float">
            <text:p>3650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5</text:p>
          </table:table-cell>
          <table:table-cell office:value-type="float" office:value="0.533983" calcext:value-type="float">
            <text:p>0.533983</text:p>
          </table:table-cell>
          <table:table-cell office:value-type="float" office:value="0.144051" calcext:value-type="float">
            <text:p>0.144051</text:p>
          </table:table-cell>
          <table:table-cell office:value-type="float" office:value="0" calcext:value-type="float">
            <text:p>0</text:p>
          </table:table-cell>
          <table:table-cell office:value-type="float" office:value="208246" calcext:value-type="float">
            <text:p>2082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6</text:p>
          </table:table-cell>
          <table:table-cell office:value-type="float" office:value="0.53591" calcext:value-type="float">
            <text:p>0.53591</text:p>
          </table:table-cell>
          <table:table-cell office:value-type="float" office:value="0.164365" calcext:value-type="float">
            <text:p>0.164365</text:p>
          </table:table-cell>
          <table:table-cell office:value-type="float" office:value="0" calcext:value-type="float">
            <text:p>0</text:p>
          </table:table-cell>
          <table:table-cell office:value-type="float" office:value="250361" calcext:value-type="float">
            <text:p>2503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7</text:p>
          </table:table-cell>
          <table:table-cell office:value-type="float" office:value="0.547801" calcext:value-type="float">
            <text:p>0.547801</text:p>
          </table:table-cell>
          <table:table-cell office:value-type="float" office:value="0.207186" calcext:value-type="float">
            <text:p>0.207186</text:p>
          </table:table-cell>
          <table:table-cell office:value-type="float" office:value="0" calcext:value-type="float">
            <text:p>0</text:p>
          </table:table-cell>
          <table:table-cell office:value-type="float" office:value="379936" calcext:value-type="float">
            <text:p>3799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8</text:p>
          </table:table-cell>
          <table:table-cell office:value-type="float" office:value="0.544412" calcext:value-type="float">
            <text:p>0.544412</text:p>
          </table:table-cell>
          <table:table-cell office:value-type="float" office:value="0.21388" calcext:value-type="float">
            <text:p>0.21388</text:p>
          </table:table-cell>
          <table:table-cell office:value-type="float" office:value="0" calcext:value-type="float">
            <text:p>0</text:p>
          </table:table-cell>
          <table:table-cell office:value-type="float" office:value="392491" calcext:value-type="float">
            <text:p>3924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09:59</text:p>
          </table:table-cell>
          <table:table-cell office:value-type="float" office:value="2.314755" calcext:value-type="float">
            <text:p>2.314755</text:p>
          </table:table-cell>
          <table:table-cell office:value-type="float" office:value="0.388233" calcext:value-type="float">
            <text:p>0.388233</text:p>
          </table:table-cell>
          <table:table-cell office:value-type="float" office:value="0" calcext:value-type="float">
            <text:p>0</text:p>
          </table:table-cell>
          <table:table-cell office:value-type="float" office:value="270719" calcext:value-type="float">
            <text:p>2707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0</text:p>
          </table:table-cell>
          <table:table-cell office:value-type="float" office:value="1.100214" calcext:value-type="float">
            <text:p>1.100214</text:p>
          </table:table-cell>
          <table:table-cell office:value-type="float" office:value="0.217754" calcext:value-type="float">
            <text:p>0.217754</text:p>
          </table:table-cell>
          <table:table-cell office:value-type="float" office:value="0" calcext:value-type="float">
            <text:p>0</text:p>
          </table:table-cell>
          <table:table-cell office:value-type="float" office:value="366531" calcext:value-type="float">
            <text:p>3665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1</text:p>
          </table:table-cell>
          <table:table-cell office:value-type="float" office:value="2.235093" calcext:value-type="float">
            <text:p>2.235093</text:p>
          </table:table-cell>
          <table:table-cell office:value-type="float" office:value="0.304269" calcext:value-type="float">
            <text:p>0.304269</text:p>
          </table:table-cell>
          <table:table-cell office:value-type="float" office:value="0" calcext:value-type="float">
            <text:p>0</text:p>
          </table:table-cell>
          <table:table-cell office:value-type="float" office:value="341226" calcext:value-type="float">
            <text:p>3412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2</text:p>
          </table:table-cell>
          <table:table-cell office:value-type="float" office:value="1.123198" calcext:value-type="float">
            <text:p>1.123198</text:p>
          </table:table-cell>
          <table:table-cell office:value-type="float" office:value="0.204457" calcext:value-type="float">
            <text:p>0.204457</text:p>
          </table:table-cell>
          <table:table-cell office:value-type="float" office:value="0" calcext:value-type="float">
            <text:p>0</text:p>
          </table:table-cell>
          <table:table-cell office:value-type="float" office:value="260799" calcext:value-type="float">
            <text:p>2607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3</text:p>
          </table:table-cell>
          <table:table-cell office:value-type="float" office:value="0.994472" calcext:value-type="float">
            <text:p>0.994472</text:p>
          </table:table-cell>
          <table:table-cell office:value-type="float" office:value="0.238071" calcext:value-type="float">
            <text:p>0.238071</text:p>
          </table:table-cell>
          <table:table-cell office:value-type="float" office:value="0" calcext:value-type="float">
            <text:p>0</text:p>
          </table:table-cell>
          <table:table-cell office:value-type="float" office:value="302081" calcext:value-type="float">
            <text:p>3020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4</text:p>
          </table:table-cell>
          <table:table-cell office:value-type="float" office:value="1.081841" calcext:value-type="float">
            <text:p>1.081841</text:p>
          </table:table-cell>
          <table:table-cell office:value-type="float" office:value="0.225913" calcext:value-type="float">
            <text:p>0.225913</text:p>
          </table:table-cell>
          <table:table-cell office:value-type="float" office:value="0" calcext:value-type="float">
            <text:p>0</text:p>
          </table:table-cell>
          <table:table-cell office:value-type="float" office:value="322207" calcext:value-type="float">
            <text:p>3222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5</text:p>
          </table:table-cell>
          <table:table-cell office:value-type="float" office:value="1.057755" calcext:value-type="float">
            <text:p>1.057755</text:p>
          </table:table-cell>
          <table:table-cell office:value-type="float" office:value="0.165083" calcext:value-type="float">
            <text:p>0.165083</text:p>
          </table:table-cell>
          <table:table-cell office:value-type="float" office:value="0" calcext:value-type="float">
            <text:p>0</text:p>
          </table:table-cell>
          <table:table-cell office:value-type="float" office:value="271106" calcext:value-type="float">
            <text:p>2711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6</text:p>
          </table:table-cell>
          <table:table-cell office:value-type="float" office:value="1.029531" calcext:value-type="float">
            <text:p>1.029531</text:p>
          </table:table-cell>
          <table:table-cell office:value-type="float" office:value="0.199223" calcext:value-type="float">
            <text:p>0.199223</text:p>
          </table:table-cell>
          <table:table-cell office:value-type="float" office:value="0" calcext:value-type="float">
            <text:p>0</text:p>
          </table:table-cell>
          <table:table-cell office:value-type="float" office:value="300887" calcext:value-type="float">
            <text:p>3008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7</text:p>
          </table:table-cell>
          <table:table-cell office:value-type="float" office:value="1.015441" calcext:value-type="float">
            <text:p>1.015441</text:p>
          </table:table-cell>
          <table:table-cell office:value-type="float" office:value="0.237828" calcext:value-type="float">
            <text:p>0.237828</text:p>
          </table:table-cell>
          <table:table-cell office:value-type="float" office:value="0" calcext:value-type="float">
            <text:p>0</text:p>
          </table:table-cell>
          <table:table-cell office:value-type="float" office:value="299763" calcext:value-type="float">
            <text:p>2997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8</text:p>
          </table:table-cell>
          <table:table-cell office:value-type="float" office:value="1.038384" calcext:value-type="float">
            <text:p>1.038384</text:p>
          </table:table-cell>
          <table:table-cell office:value-type="float" office:value="0.20405" calcext:value-type="float">
            <text:p>0.20405</text:p>
          </table:table-cell>
          <table:table-cell office:value-type="float" office:value="0" calcext:value-type="float">
            <text:p>0</text:p>
          </table:table-cell>
          <table:table-cell office:value-type="float" office:value="291279" calcext:value-type="float">
            <text:p>2912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09</text:p>
          </table:table-cell>
          <table:table-cell office:value-type="float" office:value="2.582926" calcext:value-type="float">
            <text:p>2.582926</text:p>
          </table:table-cell>
          <table:table-cell office:value-type="float" office:value="0.591659" calcext:value-type="float">
            <text:p>0.591659</text:p>
          </table:table-cell>
          <table:table-cell office:value-type="float" office:value="0" calcext:value-type="float">
            <text:p>0</text:p>
          </table:table-cell>
          <table:table-cell office:value-type="float" office:value="400512" calcext:value-type="float">
            <text:p>4005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0</text:p>
          </table:table-cell>
          <table:table-cell office:value-type="float" office:value="2.542796" calcext:value-type="float">
            <text:p>2.542796</text:p>
          </table:table-cell>
          <table:table-cell office:value-type="float" office:value="0.72974" calcext:value-type="float">
            <text:p>0.72974</text:p>
          </table:table-cell>
          <table:table-cell office:value-type="float" office:value="0" calcext:value-type="float">
            <text:p>0</text:p>
          </table:table-cell>
          <table:table-cell office:value-type="float" office:value="276480" calcext:value-type="float">
            <text:p>276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1</text:p>
          </table:table-cell>
          <table:table-cell office:value-type="float" office:value="2.160488" calcext:value-type="float">
            <text:p>2.160488</text:p>
          </table:table-cell>
          <table:table-cell office:value-type="float" office:value="0.86364" calcext:value-type="float">
            <text:p>0.86364</text:p>
          </table:table-cell>
          <table:table-cell office:value-type="float" office:value="0" calcext:value-type="float">
            <text:p>0</text:p>
          </table:table-cell>
          <table:table-cell office:value-type="float" office:value="295963" calcext:value-type="float">
            <text:p>2959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2</text:p>
          </table:table-cell>
          <table:table-cell office:value-type="float" office:value="28.701902" calcext:value-type="float">
            <text:p>28.701902</text:p>
          </table:table-cell>
          <table:table-cell office:value-type="float" office:value="10.128029" calcext:value-type="float">
            <text:p>10.128029</text:p>
          </table:table-cell>
          <table:table-cell office:value-type="float" office:value="0" calcext:value-type="float">
            <text:p>0</text:p>
          </table:table-cell>
          <table:table-cell office:value-type="float" office:value="267846" calcext:value-type="float">
            <text:p>2678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3</text:p>
          </table:table-cell>
          <table:table-cell office:value-type="float" office:value="88.160293" calcext:value-type="float">
            <text:p>88.160293</text:p>
          </table:table-cell>
          <table:table-cell office:value-type="float" office:value="0.782673" calcext:value-type="float">
            <text:p>0.782673</text:p>
          </table:table-cell>
          <table:table-cell office:value-type="float" office:value="0" calcext:value-type="float">
            <text:p>0</text:p>
          </table:table-cell>
          <table:table-cell office:value-type="float" office:value="340562" calcext:value-type="float">
            <text:p>3405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4</text:p>
          </table:table-cell>
          <table:table-cell office:value-type="float" office:value="78.688035" calcext:value-type="float">
            <text:p>78.688035</text:p>
          </table:table-cell>
          <table:table-cell office:value-type="float" office:value="0.635896" calcext:value-type="float">
            <text:p>0.635896</text:p>
          </table:table-cell>
          <table:table-cell office:value-type="float" office:value="0" calcext:value-type="float">
            <text:p>0</text:p>
          </table:table-cell>
          <table:table-cell office:value-type="float" office:value="343035" calcext:value-type="float">
            <text:p>3430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5</text:p>
          </table:table-cell>
          <table:table-cell office:value-type="float" office:value="70.106366" calcext:value-type="float">
            <text:p>70.106366</text:p>
          </table:table-cell>
          <table:table-cell office:value-type="float" office:value="0.801412" calcext:value-type="float">
            <text:p>0.801412</text:p>
          </table:table-cell>
          <table:table-cell office:value-type="float" office:value="0" calcext:value-type="float">
            <text:p>0</text:p>
          </table:table-cell>
          <table:table-cell office:value-type="float" office:value="282988" calcext:value-type="float">
            <text:p>2829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6</text:p>
          </table:table-cell>
          <table:table-cell office:value-type="float" office:value="59.816769" calcext:value-type="float">
            <text:p>59.816769</text:p>
          </table:table-cell>
          <table:table-cell office:value-type="float" office:value="0.929883" calcext:value-type="float">
            <text:p>0.929883</text:p>
          </table:table-cell>
          <table:table-cell office:value-type="float" office:value="0" calcext:value-type="float">
            <text:p>0</text:p>
          </table:table-cell>
          <table:table-cell office:value-type="float" office:value="300264" calcext:value-type="float">
            <text:p>3002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7</text:p>
          </table:table-cell>
          <table:table-cell office:value-type="float" office:value="50.151017" calcext:value-type="float">
            <text:p>50.151017</text:p>
          </table:table-cell>
          <table:table-cell office:value-type="float" office:value="1.26456" calcext:value-type="float">
            <text:p>1.26456</text:p>
          </table:table-cell>
          <table:table-cell office:value-type="float" office:value="0" calcext:value-type="float">
            <text:p>0</text:p>
          </table:table-cell>
          <table:table-cell office:value-type="float" office:value="322012" calcext:value-type="float">
            <text:p>3220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8</text:p>
          </table:table-cell>
          <table:table-cell office:value-type="float" office:value="39.626507" calcext:value-type="float">
            <text:p>39.626507</text:p>
          </table:table-cell>
          <table:table-cell office:value-type="float" office:value="1.098439" calcext:value-type="float">
            <text:p>1.098439</text:p>
          </table:table-cell>
          <table:table-cell office:value-type="float" office:value="0" calcext:value-type="float">
            <text:p>0</text:p>
          </table:table-cell>
          <table:table-cell office:value-type="float" office:value="344479" calcext:value-type="float">
            <text:p>3444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19</text:p>
          </table:table-cell>
          <table:table-cell office:value-type="float" office:value="30.553496" calcext:value-type="float">
            <text:p>30.553496</text:p>
          </table:table-cell>
          <table:table-cell office:value-type="float" office:value="0.742864" calcext:value-type="float">
            <text:p>0.742864</text:p>
          </table:table-cell>
          <table:table-cell office:value-type="float" office:value="0" calcext:value-type="float">
            <text:p>0</text:p>
          </table:table-cell>
          <table:table-cell office:value-type="float" office:value="334392" calcext:value-type="float">
            <text:p>3343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0:20</text:p>
          </table:table-cell>
          <table:table-cell office:value-type="float" office:value="7.47019" calcext:value-type="float">
            <text:p>7.47019</text:p>
          </table:table-cell>
          <table:table-cell office:value-type="float" office:value="0.167632" calcext:value-type="float">
            <text:p>0.167632</text:p>
          </table:table-cell>
          <table:table-cell office:value-type="float" office:value="0" calcext:value-type="float">
            <text:p>0</text:p>
          </table:table-cell>
          <table:table-cell office:value-type="float" office:value="83056" calcext:value-type="float">
            <text:p>8305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7T13:15:42.042221832</dc:date>
    <meta:editing-duration>PT4M26S</meta:editing-duration>
    <meta:editing-cycles>1</meta:editing-cycles>
    <meta:document-statistic meta:table-count="2" meta:cell-count="2932" meta:object-count="3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step.B1:step.D32" chart:data-source-has-labels="both" svg:x="0.32cm" svg:y="0.18cm" svg:width="13.361cm" svg:height="8.64cm">
          <chartooo:coordinate-region svg:x="1.174cm" svg:y="0.18cm" svg:width="12.507cm" svg:height="7.037cm"/>
          <chart:axis chart:dimension="x" chart:name="primary-x" chart:style-name="ch4" chartooo:axis-type="auto">
            <chartooo:date-scale/>
            <chart:categories table:cell-range-address="step.B2:step.B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ep.C2:step.C32" chart:label-cell-address="step.C1:step.C1" chart:class="chart:bar">
            <chart:data-point chart:repeated="31"/>
          </chart:series>
          <chart:series chart:style-name="ch8" chart:values-cell-range-address="step.D2:step.D32" chart:label-cell-address="step.D1:step.D1" chart:class="chart:bar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step.C1:step.C1</svg:desc>
                </draw:g>
              </table:table-cell>
              <table:table-cell office:value-type="string">
                <text:p>xfertime</text:p>
                <draw:g>
                  <svg:desc>step.D1:step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09:50</text:p>
                <draw:g>
                  <svg:desc>step.B2:step.B32</svg:desc>
                </draw:g>
              </table:table-cell>
              <table:table-cell office:value-type="float" office:value="0.565147">
                <text:p>0.565147</text:p>
                <draw:g>
                  <svg:desc>step.C2:step.C32</svg:desc>
                </draw:g>
              </table:table-cell>
              <table:table-cell office:value-type="float" office:value="0.782877">
                <text:p>0.782877</text:p>
                <draw:g>
                  <svg:desc>step.D2:step.D32</svg:desc>
                </draw:g>
              </table:table-cell>
            </table:table-row>
            <table:table-row>
              <table:table-cell office:value-type="string">
                <text:p>13:09:51</text:p>
              </table:table-cell>
              <table:table-cell office:value-type="float" office:value="2.95362">
                <text:p>2.95362</text:p>
              </table:table-cell>
              <table:table-cell office:value-type="float" office:value="2.059387">
                <text:p>2.059387</text:p>
              </table:table-cell>
            </table:table-row>
            <table:table-row>
              <table:table-cell office:value-type="string">
                <text:p>13:09:52</text:p>
              </table:table-cell>
              <table:table-cell office:value-type="float" office:value="0.79791">
                <text:p>0.79791</text:p>
              </table:table-cell>
              <table:table-cell office:value-type="float" office:value="0.164169">
                <text:p>0.164169</text:p>
              </table:table-cell>
            </table:table-row>
            <table:table-row>
              <table:table-cell office:value-type="string">
                <text:p>13:09:53</text:p>
              </table:table-cell>
              <table:table-cell office:value-type="float" office:value="0.553808">
                <text:p>0.553808</text:p>
              </table:table-cell>
              <table:table-cell office:value-type="float" office:value="0.161056">
                <text:p>0.161056</text:p>
              </table:table-cell>
            </table:table-row>
            <table:table-row>
              <table:table-cell office:value-type="string">
                <text:p>13:09:54</text:p>
              </table:table-cell>
              <table:table-cell office:value-type="float" office:value="0.567604">
                <text:p>0.567604</text:p>
              </table:table-cell>
              <table:table-cell office:value-type="float" office:value="0.29505">
                <text:p>0.29505</text:p>
              </table:table-cell>
            </table:table-row>
            <table:table-row>
              <table:table-cell office:value-type="string">
                <text:p>13:09:55</text:p>
              </table:table-cell>
              <table:table-cell office:value-type="float" office:value="0.533983">
                <text:p>0.533983</text:p>
              </table:table-cell>
              <table:table-cell office:value-type="float" office:value="0.144051">
                <text:p>0.144051</text:p>
              </table:table-cell>
            </table:table-row>
            <table:table-row>
              <table:table-cell office:value-type="string">
                <text:p>13:09:56</text:p>
              </table:table-cell>
              <table:table-cell office:value-type="float" office:value="0.53591">
                <text:p>0.53591</text:p>
              </table:table-cell>
              <table:table-cell office:value-type="float" office:value="0.164365">
                <text:p>0.164365</text:p>
              </table:table-cell>
            </table:table-row>
            <table:table-row>
              <table:table-cell office:value-type="string">
                <text:p>13:09:57</text:p>
              </table:table-cell>
              <table:table-cell office:value-type="float" office:value="0.547801">
                <text:p>0.547801</text:p>
              </table:table-cell>
              <table:table-cell office:value-type="float" office:value="0.207186">
                <text:p>0.207186</text:p>
              </table:table-cell>
            </table:table-row>
            <table:table-row>
              <table:table-cell office:value-type="string">
                <text:p>13:09:58</text:p>
              </table:table-cell>
              <table:table-cell office:value-type="float" office:value="0.544412">
                <text:p>0.544412</text:p>
              </table:table-cell>
              <table:table-cell office:value-type="float" office:value="0.21388">
                <text:p>0.21388</text:p>
              </table:table-cell>
            </table:table-row>
            <table:table-row>
              <table:table-cell office:value-type="string">
                <text:p>13:09:59</text:p>
              </table:table-cell>
              <table:table-cell office:value-type="float" office:value="2.314755">
                <text:p>2.314755</text:p>
              </table:table-cell>
              <table:table-cell office:value-type="float" office:value="0.388233">
                <text:p>0.388233</text:p>
              </table:table-cell>
            </table:table-row>
            <table:table-row>
              <table:table-cell office:value-type="string">
                <text:p>13:10:00</text:p>
              </table:table-cell>
              <table:table-cell office:value-type="float" office:value="1.100214">
                <text:p>1.100214</text:p>
              </table:table-cell>
              <table:table-cell office:value-type="float" office:value="0.217754">
                <text:p>0.217754</text:p>
              </table:table-cell>
            </table:table-row>
            <table:table-row>
              <table:table-cell office:value-type="string">
                <text:p>13:10:01</text:p>
              </table:table-cell>
              <table:table-cell office:value-type="float" office:value="2.235093">
                <text:p>2.235093</text:p>
              </table:table-cell>
              <table:table-cell office:value-type="float" office:value="0.304269">
                <text:p>0.304269</text:p>
              </table:table-cell>
            </table:table-row>
            <table:table-row>
              <table:table-cell office:value-type="string">
                <text:p>13:10:02</text:p>
              </table:table-cell>
              <table:table-cell office:value-type="float" office:value="1.123198">
                <text:p>1.123198</text:p>
              </table:table-cell>
              <table:table-cell office:value-type="float" office:value="0.204457">
                <text:p>0.204457</text:p>
              </table:table-cell>
            </table:table-row>
            <table:table-row>
              <table:table-cell office:value-type="string">
                <text:p>13:10:03</text:p>
              </table:table-cell>
              <table:table-cell office:value-type="float" office:value="0.994472">
                <text:p>0.994472</text:p>
              </table:table-cell>
              <table:table-cell office:value-type="float" office:value="0.238071">
                <text:p>0.238071</text:p>
              </table:table-cell>
            </table:table-row>
            <table:table-row>
              <table:table-cell office:value-type="string">
                <text:p>13:10:04</text:p>
              </table:table-cell>
              <table:table-cell office:value-type="float" office:value="1.081841">
                <text:p>1.081841</text:p>
              </table:table-cell>
              <table:table-cell office:value-type="float" office:value="0.225913">
                <text:p>0.225913</text:p>
              </table:table-cell>
            </table:table-row>
            <table:table-row>
              <table:table-cell office:value-type="string">
                <text:p>13:10:05</text:p>
              </table:table-cell>
              <table:table-cell office:value-type="float" office:value="1.057755">
                <text:p>1.057755</text:p>
              </table:table-cell>
              <table:table-cell office:value-type="float" office:value="0.165083">
                <text:p>0.165083</text:p>
              </table:table-cell>
            </table:table-row>
            <table:table-row>
              <table:table-cell office:value-type="string">
                <text:p>13:10:06</text:p>
              </table:table-cell>
              <table:table-cell office:value-type="float" office:value="1.029531">
                <text:p>1.029531</text:p>
              </table:table-cell>
              <table:table-cell office:value-type="float" office:value="0.199223">
                <text:p>0.199223</text:p>
              </table:table-cell>
            </table:table-row>
            <table:table-row>
              <table:table-cell office:value-type="string">
                <text:p>13:10:07</text:p>
              </table:table-cell>
              <table:table-cell office:value-type="float" office:value="1.015441">
                <text:p>1.015441</text:p>
              </table:table-cell>
              <table:table-cell office:value-type="float" office:value="0.237828">
                <text:p>0.237828</text:p>
              </table:table-cell>
            </table:table-row>
            <table:table-row>
              <table:table-cell office:value-type="string">
                <text:p>13:10:08</text:p>
              </table:table-cell>
              <table:table-cell office:value-type="float" office:value="1.038384">
                <text:p>1.038384</text:p>
              </table:table-cell>
              <table:table-cell office:value-type="float" office:value="0.20405">
                <text:p>0.20405</text:p>
              </table:table-cell>
            </table:table-row>
            <table:table-row>
              <table:table-cell office:value-type="string">
                <text:p>13:10:09</text:p>
              </table:table-cell>
              <table:table-cell office:value-type="float" office:value="2.582926">
                <text:p>2.582926</text:p>
              </table:table-cell>
              <table:table-cell office:value-type="float" office:value="0.591659">
                <text:p>0.591659</text:p>
              </table:table-cell>
            </table:table-row>
            <table:table-row>
              <table:table-cell office:value-type="string">
                <text:p>13:10:10</text:p>
              </table:table-cell>
              <table:table-cell office:value-type="float" office:value="2.542796">
                <text:p>2.542796</text:p>
              </table:table-cell>
              <table:table-cell office:value-type="float" office:value="0.72974">
                <text:p>0.72974</text:p>
              </table:table-cell>
            </table:table-row>
            <table:table-row>
              <table:table-cell office:value-type="string">
                <text:p>13:10:11</text:p>
              </table:table-cell>
              <table:table-cell office:value-type="float" office:value="2.160488">
                <text:p>2.160488</text:p>
              </table:table-cell>
              <table:table-cell office:value-type="float" office:value="0.86364">
                <text:p>0.86364</text:p>
              </table:table-cell>
            </table:table-row>
            <table:table-row>
              <table:table-cell office:value-type="string">
                <text:p>13:10:12</text:p>
              </table:table-cell>
              <table:table-cell office:value-type="float" office:value="28.701902">
                <text:p>28.701902</text:p>
              </table:table-cell>
              <table:table-cell office:value-type="float" office:value="10.128029">
                <text:p>10.128029</text:p>
              </table:table-cell>
            </table:table-row>
            <table:table-row>
              <table:table-cell office:value-type="string">
                <text:p>13:10:13</text:p>
              </table:table-cell>
              <table:table-cell office:value-type="float" office:value="88.160293">
                <text:p>88.160293</text:p>
              </table:table-cell>
              <table:table-cell office:value-type="float" office:value="0.782673">
                <text:p>0.782673</text:p>
              </table:table-cell>
            </table:table-row>
            <table:table-row>
              <table:table-cell office:value-type="string">
                <text:p>13:10:14</text:p>
              </table:table-cell>
              <table:table-cell office:value-type="float" office:value="78.688035">
                <text:p>78.688035</text:p>
              </table:table-cell>
              <table:table-cell office:value-type="float" office:value="0.635896">
                <text:p>0.635896</text:p>
              </table:table-cell>
            </table:table-row>
            <table:table-row>
              <table:table-cell office:value-type="string">
                <text:p>13:10:15</text:p>
              </table:table-cell>
              <table:table-cell office:value-type="float" office:value="70.106366">
                <text:p>70.106366</text:p>
              </table:table-cell>
              <table:table-cell office:value-type="float" office:value="0.801412">
                <text:p>0.801412</text:p>
              </table:table-cell>
            </table:table-row>
            <table:table-row>
              <table:table-cell office:value-type="string">
                <text:p>13:10:16</text:p>
              </table:table-cell>
              <table:table-cell office:value-type="float" office:value="59.816769">
                <text:p>59.816769</text:p>
              </table:table-cell>
              <table:table-cell office:value-type="float" office:value="0.929883">
                <text:p>0.929883</text:p>
              </table:table-cell>
            </table:table-row>
            <table:table-row>
              <table:table-cell office:value-type="string">
                <text:p>13:10:17</text:p>
              </table:table-cell>
              <table:table-cell office:value-type="float" office:value="50.151017">
                <text:p>50.151017</text:p>
              </table:table-cell>
              <table:table-cell office:value-type="float" office:value="1.26456">
                <text:p>1.26456</text:p>
              </table:table-cell>
            </table:table-row>
            <table:table-row>
              <table:table-cell office:value-type="string">
                <text:p>13:10:18</text:p>
              </table:table-cell>
              <table:table-cell office:value-type="float" office:value="39.626507">
                <text:p>39.626507</text:p>
              </table:table-cell>
              <table:table-cell office:value-type="float" office:value="1.098439">
                <text:p>1.098439</text:p>
              </table:table-cell>
            </table:table-row>
            <table:table-row>
              <table:table-cell office:value-type="string">
                <text:p>13:10:19</text:p>
              </table:table-cell>
              <table:table-cell office:value-type="float" office:value="30.553496">
                <text:p>30.553496</text:p>
              </table:table-cell>
              <table:table-cell office:value-type="float" office:value="0.742864">
                <text:p>0.742864</text:p>
              </table:table-cell>
            </table:table-row>
            <table:table-row>
              <table:table-cell office:value-type="string">
                <text:p>13:10:20</text:p>
              </table:table-cell>
              <table:table-cell office:value-type="float" office:value="7.47019">
                <text:p>7.47019</text:p>
              </table:table-cell>
              <table:table-cell office:value-type="float" office:value="0.167632">
                <text:p>0.1676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step.G1:step.G32 step.C1:step.D32" chart:data-source-has-labels="row" svg:x="0.32cm" svg:y="0.18cm" svg:width="13.361cm" svg:height="8.64cm">
          <chartooo:coordinate-region svg:x="0.941cm" svg:y="0.354cm" svg:width="12.367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ep.C2:step.C32" chart:label-cell-address="step.C1:step.C1" chart:class="chart:scatter">
            <chart:domain table:cell-range-address="step.G2:step.G32"/>
            <chart:data-point chart:repeated="31"/>
          </chart:series>
          <chart:series chart:style-name="ch7" chart:values-cell-range-address="step.D2:step.D32" chart:label-cell-address="step.D1:step.D1" chart:class="chart:scatte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step.C1:step.C1</svg:desc>
                </draw:g>
              </table:table-cell>
              <table:table-cell office:value-type="string">
                <text:p>xfertime</text:p>
                <draw:g>
                  <svg:desc>step.D1:step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tep.G2:step.G32</svg:desc>
                </draw:g>
              </table:table-cell>
              <table:table-cell office:value-type="float" office:value="0.565147">
                <text:p>0.565147</text:p>
                <draw:g>
                  <svg:desc>step.C2:step.C32</svg:desc>
                </draw:g>
              </table:table-cell>
              <table:table-cell office:value-type="float" office:value="0.782877">
                <text:p>0.782877</text:p>
                <draw:g>
                  <svg:desc>step.D2:step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.95362">
                <text:p>2.95362</text:p>
              </table:table-cell>
              <table:table-cell office:value-type="float" office:value="2.059387">
                <text:p>2.0593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79791">
                <text:p>0.79791</text:p>
              </table:table-cell>
              <table:table-cell office:value-type="float" office:value="0.164169">
                <text:p>0.164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553808">
                <text:p>0.553808</text:p>
              </table:table-cell>
              <table:table-cell office:value-type="float" office:value="0.161056">
                <text:p>0.161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567604">
                <text:p>0.567604</text:p>
              </table:table-cell>
              <table:table-cell office:value-type="float" office:value="0.29505">
                <text:p>0.29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533983">
                <text:p>0.533983</text:p>
              </table:table-cell>
              <table:table-cell office:value-type="float" office:value="0.144051">
                <text:p>0.1440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53591">
                <text:p>0.53591</text:p>
              </table:table-cell>
              <table:table-cell office:value-type="float" office:value="0.164365">
                <text:p>0.164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547801">
                <text:p>0.547801</text:p>
              </table:table-cell>
              <table:table-cell office:value-type="float" office:value="0.207186">
                <text:p>0.2071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44412">
                <text:p>0.544412</text:p>
              </table:table-cell>
              <table:table-cell office:value-type="float" office:value="0.21388">
                <text:p>0.21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314755">
                <text:p>2.314755</text:p>
              </table:table-cell>
              <table:table-cell office:value-type="float" office:value="0.388233">
                <text:p>0.388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.100214">
                <text:p>1.100214</text:p>
              </table:table-cell>
              <table:table-cell office:value-type="float" office:value="0.217754">
                <text:p>0.217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.235093">
                <text:p>2.235093</text:p>
              </table:table-cell>
              <table:table-cell office:value-type="float" office:value="0.304269">
                <text:p>0.3042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.123198">
                <text:p>1.123198</text:p>
              </table:table-cell>
              <table:table-cell office:value-type="float" office:value="0.204457">
                <text:p>0.2044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0.994472">
                <text:p>0.994472</text:p>
              </table:table-cell>
              <table:table-cell office:value-type="float" office:value="0.238071">
                <text:p>0.2380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.081841">
                <text:p>1.081841</text:p>
              </table:table-cell>
              <table:table-cell office:value-type="float" office:value="0.225913">
                <text:p>0.225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.057755">
                <text:p>1.057755</text:p>
              </table:table-cell>
              <table:table-cell office:value-type="float" office:value="0.165083">
                <text:p>0.165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.029531">
                <text:p>1.029531</text:p>
              </table:table-cell>
              <table:table-cell office:value-type="float" office:value="0.199223">
                <text:p>0.1992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.015441">
                <text:p>1.015441</text:p>
              </table:table-cell>
              <table:table-cell office:value-type="float" office:value="0.237828">
                <text:p>0.2378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.038384">
                <text:p>1.038384</text:p>
              </table:table-cell>
              <table:table-cell office:value-type="float" office:value="0.20405">
                <text:p>0.204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.582926">
                <text:p>2.582926</text:p>
              </table:table-cell>
              <table:table-cell office:value-type="float" office:value="0.591659">
                <text:p>0.5916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2.542796">
                <text:p>2.542796</text:p>
              </table:table-cell>
              <table:table-cell office:value-type="float" office:value="0.72974">
                <text:p>0.729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.160488">
                <text:p>2.160488</text:p>
              </table:table-cell>
              <table:table-cell office:value-type="float" office:value="0.86364">
                <text:p>0.86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28.701902">
                <text:p>28.701902</text:p>
              </table:table-cell>
              <table:table-cell office:value-type="float" office:value="10.128029">
                <text:p>10.1280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88.160293">
                <text:p>88.160293</text:p>
              </table:table-cell>
              <table:table-cell office:value-type="float" office:value="0.782673">
                <text:p>0.7826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78.688035">
                <text:p>78.688035</text:p>
              </table:table-cell>
              <table:table-cell office:value-type="float" office:value="0.635896">
                <text:p>0.635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70.106366">
                <text:p>70.106366</text:p>
              </table:table-cell>
              <table:table-cell office:value-type="float" office:value="0.801412">
                <text:p>0.8014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59.816769">
                <text:p>59.816769</text:p>
              </table:table-cell>
              <table:table-cell office:value-type="float" office:value="0.929883">
                <text:p>0.9298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50.151017">
                <text:p>50.151017</text:p>
              </table:table-cell>
              <table:table-cell office:value-type="float" office:value="1.26456">
                <text:p>1.264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39.626507">
                <text:p>39.626507</text:p>
              </table:table-cell>
              <table:table-cell office:value-type="float" office:value="1.098439">
                <text:p>1.0984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30.553496">
                <text:p>30.553496</text:p>
              </table:table-cell>
              <table:table-cell office:value-type="float" office:value="0.742864">
                <text:p>0.742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7.47019">
                <text:p>7.47019</text:p>
              </table:table-cell>
              <table:table-cell office:value-type="float" office:value="0.167632">
                <text:p>0.167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step.B2:step.B32 step.G1:step.G32" chart:data-source-has-labels="both" svg:x="0.32cm" svg:y="0.18cm" svg:width="12.726cm" svg:height="8.64cm">
          <chartooo:coordinate-region svg:x="1.184cm" svg:y="0.18cm" svg:width="11.862cm" svg:height="7.038cm"/>
          <chart:axis chart:dimension="x" chart:name="primary-x" chart:style-name="ch4" chartooo:axis-type="auto">
            <chartooo:date-scale/>
            <chart:categories table:cell-range-address="step.B2:step.B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ep.G2:step.G32" chart:label-cell-address="step.G1:step.G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step.G1:step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09:50</text:p>
                <draw:g>
                  <svg:desc>step.B2:step.B32</svg:desc>
                </draw:g>
              </table:table-cell>
              <table:table-cell office:value-type="float" office:value="7">
                <text:p>7</text:p>
                <draw:g>
                  <svg:desc>step.G2:step.G32</svg:desc>
                </draw:g>
              </table:table-cell>
            </table:table-row>
            <table:table-row>
              <table:table-cell office:value-type="string">
                <text:p>13:09: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09: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09: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09: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09: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09: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09: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09: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09: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0: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0: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0: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0: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0: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0: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0: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0: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0: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0: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0: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0: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0: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0: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0: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0: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0: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0: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0: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0: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0: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